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874in"/>
    </style:style>
    <style:style style:name="co2" style:family="table-column">
      <style:table-column-properties fo:break-before="auto" style:column-width="0.7618in"/>
    </style:style>
    <style:style style:name="co3" style:family="table-column">
      <style:table-column-properties fo:break-before="auto" style:column-width="1.578in"/>
    </style:style>
    <style:style style:name="co4" style:family="table-column">
      <style:table-column-properties fo:break-before="auto" style:column-width="0.8272in"/>
    </style:style>
    <style:style style:name="co5" style:family="table-column">
      <style:table-column-properties fo:break-before="auto" style:column-width="0.6201in"/>
    </style:style>
    <style:style style:name="co6" style:family="table-column">
      <style:table-column-properties fo:break-before="auto" style:column-width="1.2516in"/>
    </style:style>
    <style:style style:name="co7" style:family="table-column">
      <style:table-column-properties fo:break-before="auto" style:column-width="1.7083in"/>
    </style:style>
    <style:style style:name="co8" style:family="table-column">
      <style:table-column-properties fo:break-before="auto" style:column-width="0.7835in"/>
    </style:style>
    <style:style style:name="co9" style:family="table-column">
      <style:table-column-properties fo:break-before="auto" style:column-width="1.3709in"/>
    </style:style>
    <style:style style:name="co10" style:family="table-column">
      <style:table-column-properties fo:break-before="auto" style:column-width="0.6091in"/>
    </style:style>
    <style:style style:name="co11" style:family="table-column">
      <style:table-column-properties fo:break-before="auto" style:column-width="6.5957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9043in"/>
    </style:style>
    <style:style style:name="co14" style:family="table-column">
      <style:table-column-properties fo:break-before="auto" style:column-width="6.333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5">
      <number:number number:decimal-places="2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0"/>
    <style:style style:name="ce4" style:family="table-cell" style:parent-style-name="Default" style:data-style-name="N2"/>
    <style:style style:name="ce5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 style:data-style-name="N5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2" table:default-cell-style-name="ce4"/>
        <table:table-column table:style-name="co12" table:default-cell-style-name="ce5"/>
        <table:table-column table:style-name="co12" table:default-cell-style-name="Default"/>
        <table:table-row table:style-name="ro1">
          <table:table-cell table:style-name="ce1" office:value-type="string" calcext:value-type="string">
            <text:p>SCG_DT_CMP</text:p>
          </table:table-cell>
          <table:table-cell/>
          <table:table-cell table:formula="of:=LEN([.C3])" office:value-type="float" office:value="15" calcext:value-type="float">
            <text:p>15</text:p>
          </table:table-cell>
          <table:table-cell table:style-name="ce2"/>
          <table:table-cell table:number-columns-repeated="4"/>
          <table:table-cell table:formula="of:=LEN([.I3])" office:value-type="float" office:value="15" calcext:value-type="float">
            <text:p>1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demp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odban</text:p>
          </table:table-cell>
          <table:table-cell office:value-type="string" calcext:value-type="string">
            <text:p>ctaban</text:p>
          </table:table-cell>
          <table:table-cell office:value-type="string" calcext:value-type="string">
            <text:p>sc_cuenta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documento</text:p>
          </table:table-cell>
          <table:table-cell office:value-type="string" calcext:value-type="string">
            <text:p>debheb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cent costo</text:p>
          </table:table-cell>
          <table:table-cell office:value-type="string" calcext:value-type="string">
            <text:p>monto</text:p>
          </table:table-cell>
          <table:table-cell office:value-type="string" calcext:value-type="string">
            <text:p>orden</text:p>
          </table:table-cell>
          <table:table-cell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2110104020000000001</text:p>
          </table:table-cell>
          <table:table-cell office:value-type="string" calcext:value-type="string">
            <text:p>SCGCMP</text:p>
          </table:table-cell>
          <table:table-cell table:formula="of:=[.C3]" office:value-type="string" office:string-value="SNOINTMEN060001" calcext:value-type="string">
            <text:p>SNOINTMEN06000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0</text:p>
          </table:table-cell>
          <table:table-cell table:formula="of:=SUM([.M4:.M132])" office:value-type="float" office:value="1444213.80893742" calcext:value-type="float">
            <text:p>1444213.81</text:p>
          </table:table-cell>
          <table:table-cell office:value-type="string" calcext:value-type="string">
            <text:p>0</text:p>
          </table:table-cell>
          <table:table-cell table:style-name="ce2" table:formula="of:=CONCATENATE(&quot;INSERT INTO scg_dt_cmp VALUES('&quot;;[.A3];&quot;','&quot;;[.B3];&quot;','&quot;;[.C3];&quot;','&quot;;[.D3];&quot;','&quot;;[.E3];&quot;','&quot;;[.F3];&quot;','&quot;;[.G3];&quot;','&quot;;[.H3];&quot;','&quot;;[.I3];&quot;','&quot;;[.J3];&quot;','&quot;;[.K3];&quot;',&quot;;[.M3];&quot;,&quot;;[.N3];&quot;);&quot;)" office:value-type="string" office:string-value="INSERT INTO scg_dt_cmp VALUES('0001','SCGCMP','SNOINTMEN060001','2014-06-30','---','-------------------------','2110104020000000001','SCGCMP','SNOINTMEN060001','H','PROVISION DE INTERESES DE PRESTACIONES SOCIALES NOMINA MENSUAL  JUNIO 2014',1444213.80893742,0);" calcext:value-type="string">
            <text:p>INSERT INTO scg_dt_cmp VALUES('0001','SCGCMP','SNOINTMEN060001','2014-06-30','---','-------------------------','2110104020000000001','SCGCMP','SNOINTMEN060001','H','PROVISION DE INTERESES DE PRESTACIONES SOCIALES NOMINA MENSUAL <text:s/>JUNIO 2014',1444213.80893742,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];&quot;000001&quot;)" office:value-type="string" office:string-value="6110800002000000001" calcext:value-type="string">
            <text:p>6110800002000000001</text:p>
          </table:table-cell>
          <table:table-cell office:value-type="string" calcext:value-type="string">
            <text:p>SCGCMP</text:p>
          </table:table-cell>
          <table:table-cell table:formula="of:=[.C4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2000</text:p>
          </table:table-cell>
          <table:table-cell office:value-type="float" office:value="54201.47" calcext:value-type="float">
            <text:p>54201.47</text:p>
          </table:table-cell>
          <table:table-cell office:value-type="float" office:value="1" calcext:value-type="float">
            <text:p>1</text:p>
          </table:table-cell>
          <table:table-cell table:style-name="ce2" table:formula="of:=CONCATENATE(&quot;INSERT INTO scg_dt_cmp VALUES('&quot;;[.A4];&quot;','&quot;;[.B4];&quot;','&quot;;[.C4];&quot;','&quot;;[.D4];&quot;','&quot;;[.E4];&quot;','&quot;;[.F4];&quot;','&quot;;[.G4];&quot;','&quot;;[.H4];&quot;','&quot;;[.I4];&quot;','&quot;;[.J4];&quot;','&quot;;[.K4];&quot;',&quot;;[.M4];&quot;,&quot;;[.N4];&quot;);&quot;)" office:value-type="string" office:string-value="INSERT INTO scg_dt_cmp VALUES('0001','SCGCMP','SNOINTMEN060001','2014-06-30','---','-------------------------','6110800002000000001','SCGCMP','SNOINTMEN060001','D','PROVISION DE INTERESES DE PRESTACIONES SOCIALES NOMINA MENSUAL  JUNIO 2014',54201.47,1);" calcext:value-type="string">
            <text:p>INSERT INTO scg_dt_cmp VALUES('0001','SCGCMP','SNOINTMEN060001','2014-06-30','---','-------------------------','6110800002000000001','SCGCMP','SNOINTMEN060001','D','PROVISION DE INTERESES DE PRESTACIONES SOCIALES NOMINA MENSUAL <text:s/>JUNIO 2014',54201.47,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5];&quot;000001&quot;)" office:value-type="string" office:string-value="6110800002903000001" calcext:value-type="string">
            <text:p>6110800002903000001</text:p>
          </table:table-cell>
          <table:table-cell office:value-type="string" calcext:value-type="string">
            <text:p>SCGCMP</text:p>
          </table:table-cell>
          <table:table-cell table:formula="of:=[.C5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2903</text:p>
          </table:table-cell>
          <table:table-cell office:value-type="float" office:value="9902.35" calcext:value-type="float">
            <text:p>9902.35</text:p>
          </table:table-cell>
          <table:table-cell office:value-type="float" office:value="2" calcext:value-type="float">
            <text:p>2</text:p>
          </table:table-cell>
          <table:table-cell table:style-name="ce2" table:formula="of:=CONCATENATE(&quot;INSERT INTO scg_dt_cmp VALUES('&quot;;[.A5];&quot;','&quot;;[.B5];&quot;','&quot;;[.C5];&quot;','&quot;;[.D5];&quot;','&quot;;[.E5];&quot;','&quot;;[.F5];&quot;','&quot;;[.G5];&quot;','&quot;;[.H5];&quot;','&quot;;[.I5];&quot;','&quot;;[.J5];&quot;','&quot;;[.K5];&quot;',&quot;;[.M5];&quot;,&quot;;[.N5];&quot;);&quot;)" office:value-type="string" office:string-value="INSERT INTO scg_dt_cmp VALUES('0001','SCGCMP','SNOINTMEN060001','2014-06-30','---','-------------------------','6110800002903000001','SCGCMP','SNOINTMEN060001','D','PROVISION DE INTERESES DE PRESTACIONES SOCIALES NOMINA MENSUAL  JUNIO 2014',9902.35,2);" calcext:value-type="string">
            <text:p>INSERT INTO scg_dt_cmp VALUES('0001','SCGCMP','SNOINTMEN060001','2014-06-30','---','-------------------------','6110800002903000001','SCGCMP','SNOINTMEN060001','D','PROVISION DE INTERESES DE PRESTACIONES SOCIALES NOMINA MENSUAL <text:s/>JUNIO 2014',9902.35,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6];&quot;000001&quot;)" office:value-type="string" office:string-value="6110800002303000001" calcext:value-type="string">
            <text:p>6110800002303000001</text:p>
          </table:table-cell>
          <table:table-cell office:value-type="string" calcext:value-type="string">
            <text:p>SCGCMP</text:p>
          </table:table-cell>
          <table:table-cell table:formula="of:=[.C6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2303</text:p>
          </table:table-cell>
          <table:table-cell office:value-type="float" office:value="2835" calcext:value-type="float">
            <text:p>2835.00</text:p>
          </table:table-cell>
          <table:table-cell office:value-type="float" office:value="3" calcext:value-type="float">
            <text:p>3</text:p>
          </table:table-cell>
          <table:table-cell table:style-name="ce2" table:formula="of:=CONCATENATE(&quot;INSERT INTO scg_dt_cmp VALUES('&quot;;[.A6];&quot;','&quot;;[.B6];&quot;','&quot;;[.C6];&quot;','&quot;;[.D6];&quot;','&quot;;[.E6];&quot;','&quot;;[.F6];&quot;','&quot;;[.G6];&quot;','&quot;;[.H6];&quot;','&quot;;[.I6];&quot;','&quot;;[.J6];&quot;','&quot;;[.K6];&quot;',&quot;;[.M6];&quot;,&quot;;[.N6];&quot;);&quot;)" office:value-type="string" office:string-value="INSERT INTO scg_dt_cmp VALUES('0001','SCGCMP','SNOINTMEN060001','2014-06-30','---','-------------------------','6110800002303000001','SCGCMP','SNOINTMEN060001','D','PROVISION DE INTERESES DE PRESTACIONES SOCIALES NOMINA MENSUAL  JUNIO 2014',2835,3);" calcext:value-type="string">
            <text:p>INSERT INTO scg_dt_cmp VALUES('0001','SCGCMP','SNOINTMEN060001','2014-06-30','---','-------------------------','6110800002303000001','SCGCMP','SNOINTMEN060001','D','PROVISION DE INTERESES DE PRESTACIONES SOCIALES NOMINA MENSUAL <text:s/>JUNIO 2014',2835,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7];&quot;000001&quot;)" office:value-type="string" office:string-value="6110800002003000001" calcext:value-type="string">
            <text:p>6110800002003000001</text:p>
          </table:table-cell>
          <table:table-cell office:value-type="string" calcext:value-type="string">
            <text:p>SCGCMP</text:p>
          </table:table-cell>
          <table:table-cell table:formula="of:=[.C7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2003</text:p>
          </table:table-cell>
          <table:table-cell office:value-type="float" office:value="18040.84" calcext:value-type="float">
            <text:p>18040.84</text:p>
          </table:table-cell>
          <table:table-cell office:value-type="float" office:value="4" calcext:value-type="float">
            <text:p>4</text:p>
          </table:table-cell>
          <table:table-cell table:style-name="ce2" table:formula="of:=CONCATENATE(&quot;INSERT INTO scg_dt_cmp VALUES('&quot;;[.A7];&quot;','&quot;;[.B7];&quot;','&quot;;[.C7];&quot;','&quot;;[.D7];&quot;','&quot;;[.E7];&quot;','&quot;;[.F7];&quot;','&quot;;[.G7];&quot;','&quot;;[.H7];&quot;','&quot;;[.I7];&quot;','&quot;;[.J7];&quot;','&quot;;[.K7];&quot;',&quot;;[.M7];&quot;,&quot;;[.N7];&quot;);&quot;)" office:value-type="string" office:string-value="INSERT INTO scg_dt_cmp VALUES('0001','SCGCMP','SNOINTMEN060001','2014-06-30','---','-------------------------','6110800002003000001','SCGCMP','SNOINTMEN060001','D','PROVISION DE INTERESES DE PRESTACIONES SOCIALES NOMINA MENSUAL  JUNIO 2014',18040.84,4);" calcext:value-type="string">
            <text:p>INSERT INTO scg_dt_cmp VALUES('0001','SCGCMP','SNOINTMEN060001','2014-06-30','---','-------------------------','6110800002003000001','SCGCMP','SNOINTMEN060001','D','PROVISION DE INTERESES DE PRESTACIONES SOCIALES NOMINA MENSUAL <text:s/>JUNIO 2014',18040.84,4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8];&quot;000001&quot;)" office:value-type="string" office:string-value="6110800003003000001" calcext:value-type="string">
            <text:p>6110800003003000001</text:p>
          </table:table-cell>
          <table:table-cell office:value-type="string" calcext:value-type="string">
            <text:p>SCGCMP</text:p>
          </table:table-cell>
          <table:table-cell table:formula="of:=[.C8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3003</text:p>
          </table:table-cell>
          <table:table-cell office:value-type="float" office:value="7613.1" calcext:value-type="float">
            <text:p>7613.10</text:p>
          </table:table-cell>
          <table:table-cell office:value-type="float" office:value="5" calcext:value-type="float">
            <text:p>5</text:p>
          </table:table-cell>
          <table:table-cell table:style-name="ce2" table:formula="of:=CONCATENATE(&quot;INSERT INTO scg_dt_cmp VALUES('&quot;;[.A8];&quot;','&quot;;[.B8];&quot;','&quot;;[.C8];&quot;','&quot;;[.D8];&quot;','&quot;;[.E8];&quot;','&quot;;[.F8];&quot;','&quot;;[.G8];&quot;','&quot;;[.H8];&quot;','&quot;;[.I8];&quot;','&quot;;[.J8];&quot;','&quot;;[.K8];&quot;',&quot;;[.M8];&quot;,&quot;;[.N8];&quot;);&quot;)" office:value-type="string" office:string-value="INSERT INTO scg_dt_cmp VALUES('0001','SCGCMP','SNOINTMEN060001','2014-06-30','---','-------------------------','6110800003003000001','SCGCMP','SNOINTMEN060001','D','PROVISION DE INTERESES DE PRESTACIONES SOCIALES NOMINA MENSUAL  JUNIO 2014',7613.1,5);" calcext:value-type="string">
            <text:p>INSERT INTO scg_dt_cmp VALUES('0001','SCGCMP','SNOINTMEN060001','2014-06-30','---','-------------------------','6110800003003000001','SCGCMP','SNOINTMEN060001','D','PROVISION DE INTERESES DE PRESTACIONES SOCIALES NOMINA MENSUAL <text:s/>JUNIO 2014',7613.1,5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9];&quot;000001&quot;)" office:value-type="string" office:string-value="6110800003500000001" calcext:value-type="string">
            <text:p>6110800003500000001</text:p>
          </table:table-cell>
          <table:table-cell office:value-type="string" calcext:value-type="string">
            <text:p>SCGCMP</text:p>
          </table:table-cell>
          <table:table-cell table:formula="of:=[.C9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3500</text:p>
          </table:table-cell>
          <table:table-cell office:value-type="float" office:value="14476.8423859803" calcext:value-type="float">
            <text:p>14476.84</text:p>
          </table:table-cell>
          <table:table-cell office:value-type="float" office:value="6" calcext:value-type="float">
            <text:p>6</text:p>
          </table:table-cell>
          <table:table-cell table:style-name="ce2" table:formula="of:=CONCATENATE(&quot;INSERT INTO scg_dt_cmp VALUES('&quot;;[.A9];&quot;','&quot;;[.B9];&quot;','&quot;;[.C9];&quot;','&quot;;[.D9];&quot;','&quot;;[.E9];&quot;','&quot;;[.F9];&quot;','&quot;;[.G9];&quot;','&quot;;[.H9];&quot;','&quot;;[.I9];&quot;','&quot;;[.J9];&quot;','&quot;;[.K9];&quot;',&quot;;[.M9];&quot;,&quot;;[.N9];&quot;);&quot;)" office:value-type="string" office:string-value="INSERT INTO scg_dt_cmp VALUES('0001','SCGCMP','SNOINTMEN060001','2014-06-30','---','-------------------------','6110800003500000001','SCGCMP','SNOINTMEN060001','D','PROVISION DE INTERESES DE PRESTACIONES SOCIALES NOMINA MENSUAL  JUNIO 2014',14476.8423859803,6);" calcext:value-type="string">
            <text:p>INSERT INTO scg_dt_cmp VALUES('0001','SCGCMP','SNOINTMEN060001','2014-06-30','---','-------------------------','6110800003500000001','SCGCMP','SNOINTMEN060001','D','PROVISION DE INTERESES DE PRESTACIONES SOCIALES NOMINA MENSUAL <text:s/>JUNIO 2014',14476.8423859803,6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0];&quot;000001&quot;)" office:value-type="string" office:string-value="6110800004509000001" calcext:value-type="string">
            <text:p>6110800004509000001</text:p>
          </table:table-cell>
          <table:table-cell office:value-type="string" calcext:value-type="string">
            <text:p>SCGCMP</text:p>
          </table:table-cell>
          <table:table-cell table:formula="of:=[.C10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4509</text:p>
          </table:table-cell>
          <table:table-cell office:value-type="float" office:value="5108.04" calcext:value-type="float">
            <text:p>5108.04</text:p>
          </table:table-cell>
          <table:table-cell office:value-type="float" office:value="7" calcext:value-type="float">
            <text:p>7</text:p>
          </table:table-cell>
          <table:table-cell table:style-name="ce2" table:formula="of:=CONCATENATE(&quot;INSERT INTO scg_dt_cmp VALUES('&quot;;[.A10];&quot;','&quot;;[.B10];&quot;','&quot;;[.C10];&quot;','&quot;;[.D10];&quot;','&quot;;[.E10];&quot;','&quot;;[.F10];&quot;','&quot;;[.G10];&quot;','&quot;;[.H10];&quot;','&quot;;[.I10];&quot;','&quot;;[.J10];&quot;','&quot;;[.K10];&quot;',&quot;;[.M10];&quot;,&quot;;[.N10];&quot;);&quot;)" office:value-type="string" office:string-value="INSERT INTO scg_dt_cmp VALUES('0001','SCGCMP','SNOINTMEN060001','2014-06-30','---','-------------------------','6110800004509000001','SCGCMP','SNOINTMEN060001','D','PROVISION DE INTERESES DE PRESTACIONES SOCIALES NOMINA MENSUAL  JUNIO 2014',5108.04,7);" calcext:value-type="string">
            <text:p>INSERT INTO scg_dt_cmp VALUES('0001','SCGCMP','SNOINTMEN060001','2014-06-30','---','-------------------------','6110800004509000001','SCGCMP','SNOINTMEN060001','D','PROVISION DE INTERESES DE PRESTACIONES SOCIALES NOMINA MENSUAL <text:s/>JUNIO 2014',5108.04,7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1];&quot;000001&quot;)" office:value-type="string" office:string-value="6110800003800000001" calcext:value-type="string">
            <text:p>6110800003800000001</text:p>
          </table:table-cell>
          <table:table-cell office:value-type="string" calcext:value-type="string">
            <text:p>SCGCMP</text:p>
          </table:table-cell>
          <table:table-cell table:formula="of:=[.C11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3800</text:p>
          </table:table-cell>
          <table:table-cell office:value-type="float" office:value="2736.58" calcext:value-type="float">
            <text:p>2736.58</text:p>
          </table:table-cell>
          <table:table-cell office:value-type="float" office:value="8" calcext:value-type="float">
            <text:p>8</text:p>
          </table:table-cell>
          <table:table-cell table:style-name="ce2" table:formula="of:=CONCATENATE(&quot;INSERT INTO scg_dt_cmp VALUES('&quot;;[.A11];&quot;','&quot;;[.B11];&quot;','&quot;;[.C11];&quot;','&quot;;[.D11];&quot;','&quot;;[.E11];&quot;','&quot;;[.F11];&quot;','&quot;;[.G11];&quot;','&quot;;[.H11];&quot;','&quot;;[.I11];&quot;','&quot;;[.J11];&quot;','&quot;;[.K11];&quot;',&quot;;[.M11];&quot;,&quot;;[.N11];&quot;);&quot;)" office:value-type="string" office:string-value="INSERT INTO scg_dt_cmp VALUES('0001','SCGCMP','SNOINTMEN060001','2014-06-30','---','-------------------------','6110800003800000001','SCGCMP','SNOINTMEN060001','D','PROVISION DE INTERESES DE PRESTACIONES SOCIALES NOMINA MENSUAL  JUNIO 2014',2736.58,8);" calcext:value-type="string">
            <text:p>INSERT INTO scg_dt_cmp VALUES('0001','SCGCMP','SNOINTMEN060001','2014-06-30','---','-------------------------','6110800003800000001','SCGCMP','SNOINTMEN060001','D','PROVISION DE INTERESES DE PRESTACIONES SOCIALES NOMINA MENSUAL <text:s/>JUNIO 2014',2736.58,8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2];&quot;000001&quot;)" office:value-type="string" office:string-value="6110800001100000001" calcext:value-type="string">
            <text:p>6110800001100000001</text:p>
          </table:table-cell>
          <table:table-cell office:value-type="string" calcext:value-type="string">
            <text:p>SCGCMP</text:p>
          </table:table-cell>
          <table:table-cell table:formula="of:=[.C12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1100</text:p>
          </table:table-cell>
          <table:table-cell office:value-type="float" office:value="13817.83" calcext:value-type="float">
            <text:p>13817.83</text:p>
          </table:table-cell>
          <table:table-cell office:value-type="float" office:value="9" calcext:value-type="float">
            <text:p>9</text:p>
          </table:table-cell>
          <table:table-cell table:style-name="ce2" table:formula="of:=CONCATENATE(&quot;INSERT INTO scg_dt_cmp VALUES('&quot;;[.A12];&quot;','&quot;;[.B12];&quot;','&quot;;[.C12];&quot;','&quot;;[.D12];&quot;','&quot;;[.E12];&quot;','&quot;;[.F12];&quot;','&quot;;[.G12];&quot;','&quot;;[.H12];&quot;','&quot;;[.I12];&quot;','&quot;;[.J12];&quot;','&quot;;[.K12];&quot;',&quot;;[.M12];&quot;,&quot;;[.N12];&quot;);&quot;)" office:value-type="string" office:string-value="INSERT INTO scg_dt_cmp VALUES('0001','SCGCMP','SNOINTMEN060001','2014-06-30','---','-------------------------','6110800001100000001','SCGCMP','SNOINTMEN060001','D','PROVISION DE INTERESES DE PRESTACIONES SOCIALES NOMINA MENSUAL  JUNIO 2014',13817.83,9);" calcext:value-type="string">
            <text:p>INSERT INTO scg_dt_cmp VALUES('0001','SCGCMP','SNOINTMEN060001','2014-06-30','---','-------------------------','6110800001100000001','SCGCMP','SNOINTMEN060001','D','PROVISION DE INTERESES DE PRESTACIONES SOCIALES NOMINA MENSUAL <text:s/>JUNIO 2014',13817.83,9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3];&quot;000001&quot;)" office:value-type="string" office:string-value="6110800002802000001" calcext:value-type="string">
            <text:p>6110800002802000001</text:p>
          </table:table-cell>
          <table:table-cell office:value-type="string" calcext:value-type="string">
            <text:p>SCGCMP</text:p>
          </table:table-cell>
          <table:table-cell table:formula="of:=[.C13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2802</text:p>
          </table:table-cell>
          <table:table-cell office:value-type="float" office:value="4277.81" calcext:value-type="float">
            <text:p>4277.81</text:p>
          </table:table-cell>
          <table:table-cell office:value-type="float" office:value="10" calcext:value-type="float">
            <text:p>10</text:p>
          </table:table-cell>
          <table:table-cell table:style-name="ce2" table:formula="of:=CONCATENATE(&quot;INSERT INTO scg_dt_cmp VALUES('&quot;;[.A13];&quot;','&quot;;[.B13];&quot;','&quot;;[.C13];&quot;','&quot;;[.D13];&quot;','&quot;;[.E13];&quot;','&quot;;[.F13];&quot;','&quot;;[.G13];&quot;','&quot;;[.H13];&quot;','&quot;;[.I13];&quot;','&quot;;[.J13];&quot;','&quot;;[.K13];&quot;',&quot;;[.M13];&quot;,&quot;;[.N13];&quot;);&quot;)" office:value-type="string" office:string-value="INSERT INTO scg_dt_cmp VALUES('0001','SCGCMP','SNOINTMEN060001','2014-06-30','---','-------------------------','6110800002802000001','SCGCMP','SNOINTMEN060001','D','PROVISION DE INTERESES DE PRESTACIONES SOCIALES NOMINA MENSUAL  JUNIO 2014',4277.81,10);" calcext:value-type="string">
            <text:p>INSERT INTO scg_dt_cmp VALUES('0001','SCGCMP','SNOINTMEN060001','2014-06-30','---','-------------------------','6110800002802000001','SCGCMP','SNOINTMEN060001','D','PROVISION DE INTERESES DE PRESTACIONES SOCIALES NOMINA MENSUAL <text:s/>JUNIO 2014',4277.81,1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4];&quot;000001&quot;)" office:value-type="string" office:string-value="6110800002501000001" calcext:value-type="string">
            <text:p>6110800002501000001</text:p>
          </table:table-cell>
          <table:table-cell office:value-type="string" calcext:value-type="string">
            <text:p>SCGCMP</text:p>
          </table:table-cell>
          <table:table-cell table:formula="of:=[.C14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2501</text:p>
          </table:table-cell>
          <table:table-cell office:value-type="float" office:value="6848.56" calcext:value-type="float">
            <text:p>6848.56</text:p>
          </table:table-cell>
          <table:table-cell office:value-type="float" office:value="11" calcext:value-type="float">
            <text:p>11</text:p>
          </table:table-cell>
          <table:table-cell table:style-name="ce2" table:formula="of:=CONCATENATE(&quot;INSERT INTO scg_dt_cmp VALUES('&quot;;[.A14];&quot;','&quot;;[.B14];&quot;','&quot;;[.C14];&quot;','&quot;;[.D14];&quot;','&quot;;[.E14];&quot;','&quot;;[.F14];&quot;','&quot;;[.G14];&quot;','&quot;;[.H14];&quot;','&quot;;[.I14];&quot;','&quot;;[.J14];&quot;','&quot;;[.K14];&quot;',&quot;;[.M14];&quot;,&quot;;[.N14];&quot;);&quot;)" office:value-type="string" office:string-value="INSERT INTO scg_dt_cmp VALUES('0001','SCGCMP','SNOINTMEN060001','2014-06-30','---','-------------------------','6110800002501000001','SCGCMP','SNOINTMEN060001','D','PROVISION DE INTERESES DE PRESTACIONES SOCIALES NOMINA MENSUAL  JUNIO 2014',6848.56,11);" calcext:value-type="string">
            <text:p>INSERT INTO scg_dt_cmp VALUES('0001','SCGCMP','SNOINTMEN060001','2014-06-30','---','-------------------------','6110800002501000001','SCGCMP','SNOINTMEN060001','D','PROVISION DE INTERESES DE PRESTACIONES SOCIALES NOMINA MENSUAL <text:s/>JUNIO 2014',6848.56,1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5];&quot;000001&quot;)" office:value-type="string" office:string-value="6110800003203000001" calcext:value-type="string">
            <text:p>6110800003203000001</text:p>
          </table:table-cell>
          <table:table-cell office:value-type="string" calcext:value-type="string">
            <text:p>SCGCMP</text:p>
          </table:table-cell>
          <table:table-cell table:formula="of:=[.C15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3203</text:p>
          </table:table-cell>
          <table:table-cell office:value-type="float" office:value="20621.79" calcext:value-type="float">
            <text:p>20621.79</text:p>
          </table:table-cell>
          <table:table-cell office:value-type="float" office:value="12" calcext:value-type="float">
            <text:p>12</text:p>
          </table:table-cell>
          <table:table-cell table:style-name="ce2" table:formula="of:=CONCATENATE(&quot;INSERT INTO scg_dt_cmp VALUES('&quot;;[.A15];&quot;','&quot;;[.B15];&quot;','&quot;;[.C15];&quot;','&quot;;[.D15];&quot;','&quot;;[.E15];&quot;','&quot;;[.F15];&quot;','&quot;;[.G15];&quot;','&quot;;[.H15];&quot;','&quot;;[.I15];&quot;','&quot;;[.J15];&quot;','&quot;;[.K15];&quot;',&quot;;[.M15];&quot;,&quot;;[.N15];&quot;);&quot;)" office:value-type="string" office:string-value="INSERT INTO scg_dt_cmp VALUES('0001','SCGCMP','SNOINTMEN060001','2014-06-30','---','-------------------------','6110800003203000001','SCGCMP','SNOINTMEN060001','D','PROVISION DE INTERESES DE PRESTACIONES SOCIALES NOMINA MENSUAL  JUNIO 2014',20621.79,12);" calcext:value-type="string">
            <text:p>INSERT INTO scg_dt_cmp VALUES('0001','SCGCMP','SNOINTMEN060001','2014-06-30','---','-------------------------','6110800003203000001','SCGCMP','SNOINTMEN060001','D','PROVISION DE INTERESES DE PRESTACIONES SOCIALES NOMINA MENSUAL <text:s/>JUNIO 2014',20621.79,1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6];&quot;000001&quot;)" office:value-type="string" office:string-value="6110800004501000001" calcext:value-type="string">
            <text:p>6110800004501000001</text:p>
          </table:table-cell>
          <table:table-cell office:value-type="string" calcext:value-type="string">
            <text:p>SCGCMP</text:p>
          </table:table-cell>
          <table:table-cell table:formula="of:=[.C16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4501</text:p>
          </table:table-cell>
          <table:table-cell office:value-type="float" office:value="11424.728714826" calcext:value-type="float">
            <text:p>11424.73</text:p>
          </table:table-cell>
          <table:table-cell office:value-type="float" office:value="13" calcext:value-type="float">
            <text:p>13</text:p>
          </table:table-cell>
          <table:table-cell table:style-name="ce2" table:formula="of:=CONCATENATE(&quot;INSERT INTO scg_dt_cmp VALUES('&quot;;[.A16];&quot;','&quot;;[.B16];&quot;','&quot;;[.C16];&quot;','&quot;;[.D16];&quot;','&quot;;[.E16];&quot;','&quot;;[.F16];&quot;','&quot;;[.G16];&quot;','&quot;;[.H16];&quot;','&quot;;[.I16];&quot;','&quot;;[.J16];&quot;','&quot;;[.K16];&quot;',&quot;;[.M16];&quot;,&quot;;[.N16];&quot;);&quot;)" office:value-type="string" office:string-value="INSERT INTO scg_dt_cmp VALUES('0001','SCGCMP','SNOINTMEN060001','2014-06-30','---','-------------------------','6110800004501000001','SCGCMP','SNOINTMEN060001','D','PROVISION DE INTERESES DE PRESTACIONES SOCIALES NOMINA MENSUAL  JUNIO 2014',11424.728714826,13);" calcext:value-type="string">
            <text:p>INSERT INTO scg_dt_cmp VALUES('0001','SCGCMP','SNOINTMEN060001','2014-06-30','---','-------------------------','6110800004501000001','SCGCMP','SNOINTMEN060001','D','PROVISION DE INTERESES DE PRESTACIONES SOCIALES NOMINA MENSUAL <text:s/>JUNIO 2014',11424.728714826,1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7];&quot;000001&quot;)" office:value-type="string" office:string-value="6110800002902000001" calcext:value-type="string">
            <text:p>6110800002902000001</text:p>
          </table:table-cell>
          <table:table-cell office:value-type="string" calcext:value-type="string">
            <text:p>SCGCMP</text:p>
          </table:table-cell>
          <table:table-cell table:formula="of:=[.C17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2902</text:p>
          </table:table-cell>
          <table:table-cell office:value-type="float" office:value="17927.23" calcext:value-type="float">
            <text:p>17927.23</text:p>
          </table:table-cell>
          <table:table-cell office:value-type="float" office:value="14" calcext:value-type="float">
            <text:p>14</text:p>
          </table:table-cell>
          <table:table-cell table:style-name="ce2" table:formula="of:=CONCATENATE(&quot;INSERT INTO scg_dt_cmp VALUES('&quot;;[.A17];&quot;','&quot;;[.B17];&quot;','&quot;;[.C17];&quot;','&quot;;[.D17];&quot;','&quot;;[.E17];&quot;','&quot;;[.F17];&quot;','&quot;;[.G17];&quot;','&quot;;[.H17];&quot;','&quot;;[.I17];&quot;','&quot;;[.J17];&quot;','&quot;;[.K17];&quot;',&quot;;[.M17];&quot;,&quot;;[.N17];&quot;);&quot;)" office:value-type="string" office:string-value="INSERT INTO scg_dt_cmp VALUES('0001','SCGCMP','SNOINTMEN060001','2014-06-30','---','-------------------------','6110800002902000001','SCGCMP','SNOINTMEN060001','D','PROVISION DE INTERESES DE PRESTACIONES SOCIALES NOMINA MENSUAL  JUNIO 2014',17927.23,14);" calcext:value-type="string">
            <text:p>INSERT INTO scg_dt_cmp VALUES('0001','SCGCMP','SNOINTMEN060001','2014-06-30','---','-------------------------','6110800002902000001','SCGCMP','SNOINTMEN060001','D','PROVISION DE INTERESES DE PRESTACIONES SOCIALES NOMINA MENSUAL <text:s/>JUNIO 2014',17927.23,14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8];&quot;000001&quot;)" office:value-type="string" office:string-value="6110800002701000001" calcext:value-type="string">
            <text:p>6110800002701000001</text:p>
          </table:table-cell>
          <table:table-cell office:value-type="string" calcext:value-type="string">
            <text:p>SCGCMP</text:p>
          </table:table-cell>
          <table:table-cell table:formula="of:=[.C18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2701</text:p>
          </table:table-cell>
          <table:table-cell office:value-type="float" office:value="7964.68" calcext:value-type="float">
            <text:p>7964.68</text:p>
          </table:table-cell>
          <table:table-cell office:value-type="float" office:value="15" calcext:value-type="float">
            <text:p>15</text:p>
          </table:table-cell>
          <table:table-cell table:style-name="ce2" table:formula="of:=CONCATENATE(&quot;INSERT INTO scg_dt_cmp VALUES('&quot;;[.A18];&quot;','&quot;;[.B18];&quot;','&quot;;[.C18];&quot;','&quot;;[.D18];&quot;','&quot;;[.E18];&quot;','&quot;;[.F18];&quot;','&quot;;[.G18];&quot;','&quot;;[.H18];&quot;','&quot;;[.I18];&quot;','&quot;;[.J18];&quot;','&quot;;[.K18];&quot;',&quot;;[.M18];&quot;,&quot;;[.N18];&quot;);&quot;)" office:value-type="string" office:string-value="INSERT INTO scg_dt_cmp VALUES('0001','SCGCMP','SNOINTMEN060001','2014-06-30','---','-------------------------','6110800002701000001','SCGCMP','SNOINTMEN060001','D','PROVISION DE INTERESES DE PRESTACIONES SOCIALES NOMINA MENSUAL  JUNIO 2014',7964.68,15);" calcext:value-type="string">
            <text:p>INSERT INTO scg_dt_cmp VALUES('0001','SCGCMP','SNOINTMEN060001','2014-06-30','---','-------------------------','6110800002701000001','SCGCMP','SNOINTMEN060001','D','PROVISION DE INTERESES DE PRESTACIONES SOCIALES NOMINA MENSUAL <text:s/>JUNIO 2014',7964.68,15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9];&quot;000001&quot;)" office:value-type="string" office:string-value="6110800002808000001" calcext:value-type="string">
            <text:p>6110800002808000001</text:p>
          </table:table-cell>
          <table:table-cell office:value-type="string" calcext:value-type="string">
            <text:p>SCGCMP</text:p>
          </table:table-cell>
          <table:table-cell table:formula="of:=[.C19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2808</text:p>
          </table:table-cell>
          <table:table-cell office:value-type="float" office:value="4956.67" calcext:value-type="float">
            <text:p>4956.67</text:p>
          </table:table-cell>
          <table:table-cell office:value-type="float" office:value="16" calcext:value-type="float">
            <text:p>16</text:p>
          </table:table-cell>
          <table:table-cell table:style-name="ce2" table:formula="of:=CONCATENATE(&quot;INSERT INTO scg_dt_cmp VALUES('&quot;;[.A19];&quot;','&quot;;[.B19];&quot;','&quot;;[.C19];&quot;','&quot;;[.D19];&quot;','&quot;;[.E19];&quot;','&quot;;[.F19];&quot;','&quot;;[.G19];&quot;','&quot;;[.H19];&quot;','&quot;;[.I19];&quot;','&quot;;[.J19];&quot;','&quot;;[.K19];&quot;',&quot;;[.M19];&quot;,&quot;;[.N19];&quot;);&quot;)" office:value-type="string" office:string-value="INSERT INTO scg_dt_cmp VALUES('0001','SCGCMP','SNOINTMEN060001','2014-06-30','---','-------------------------','6110800002808000001','SCGCMP','SNOINTMEN060001','D','PROVISION DE INTERESES DE PRESTACIONES SOCIALES NOMINA MENSUAL  JUNIO 2014',4956.67,16);" calcext:value-type="string">
            <text:p>INSERT INTO scg_dt_cmp VALUES('0001','SCGCMP','SNOINTMEN060001','2014-06-30','---','-------------------------','6110800002808000001','SCGCMP','SNOINTMEN060001','D','PROVISION DE INTERESES DE PRESTACIONES SOCIALES NOMINA MENSUAL <text:s/>JUNIO 2014',4956.67,16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0];&quot;000001&quot;)" office:value-type="string" office:string-value="6110800002102000001" calcext:value-type="string">
            <text:p>6110800002102000001</text:p>
          </table:table-cell>
          <table:table-cell office:value-type="string" calcext:value-type="string">
            <text:p>SCGCMP</text:p>
          </table:table-cell>
          <table:table-cell table:formula="of:=[.C20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2102</text:p>
          </table:table-cell>
          <table:table-cell office:value-type="float" office:value="4658.07" calcext:value-type="float">
            <text:p>4658.07</text:p>
          </table:table-cell>
          <table:table-cell office:value-type="float" office:value="17" calcext:value-type="float">
            <text:p>17</text:p>
          </table:table-cell>
          <table:table-cell table:style-name="ce2" table:formula="of:=CONCATENATE(&quot;INSERT INTO scg_dt_cmp VALUES('&quot;;[.A20];&quot;','&quot;;[.B20];&quot;','&quot;;[.C20];&quot;','&quot;;[.D20];&quot;','&quot;;[.E20];&quot;','&quot;;[.F20];&quot;','&quot;;[.G20];&quot;','&quot;;[.H20];&quot;','&quot;;[.I20];&quot;','&quot;;[.J20];&quot;','&quot;;[.K20];&quot;',&quot;;[.M20];&quot;,&quot;;[.N20];&quot;);&quot;)" office:value-type="string" office:string-value="INSERT INTO scg_dt_cmp VALUES('0001','SCGCMP','SNOINTMEN060001','2014-06-30','---','-------------------------','6110800002102000001','SCGCMP','SNOINTMEN060001','D','PROVISION DE INTERESES DE PRESTACIONES SOCIALES NOMINA MENSUAL  JUNIO 2014',4658.07,17);" calcext:value-type="string">
            <text:p>INSERT INTO scg_dt_cmp VALUES('0001','SCGCMP','SNOINTMEN060001','2014-06-30','---','-------------------------','6110800002102000001','SCGCMP','SNOINTMEN060001','D','PROVISION DE INTERESES DE PRESTACIONES SOCIALES NOMINA MENSUAL <text:s/>JUNIO 2014',4658.07,17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1];&quot;000001&quot;)" office:value-type="string" office:string-value="6110800004503000001" calcext:value-type="string">
            <text:p>6110800004503000001</text:p>
          </table:table-cell>
          <table:table-cell office:value-type="string" calcext:value-type="string">
            <text:p>SCGCMP</text:p>
          </table:table-cell>
          <table:table-cell table:formula="of:=[.C21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4503</text:p>
          </table:table-cell>
          <table:table-cell office:value-type="float" office:value="33322.7231046067" calcext:value-type="float">
            <text:p>33322.72</text:p>
          </table:table-cell>
          <table:table-cell office:value-type="float" office:value="18" calcext:value-type="float">
            <text:p>18</text:p>
          </table:table-cell>
          <table:table-cell table:style-name="ce2" table:formula="of:=CONCATENATE(&quot;INSERT INTO scg_dt_cmp VALUES('&quot;;[.A21];&quot;','&quot;;[.B21];&quot;','&quot;;[.C21];&quot;','&quot;;[.D21];&quot;','&quot;;[.E21];&quot;','&quot;;[.F21];&quot;','&quot;;[.G21];&quot;','&quot;;[.H21];&quot;','&quot;;[.I21];&quot;','&quot;;[.J21];&quot;','&quot;;[.K21];&quot;',&quot;;[.M21];&quot;,&quot;;[.N21];&quot;);&quot;)" office:value-type="string" office:string-value="INSERT INTO scg_dt_cmp VALUES('0001','SCGCMP','SNOINTMEN060001','2014-06-30','---','-------------------------','6110800004503000001','SCGCMP','SNOINTMEN060001','D','PROVISION DE INTERESES DE PRESTACIONES SOCIALES NOMINA MENSUAL  JUNIO 2014',33322.7231046067,18);" calcext:value-type="string">
            <text:p>INSERT INTO scg_dt_cmp VALUES('0001','SCGCMP','SNOINTMEN060001','2014-06-30','---','-------------------------','6110800004503000001','SCGCMP','SNOINTMEN060001','D','PROVISION DE INTERESES DE PRESTACIONES SOCIALES NOMINA MENSUAL <text:s/>JUNIO 2014',33322.7231046067,18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2];&quot;000001&quot;)" office:value-type="string" office:string-value="6110800001200000001" calcext:value-type="string">
            <text:p>6110800001200000001</text:p>
          </table:table-cell>
          <table:table-cell office:value-type="string" calcext:value-type="string">
            <text:p>SCGCMP</text:p>
          </table:table-cell>
          <table:table-cell table:formula="of:=[.C22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1200</text:p>
          </table:table-cell>
          <table:table-cell office:value-type="float" office:value="12405.53" calcext:value-type="float">
            <text:p>12405.53</text:p>
          </table:table-cell>
          <table:table-cell office:value-type="float" office:value="19" calcext:value-type="float">
            <text:p>19</text:p>
          </table:table-cell>
          <table:table-cell table:style-name="ce2" table:formula="of:=CONCATENATE(&quot;INSERT INTO scg_dt_cmp VALUES('&quot;;[.A22];&quot;','&quot;;[.B22];&quot;','&quot;;[.C22];&quot;','&quot;;[.D22];&quot;','&quot;;[.E22];&quot;','&quot;;[.F22];&quot;','&quot;;[.G22];&quot;','&quot;;[.H22];&quot;','&quot;;[.I22];&quot;','&quot;;[.J22];&quot;','&quot;;[.K22];&quot;',&quot;;[.M22];&quot;,&quot;;[.N22];&quot;);&quot;)" office:value-type="string" office:string-value="INSERT INTO scg_dt_cmp VALUES('0001','SCGCMP','SNOINTMEN060001','2014-06-30','---','-------------------------','6110800001200000001','SCGCMP','SNOINTMEN060001','D','PROVISION DE INTERESES DE PRESTACIONES SOCIALES NOMINA MENSUAL  JUNIO 2014',12405.53,19);" calcext:value-type="string">
            <text:p>INSERT INTO scg_dt_cmp VALUES('0001','SCGCMP','SNOINTMEN060001','2014-06-30','---','-------------------------','6110800001200000001','SCGCMP','SNOINTMEN060001','D','PROVISION DE INTERESES DE PRESTACIONES SOCIALES NOMINA MENSUAL <text:s/>JUNIO 2014',12405.53,19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3];&quot;000001&quot;)" office:value-type="string" office:string-value="6110800003304000001" calcext:value-type="string">
            <text:p>6110800003304000001</text:p>
          </table:table-cell>
          <table:table-cell office:value-type="string" calcext:value-type="string">
            <text:p>SCGCMP</text:p>
          </table:table-cell>
          <table:table-cell table:formula="of:=[.C23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3304</text:p>
          </table:table-cell>
          <table:table-cell office:value-type="float" office:value="15328.4882243381" calcext:value-type="float">
            <text:p>15328.49</text:p>
          </table:table-cell>
          <table:table-cell office:value-type="float" office:value="20" calcext:value-type="float">
            <text:p>20</text:p>
          </table:table-cell>
          <table:table-cell table:style-name="ce2" table:formula="of:=CONCATENATE(&quot;INSERT INTO scg_dt_cmp VALUES('&quot;;[.A23];&quot;','&quot;;[.B23];&quot;','&quot;;[.C23];&quot;','&quot;;[.D23];&quot;','&quot;;[.E23];&quot;','&quot;;[.F23];&quot;','&quot;;[.G23];&quot;','&quot;;[.H23];&quot;','&quot;;[.I23];&quot;','&quot;;[.J23];&quot;','&quot;;[.K23];&quot;',&quot;;[.M23];&quot;,&quot;;[.N23];&quot;);&quot;)" office:value-type="string" office:string-value="INSERT INTO scg_dt_cmp VALUES('0001','SCGCMP','SNOINTMEN060001','2014-06-30','---','-------------------------','6110800003304000001','SCGCMP','SNOINTMEN060001','D','PROVISION DE INTERESES DE PRESTACIONES SOCIALES NOMINA MENSUAL  JUNIO 2014',15328.4882243381,20);" calcext:value-type="string">
            <text:p>INSERT INTO scg_dt_cmp VALUES('0001','SCGCMP','SNOINTMEN060001','2014-06-30','---','-------------------------','6110800003304000001','SCGCMP','SNOINTMEN060001','D','PROVISION DE INTERESES DE PRESTACIONES SOCIALES NOMINA MENSUAL <text:s/>JUNIO 2014',15328.4882243381,2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4];&quot;000001&quot;)" office:value-type="string" office:string-value="6110800002502000001" calcext:value-type="string">
            <text:p>6110800002502000001</text:p>
          </table:table-cell>
          <table:table-cell office:value-type="string" calcext:value-type="string">
            <text:p>SCGCMP</text:p>
          </table:table-cell>
          <table:table-cell table:formula="of:=[.C24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2502</text:p>
          </table:table-cell>
          <table:table-cell office:value-type="float" office:value="4366.32" calcext:value-type="float">
            <text:p>4366.32</text:p>
          </table:table-cell>
          <table:table-cell office:value-type="float" office:value="21" calcext:value-type="float">
            <text:p>21</text:p>
          </table:table-cell>
          <table:table-cell table:style-name="ce2" table:formula="of:=CONCATENATE(&quot;INSERT INTO scg_dt_cmp VALUES('&quot;;[.A24];&quot;','&quot;;[.B24];&quot;','&quot;;[.C24];&quot;','&quot;;[.D24];&quot;','&quot;;[.E24];&quot;','&quot;;[.F24];&quot;','&quot;;[.G24];&quot;','&quot;;[.H24];&quot;','&quot;;[.I24];&quot;','&quot;;[.J24];&quot;','&quot;;[.K24];&quot;',&quot;;[.M24];&quot;,&quot;;[.N24];&quot;);&quot;)" office:value-type="string" office:string-value="INSERT INTO scg_dt_cmp VALUES('0001','SCGCMP','SNOINTMEN060001','2014-06-30','---','-------------------------','6110800002502000001','SCGCMP','SNOINTMEN060001','D','PROVISION DE INTERESES DE PRESTACIONES SOCIALES NOMINA MENSUAL  JUNIO 2014',4366.32,21);" calcext:value-type="string">
            <text:p>INSERT INTO scg_dt_cmp VALUES('0001','SCGCMP','SNOINTMEN060001','2014-06-30','---','-------------------------','6110800002502000001','SCGCMP','SNOINTMEN060001','D','PROVISION DE INTERESES DE PRESTACIONES SOCIALES NOMINA MENSUAL <text:s/>JUNIO 2014',4366.32,2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5];&quot;000001&quot;)" office:value-type="string" office:string-value="6110800002600000001" calcext:value-type="string">
            <text:p>6110800002600000001</text:p>
          </table:table-cell>
          <table:table-cell office:value-type="string" calcext:value-type="string">
            <text:p>SCGCMP</text:p>
          </table:table-cell>
          <table:table-cell table:formula="of:=[.C25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2600</text:p>
          </table:table-cell>
          <table:table-cell office:value-type="float" office:value="6911.84" calcext:value-type="float">
            <text:p>6911.84</text:p>
          </table:table-cell>
          <table:table-cell office:value-type="float" office:value="22" calcext:value-type="float">
            <text:p>22</text:p>
          </table:table-cell>
          <table:table-cell table:style-name="ce2" table:formula="of:=CONCATENATE(&quot;INSERT INTO scg_dt_cmp VALUES('&quot;;[.A25];&quot;','&quot;;[.B25];&quot;','&quot;;[.C25];&quot;','&quot;;[.D25];&quot;','&quot;;[.E25];&quot;','&quot;;[.F25];&quot;','&quot;;[.G25];&quot;','&quot;;[.H25];&quot;','&quot;;[.I25];&quot;','&quot;;[.J25];&quot;','&quot;;[.K25];&quot;',&quot;;[.M25];&quot;,&quot;;[.N25];&quot;);&quot;)" office:value-type="string" office:string-value="INSERT INTO scg_dt_cmp VALUES('0001','SCGCMP','SNOINTMEN060001','2014-06-30','---','-------------------------','6110800002600000001','SCGCMP','SNOINTMEN060001','D','PROVISION DE INTERESES DE PRESTACIONES SOCIALES NOMINA MENSUAL  JUNIO 2014',6911.84,22);" calcext:value-type="string">
            <text:p>INSERT INTO scg_dt_cmp VALUES('0001','SCGCMP','SNOINTMEN060001','2014-06-30','---','-------------------------','6110800002600000001','SCGCMP','SNOINTMEN060001','D','PROVISION DE INTERESES DE PRESTACIONES SOCIALES NOMINA MENSUAL <text:s/>JUNIO 2014',6911.84,2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6];&quot;000001&quot;)" office:value-type="string" office:string-value="6110800004502000001" calcext:value-type="string">
            <text:p>6110800004502000001</text:p>
          </table:table-cell>
          <table:table-cell office:value-type="string" calcext:value-type="string">
            <text:p>SCGCMP</text:p>
          </table:table-cell>
          <table:table-cell table:formula="of:=[.C26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4502</text:p>
          </table:table-cell>
          <table:table-cell office:value-type="float" office:value="7892.43586144185" calcext:value-type="float">
            <text:p>7892.44</text:p>
          </table:table-cell>
          <table:table-cell office:value-type="float" office:value="23" calcext:value-type="float">
            <text:p>23</text:p>
          </table:table-cell>
          <table:table-cell table:style-name="ce2" table:formula="of:=CONCATENATE(&quot;INSERT INTO scg_dt_cmp VALUES('&quot;;[.A26];&quot;','&quot;;[.B26];&quot;','&quot;;[.C26];&quot;','&quot;;[.D26];&quot;','&quot;;[.E26];&quot;','&quot;;[.F26];&quot;','&quot;;[.G26];&quot;','&quot;;[.H26];&quot;','&quot;;[.I26];&quot;','&quot;;[.J26];&quot;','&quot;;[.K26];&quot;',&quot;;[.M26];&quot;,&quot;;[.N26];&quot;);&quot;)" office:value-type="string" office:string-value="INSERT INTO scg_dt_cmp VALUES('0001','SCGCMP','SNOINTMEN060001','2014-06-30','---','-------------------------','6110800004502000001','SCGCMP','SNOINTMEN060001','D','PROVISION DE INTERESES DE PRESTACIONES SOCIALES NOMINA MENSUAL  JUNIO 2014',7892.43586144185,23);" calcext:value-type="string">
            <text:p>INSERT INTO scg_dt_cmp VALUES('0001','SCGCMP','SNOINTMEN060001','2014-06-30','---','-------------------------','6110800004502000001','SCGCMP','SNOINTMEN060001','D','PROVISION DE INTERESES DE PRESTACIONES SOCIALES NOMINA MENSUAL <text:s/>JUNIO 2014',7892.43586144185,2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7];&quot;000001&quot;)" office:value-type="string" office:string-value="6110800003400000001" calcext:value-type="string">
            <text:p>6110800003400000001</text:p>
          </table:table-cell>
          <table:table-cell office:value-type="string" calcext:value-type="string">
            <text:p>SCGCMP</text:p>
          </table:table-cell>
          <table:table-cell table:formula="of:=[.C27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3400</text:p>
          </table:table-cell>
          <table:table-cell office:value-type="float" office:value="18186.37" calcext:value-type="float">
            <text:p>18186.37</text:p>
          </table:table-cell>
          <table:table-cell office:value-type="float" office:value="24" calcext:value-type="float">
            <text:p>24</text:p>
          </table:table-cell>
          <table:table-cell table:style-name="ce2" table:formula="of:=CONCATENATE(&quot;INSERT INTO scg_dt_cmp VALUES('&quot;;[.A27];&quot;','&quot;;[.B27];&quot;','&quot;;[.C27];&quot;','&quot;;[.D27];&quot;','&quot;;[.E27];&quot;','&quot;;[.F27];&quot;','&quot;;[.G27];&quot;','&quot;;[.H27];&quot;','&quot;;[.I27];&quot;','&quot;;[.J27];&quot;','&quot;;[.K27];&quot;',&quot;;[.M27];&quot;,&quot;;[.N27];&quot;);&quot;)" office:value-type="string" office:string-value="INSERT INTO scg_dt_cmp VALUES('0001','SCGCMP','SNOINTMEN060001','2014-06-30','---','-------------------------','6110800003400000001','SCGCMP','SNOINTMEN060001','D','PROVISION DE INTERESES DE PRESTACIONES SOCIALES NOMINA MENSUAL  JUNIO 2014',18186.37,24);" calcext:value-type="string">
            <text:p>INSERT INTO scg_dt_cmp VALUES('0001','SCGCMP','SNOINTMEN060001','2014-06-30','---','-------------------------','6110800003400000001','SCGCMP','SNOINTMEN060001','D','PROVISION DE INTERESES DE PRESTACIONES SOCIALES NOMINA MENSUAL <text:s/>JUNIO 2014',18186.37,24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8];&quot;000001&quot;)" office:value-type="string" office:string-value="6110800004200000001" calcext:value-type="string">
            <text:p>6110800004200000001</text:p>
          </table:table-cell>
          <table:table-cell office:value-type="string" calcext:value-type="string">
            <text:p>SCGCMP</text:p>
          </table:table-cell>
          <table:table-cell table:formula="of:=[.C28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4200</text:p>
          </table:table-cell>
          <table:table-cell office:value-type="float" office:value="2794.18" calcext:value-type="float">
            <text:p>2794.18</text:p>
          </table:table-cell>
          <table:table-cell office:value-type="float" office:value="25" calcext:value-type="float">
            <text:p>25</text:p>
          </table:table-cell>
          <table:table-cell table:style-name="ce2" table:formula="of:=CONCATENATE(&quot;INSERT INTO scg_dt_cmp VALUES('&quot;;[.A28];&quot;','&quot;;[.B28];&quot;','&quot;;[.C28];&quot;','&quot;;[.D28];&quot;','&quot;;[.E28];&quot;','&quot;;[.F28];&quot;','&quot;;[.G28];&quot;','&quot;;[.H28];&quot;','&quot;;[.I28];&quot;','&quot;;[.J28];&quot;','&quot;;[.K28];&quot;',&quot;;[.M28];&quot;,&quot;;[.N28];&quot;);&quot;)" office:value-type="string" office:string-value="INSERT INTO scg_dt_cmp VALUES('0001','SCGCMP','SNOINTMEN060001','2014-06-30','---','-------------------------','6110800004200000001','SCGCMP','SNOINTMEN060001','D','PROVISION DE INTERESES DE PRESTACIONES SOCIALES NOMINA MENSUAL  JUNIO 2014',2794.18,25);" calcext:value-type="string">
            <text:p>INSERT INTO scg_dt_cmp VALUES('0001','SCGCMP','SNOINTMEN060001','2014-06-30','---','-------------------------','6110800004200000001','SCGCMP','SNOINTMEN060001','D','PROVISION DE INTERESES DE PRESTACIONES SOCIALES NOMINA MENSUAL <text:s/>JUNIO 2014',2794.18,25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9];&quot;000001&quot;)" office:value-type="string" office:string-value="6110800002503000001" calcext:value-type="string">
            <text:p>6110800002503000001</text:p>
          </table:table-cell>
          <table:table-cell office:value-type="string" calcext:value-type="string">
            <text:p>SCGCMP</text:p>
          </table:table-cell>
          <table:table-cell table:formula="of:=[.C29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2503</text:p>
          </table:table-cell>
          <table:table-cell office:value-type="float" office:value="16238.79" calcext:value-type="float">
            <text:p>16238.79</text:p>
          </table:table-cell>
          <table:table-cell office:value-type="float" office:value="26" calcext:value-type="float">
            <text:p>26</text:p>
          </table:table-cell>
          <table:table-cell table:style-name="ce2" table:formula="of:=CONCATENATE(&quot;INSERT INTO scg_dt_cmp VALUES('&quot;;[.A29];&quot;','&quot;;[.B29];&quot;','&quot;;[.C29];&quot;','&quot;;[.D29];&quot;','&quot;;[.E29];&quot;','&quot;;[.F29];&quot;','&quot;;[.G29];&quot;','&quot;;[.H29];&quot;','&quot;;[.I29];&quot;','&quot;;[.J29];&quot;','&quot;;[.K29];&quot;',&quot;;[.M29];&quot;,&quot;;[.N29];&quot;);&quot;)" office:value-type="string" office:string-value="INSERT INTO scg_dt_cmp VALUES('0001','SCGCMP','SNOINTMEN060001','2014-06-30','---','-------------------------','6110800002503000001','SCGCMP','SNOINTMEN060001','D','PROVISION DE INTERESES DE PRESTACIONES SOCIALES NOMINA MENSUAL  JUNIO 2014',16238.79,26);" calcext:value-type="string">
            <text:p>INSERT INTO scg_dt_cmp VALUES('0001','SCGCMP','SNOINTMEN060001','2014-06-30','---','-------------------------','6110800002503000001','SCGCMP','SNOINTMEN060001','D','PROVISION DE INTERESES DE PRESTACIONES SOCIALES NOMINA MENSUAL <text:s/>JUNIO 2014',16238.79,26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0];&quot;000001&quot;)" office:value-type="string" office:string-value="6110800004201000001" calcext:value-type="string">
            <text:p>6110800004201000001</text:p>
          </table:table-cell>
          <table:table-cell office:value-type="string" calcext:value-type="string">
            <text:p>SCGCMP</text:p>
          </table:table-cell>
          <table:table-cell table:formula="of:=[.C30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4201</text:p>
          </table:table-cell>
          <table:table-cell office:value-type="float" office:value="17496.17" calcext:value-type="float">
            <text:p>17496.17</text:p>
          </table:table-cell>
          <table:table-cell office:value-type="float" office:value="27" calcext:value-type="float">
            <text:p>27</text:p>
          </table:table-cell>
          <table:table-cell table:style-name="ce2" table:formula="of:=CONCATENATE(&quot;INSERT INTO scg_dt_cmp VALUES('&quot;;[.A30];&quot;','&quot;;[.B30];&quot;','&quot;;[.C30];&quot;','&quot;;[.D30];&quot;','&quot;;[.E30];&quot;','&quot;;[.F30];&quot;','&quot;;[.G30];&quot;','&quot;;[.H30];&quot;','&quot;;[.I30];&quot;','&quot;;[.J30];&quot;','&quot;;[.K30];&quot;',&quot;;[.M30];&quot;,&quot;;[.N30];&quot;);&quot;)" office:value-type="string" office:string-value="INSERT INTO scg_dt_cmp VALUES('0001','SCGCMP','SNOINTMEN060001','2014-06-30','---','-------------------------','6110800004201000001','SCGCMP','SNOINTMEN060001','D','PROVISION DE INTERESES DE PRESTACIONES SOCIALES NOMINA MENSUAL  JUNIO 2014',17496.17,27);" calcext:value-type="string">
            <text:p>INSERT INTO scg_dt_cmp VALUES('0001','SCGCMP','SNOINTMEN060001','2014-06-30','---','-------------------------','6110800004201000001','SCGCMP','SNOINTMEN060001','D','PROVISION DE INTERESES DE PRESTACIONES SOCIALES NOMINA MENSUAL <text:s/>JUNIO 2014',17496.17,27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1];&quot;000001&quot;)" office:value-type="string" office:string-value="6110800004602000001" calcext:value-type="string">
            <text:p>6110800004602000001</text:p>
          </table:table-cell>
          <table:table-cell office:value-type="string" calcext:value-type="string">
            <text:p>SCGCMP</text:p>
          </table:table-cell>
          <table:table-cell table:formula="of:=[.C31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4602</text:p>
          </table:table-cell>
          <table:table-cell office:value-type="float" office:value="6113.97" calcext:value-type="float">
            <text:p>6113.97</text:p>
          </table:table-cell>
          <table:table-cell office:value-type="float" office:value="28" calcext:value-type="float">
            <text:p>28</text:p>
          </table:table-cell>
          <table:table-cell table:style-name="ce2" table:formula="of:=CONCATENATE(&quot;INSERT INTO scg_dt_cmp VALUES('&quot;;[.A31];&quot;','&quot;;[.B31];&quot;','&quot;;[.C31];&quot;','&quot;;[.D31];&quot;','&quot;;[.E31];&quot;','&quot;;[.F31];&quot;','&quot;;[.G31];&quot;','&quot;;[.H31];&quot;','&quot;;[.I31];&quot;','&quot;;[.J31];&quot;','&quot;;[.K31];&quot;',&quot;;[.M31];&quot;,&quot;;[.N31];&quot;);&quot;)" office:value-type="string" office:string-value="INSERT INTO scg_dt_cmp VALUES('0001','SCGCMP','SNOINTMEN060001','2014-06-30','---','-------------------------','6110800004602000001','SCGCMP','SNOINTMEN060001','D','PROVISION DE INTERESES DE PRESTACIONES SOCIALES NOMINA MENSUAL  JUNIO 2014',6113.97,28);" calcext:value-type="string">
            <text:p>INSERT INTO scg_dt_cmp VALUES('0001','SCGCMP','SNOINTMEN060001','2014-06-30','---','-------------------------','6110800004602000001','SCGCMP','SNOINTMEN060001','D','PROVISION DE INTERESES DE PRESTACIONES SOCIALES NOMINA MENSUAL <text:s/>JUNIO 2014',6113.97,28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2];&quot;000001&quot;)" office:value-type="string" office:string-value="6110800002806000001" calcext:value-type="string">
            <text:p>6110800002806000001</text:p>
          </table:table-cell>
          <table:table-cell office:value-type="string" calcext:value-type="string">
            <text:p>SCGCMP</text:p>
          </table:table-cell>
          <table:table-cell table:formula="of:=[.C32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2806</text:p>
          </table:table-cell>
          <table:table-cell office:value-type="float" office:value="4662.19" calcext:value-type="float">
            <text:p>4662.19</text:p>
          </table:table-cell>
          <table:table-cell office:value-type="float" office:value="29" calcext:value-type="float">
            <text:p>29</text:p>
          </table:table-cell>
          <table:table-cell table:style-name="ce2" table:formula="of:=CONCATENATE(&quot;INSERT INTO scg_dt_cmp VALUES('&quot;;[.A32];&quot;','&quot;;[.B32];&quot;','&quot;;[.C32];&quot;','&quot;;[.D32];&quot;','&quot;;[.E32];&quot;','&quot;;[.F32];&quot;','&quot;;[.G32];&quot;','&quot;;[.H32];&quot;','&quot;;[.I32];&quot;','&quot;;[.J32];&quot;','&quot;;[.K32];&quot;',&quot;;[.M32];&quot;,&quot;;[.N32];&quot;);&quot;)" office:value-type="string" office:string-value="INSERT INTO scg_dt_cmp VALUES('0001','SCGCMP','SNOINTMEN060001','2014-06-30','---','-------------------------','6110800002806000001','SCGCMP','SNOINTMEN060001','D','PROVISION DE INTERESES DE PRESTACIONES SOCIALES NOMINA MENSUAL  JUNIO 2014',4662.19,29);" calcext:value-type="string">
            <text:p>INSERT INTO scg_dt_cmp VALUES('0001','SCGCMP','SNOINTMEN060001','2014-06-30','---','-------------------------','6110800002806000001','SCGCMP','SNOINTMEN060001','D','PROVISION DE INTERESES DE PRESTACIONES SOCIALES NOMINA MENSUAL <text:s/>JUNIO 2014',4662.19,29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3];&quot;000001&quot;)" office:value-type="string" office:string-value="6110800003104000001" calcext:value-type="string">
            <text:p>6110800003104000001</text:p>
          </table:table-cell>
          <table:table-cell office:value-type="string" calcext:value-type="string">
            <text:p>SCGCMP</text:p>
          </table:table-cell>
          <table:table-cell table:formula="of:=[.C33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3104</text:p>
          </table:table-cell>
          <table:table-cell office:value-type="float" office:value="39829.76" calcext:value-type="float">
            <text:p>39829.76</text:p>
          </table:table-cell>
          <table:table-cell office:value-type="float" office:value="30" calcext:value-type="float">
            <text:p>30</text:p>
          </table:table-cell>
          <table:table-cell table:style-name="ce2" table:formula="of:=CONCATENATE(&quot;INSERT INTO scg_dt_cmp VALUES('&quot;;[.A33];&quot;','&quot;;[.B33];&quot;','&quot;;[.C33];&quot;','&quot;;[.D33];&quot;','&quot;;[.E33];&quot;','&quot;;[.F33];&quot;','&quot;;[.G33];&quot;','&quot;;[.H33];&quot;','&quot;;[.I33];&quot;','&quot;;[.J33];&quot;','&quot;;[.K33];&quot;',&quot;;[.M33];&quot;,&quot;;[.N33];&quot;);&quot;)" office:value-type="string" office:string-value="INSERT INTO scg_dt_cmp VALUES('0001','SCGCMP','SNOINTMEN060001','2014-06-30','---','-------------------------','6110800003104000001','SCGCMP','SNOINTMEN060001','D','PROVISION DE INTERESES DE PRESTACIONES SOCIALES NOMINA MENSUAL  JUNIO 2014',39829.76,30);" calcext:value-type="string">
            <text:p>INSERT INTO scg_dt_cmp VALUES('0001','SCGCMP','SNOINTMEN060001','2014-06-30','---','-------------------------','6110800003104000001','SCGCMP','SNOINTMEN060001','D','PROVISION DE INTERESES DE PRESTACIONES SOCIALES NOMINA MENSUAL <text:s/>JUNIO 2014',39829.76,3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4];&quot;000001&quot;)" office:value-type="string" office:string-value="6110800002005000001" calcext:value-type="string">
            <text:p>6110800002005000001</text:p>
          </table:table-cell>
          <table:table-cell office:value-type="string" calcext:value-type="string">
            <text:p>SCGCMP</text:p>
          </table:table-cell>
          <table:table-cell table:formula="of:=[.C34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2005</text:p>
          </table:table-cell>
          <table:table-cell office:value-type="float" office:value="8799.42" calcext:value-type="float">
            <text:p>8799.42</text:p>
          </table:table-cell>
          <table:table-cell office:value-type="float" office:value="31" calcext:value-type="float">
            <text:p>31</text:p>
          </table:table-cell>
          <table:table-cell table:style-name="ce2" table:formula="of:=CONCATENATE(&quot;INSERT INTO scg_dt_cmp VALUES('&quot;;[.A34];&quot;','&quot;;[.B34];&quot;','&quot;;[.C34];&quot;','&quot;;[.D34];&quot;','&quot;;[.E34];&quot;','&quot;;[.F34];&quot;','&quot;;[.G34];&quot;','&quot;;[.H34];&quot;','&quot;;[.I34];&quot;','&quot;;[.J34];&quot;','&quot;;[.K34];&quot;',&quot;;[.M34];&quot;,&quot;;[.N34];&quot;);&quot;)" office:value-type="string" office:string-value="INSERT INTO scg_dt_cmp VALUES('0001','SCGCMP','SNOINTMEN060001','2014-06-30','---','-------------------------','6110800002005000001','SCGCMP','SNOINTMEN060001','D','PROVISION DE INTERESES DE PRESTACIONES SOCIALES NOMINA MENSUAL  JUNIO 2014',8799.42,31);" calcext:value-type="string">
            <text:p>INSERT INTO scg_dt_cmp VALUES('0001','SCGCMP','SNOINTMEN060001','2014-06-30','---','-------------------------','6110800002005000001','SCGCMP','SNOINTMEN060001','D','PROVISION DE INTERESES DE PRESTACIONES SOCIALES NOMINA MENSUAL <text:s/>JUNIO 2014',8799.42,3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5];&quot;000001&quot;)" office:value-type="string" office:string-value="6110800003001000001" calcext:value-type="string">
            <text:p>6110800003001000001</text:p>
          </table:table-cell>
          <table:table-cell office:value-type="string" calcext:value-type="string">
            <text:p>SCGCMP</text:p>
          </table:table-cell>
          <table:table-cell table:formula="of:=[.C35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3001</text:p>
          </table:table-cell>
          <table:table-cell office:value-type="float" office:value="12177.8445049987" calcext:value-type="float">
            <text:p>12177.84</text:p>
          </table:table-cell>
          <table:table-cell office:value-type="float" office:value="32" calcext:value-type="float">
            <text:p>32</text:p>
          </table:table-cell>
          <table:table-cell table:style-name="ce2" table:formula="of:=CONCATENATE(&quot;INSERT INTO scg_dt_cmp VALUES('&quot;;[.A35];&quot;','&quot;;[.B35];&quot;','&quot;;[.C35];&quot;','&quot;;[.D35];&quot;','&quot;;[.E35];&quot;','&quot;;[.F35];&quot;','&quot;;[.G35];&quot;','&quot;;[.H35];&quot;','&quot;;[.I35];&quot;','&quot;;[.J35];&quot;','&quot;;[.K35];&quot;',&quot;;[.M35];&quot;,&quot;;[.N35];&quot;);&quot;)" office:value-type="string" office:string-value="INSERT INTO scg_dt_cmp VALUES('0001','SCGCMP','SNOINTMEN060001','2014-06-30','---','-------------------------','6110800003001000001','SCGCMP','SNOINTMEN060001','D','PROVISION DE INTERESES DE PRESTACIONES SOCIALES NOMINA MENSUAL  JUNIO 2014',12177.8445049987,32);" calcext:value-type="string">
            <text:p>INSERT INTO scg_dt_cmp VALUES('0001','SCGCMP','SNOINTMEN060001','2014-06-30','---','-------------------------','6110800003001000001','SCGCMP','SNOINTMEN060001','D','PROVISION DE INTERESES DE PRESTACIONES SOCIALES NOMINA MENSUAL <text:s/>JUNIO 2014',12177.8445049987,3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6];&quot;000001&quot;)" office:value-type="string" office:string-value="6110800003103000001" calcext:value-type="string">
            <text:p>6110800003103000001</text:p>
          </table:table-cell>
          <table:table-cell office:value-type="string" calcext:value-type="string">
            <text:p>SCGCMP</text:p>
          </table:table-cell>
          <table:table-cell table:formula="of:=[.C36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3103</text:p>
          </table:table-cell>
          <table:table-cell office:value-type="float" office:value="6862.63" calcext:value-type="float">
            <text:p>6862.63</text:p>
          </table:table-cell>
          <table:table-cell office:value-type="float" office:value="33" calcext:value-type="float">
            <text:p>33</text:p>
          </table:table-cell>
          <table:table-cell table:style-name="ce2" table:formula="of:=CONCATENATE(&quot;INSERT INTO scg_dt_cmp VALUES('&quot;;[.A36];&quot;','&quot;;[.B36];&quot;','&quot;;[.C36];&quot;','&quot;;[.D36];&quot;','&quot;;[.E36];&quot;','&quot;;[.F36];&quot;','&quot;;[.G36];&quot;','&quot;;[.H36];&quot;','&quot;;[.I36];&quot;','&quot;;[.J36];&quot;','&quot;;[.K36];&quot;',&quot;;[.M36];&quot;,&quot;;[.N36];&quot;);&quot;)" office:value-type="string" office:string-value="INSERT INTO scg_dt_cmp VALUES('0001','SCGCMP','SNOINTMEN060001','2014-06-30','---','-------------------------','6110800003103000001','SCGCMP','SNOINTMEN060001','D','PROVISION DE INTERESES DE PRESTACIONES SOCIALES NOMINA MENSUAL  JUNIO 2014',6862.63,33);" calcext:value-type="string">
            <text:p>INSERT INTO scg_dt_cmp VALUES('0001','SCGCMP','SNOINTMEN060001','2014-06-30','---','-------------------------','6110800003103000001','SCGCMP','SNOINTMEN060001','D','PROVISION DE INTERESES DE PRESTACIONES SOCIALES NOMINA MENSUAL <text:s/>JUNIO 2014',6862.63,3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7];&quot;000001&quot;)" office:value-type="string" office:string-value="6110800002104000001" calcext:value-type="string">
            <text:p>6110800002104000001</text:p>
          </table:table-cell>
          <table:table-cell office:value-type="string" calcext:value-type="string">
            <text:p>SCGCMP</text:p>
          </table:table-cell>
          <table:table-cell table:formula="of:=[.C37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2104</text:p>
          </table:table-cell>
          <table:table-cell office:value-type="float" office:value="891.6" calcext:value-type="float">
            <text:p>891.60</text:p>
          </table:table-cell>
          <table:table-cell office:value-type="float" office:value="34" calcext:value-type="float">
            <text:p>34</text:p>
          </table:table-cell>
          <table:table-cell table:style-name="ce2" table:formula="of:=CONCATENATE(&quot;INSERT INTO scg_dt_cmp VALUES('&quot;;[.A37];&quot;','&quot;;[.B37];&quot;','&quot;;[.C37];&quot;','&quot;;[.D37];&quot;','&quot;;[.E37];&quot;','&quot;;[.F37];&quot;','&quot;;[.G37];&quot;','&quot;;[.H37];&quot;','&quot;;[.I37];&quot;','&quot;;[.J37];&quot;','&quot;;[.K37];&quot;',&quot;;[.M37];&quot;,&quot;;[.N37];&quot;);&quot;)" office:value-type="string" office:string-value="INSERT INTO scg_dt_cmp VALUES('0001','SCGCMP','SNOINTMEN060001','2014-06-30','---','-------------------------','6110800002104000001','SCGCMP','SNOINTMEN060001','D','PROVISION DE INTERESES DE PRESTACIONES SOCIALES NOMINA MENSUAL  JUNIO 2014',891.6,34);" calcext:value-type="string">
            <text:p>INSERT INTO scg_dt_cmp VALUES('0001','SCGCMP','SNOINTMEN060001','2014-06-30','---','-------------------------','6110800002104000001','SCGCMP','SNOINTMEN060001','D','PROVISION DE INTERESES DE PRESTACIONES SOCIALES NOMINA MENSUAL <text:s/>JUNIO 2014',891.6,34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8];&quot;000001&quot;)" office:value-type="string" office:string-value="6110800004505000001" calcext:value-type="string">
            <text:p>6110800004505000001</text:p>
          </table:table-cell>
          <table:table-cell office:value-type="string" calcext:value-type="string">
            <text:p>SCGCMP</text:p>
          </table:table-cell>
          <table:table-cell table:formula="of:=[.C38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4505</text:p>
          </table:table-cell>
          <table:table-cell office:value-type="float" office:value="20715.051009761" calcext:value-type="float">
            <text:p>20715.05</text:p>
          </table:table-cell>
          <table:table-cell office:value-type="float" office:value="35" calcext:value-type="float">
            <text:p>35</text:p>
          </table:table-cell>
          <table:table-cell table:style-name="ce2" table:formula="of:=CONCATENATE(&quot;INSERT INTO scg_dt_cmp VALUES('&quot;;[.A38];&quot;','&quot;;[.B38];&quot;','&quot;;[.C38];&quot;','&quot;;[.D38];&quot;','&quot;;[.E38];&quot;','&quot;;[.F38];&quot;','&quot;;[.G38];&quot;','&quot;;[.H38];&quot;','&quot;;[.I38];&quot;','&quot;;[.J38];&quot;','&quot;;[.K38];&quot;',&quot;;[.M38];&quot;,&quot;;[.N38];&quot;);&quot;)" office:value-type="string" office:string-value="INSERT INTO scg_dt_cmp VALUES('0001','SCGCMP','SNOINTMEN060001','2014-06-30','---','-------------------------','6110800004505000001','SCGCMP','SNOINTMEN060001','D','PROVISION DE INTERESES DE PRESTACIONES SOCIALES NOMINA MENSUAL  JUNIO 2014',20715.051009761,35);" calcext:value-type="string">
            <text:p>INSERT INTO scg_dt_cmp VALUES('0001','SCGCMP','SNOINTMEN060001','2014-06-30','---','-------------------------','6110800004505000001','SCGCMP','SNOINTMEN060001','D','PROVISION DE INTERESES DE PRESTACIONES SOCIALES NOMINA MENSUAL <text:s/>JUNIO 2014',20715.051009761,35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9];&quot;000001&quot;)" office:value-type="string" office:string-value="6110800003600000001" calcext:value-type="string">
            <text:p>6110800003600000001</text:p>
          </table:table-cell>
          <table:table-cell office:value-type="string" calcext:value-type="string">
            <text:p>SCGCMP</text:p>
          </table:table-cell>
          <table:table-cell table:formula="of:=[.C39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3600</text:p>
          </table:table-cell>
          <table:table-cell office:value-type="float" office:value="2713.27" calcext:value-type="float">
            <text:p>2713.27</text:p>
          </table:table-cell>
          <table:table-cell office:value-type="float" office:value="36" calcext:value-type="float">
            <text:p>36</text:p>
          </table:table-cell>
          <table:table-cell table:style-name="ce2" table:formula="of:=CONCATENATE(&quot;INSERT INTO scg_dt_cmp VALUES('&quot;;[.A39];&quot;','&quot;;[.B39];&quot;','&quot;;[.C39];&quot;','&quot;;[.D39];&quot;','&quot;;[.E39];&quot;','&quot;;[.F39];&quot;','&quot;;[.G39];&quot;','&quot;;[.H39];&quot;','&quot;;[.I39];&quot;','&quot;;[.J39];&quot;','&quot;;[.K39];&quot;',&quot;;[.M39];&quot;,&quot;;[.N39];&quot;);&quot;)" office:value-type="string" office:string-value="INSERT INTO scg_dt_cmp VALUES('0001','SCGCMP','SNOINTMEN060001','2014-06-30','---','-------------------------','6110800003600000001','SCGCMP','SNOINTMEN060001','D','PROVISION DE INTERESES DE PRESTACIONES SOCIALES NOMINA MENSUAL  JUNIO 2014',2713.27,36);" calcext:value-type="string">
            <text:p>INSERT INTO scg_dt_cmp VALUES('0001','SCGCMP','SNOINTMEN060001','2014-06-30','---','-------------------------','6110800003600000001','SCGCMP','SNOINTMEN060001','D','PROVISION DE INTERESES DE PRESTACIONES SOCIALES NOMINA MENSUAL <text:s/>JUNIO 2014',2713.27,36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0];&quot;000001&quot;)" office:value-type="string" office:string-value="6110800003902000001" calcext:value-type="string">
            <text:p>6110800003902000001</text:p>
          </table:table-cell>
          <table:table-cell office:value-type="string" calcext:value-type="string">
            <text:p>SCGCMP</text:p>
          </table:table-cell>
          <table:table-cell table:formula="of:=[.C40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3902</text:p>
          </table:table-cell>
          <table:table-cell office:value-type="float" office:value="7240" calcext:value-type="float">
            <text:p>7240.00</text:p>
          </table:table-cell>
          <table:table-cell office:value-type="float" office:value="37" calcext:value-type="float">
            <text:p>37</text:p>
          </table:table-cell>
          <table:table-cell table:style-name="ce2" table:formula="of:=CONCATENATE(&quot;INSERT INTO scg_dt_cmp VALUES('&quot;;[.A40];&quot;','&quot;;[.B40];&quot;','&quot;;[.C40];&quot;','&quot;;[.D40];&quot;','&quot;;[.E40];&quot;','&quot;;[.F40];&quot;','&quot;;[.G40];&quot;','&quot;;[.H40];&quot;','&quot;;[.I40];&quot;','&quot;;[.J40];&quot;','&quot;;[.K40];&quot;',&quot;;[.M40];&quot;,&quot;;[.N40];&quot;);&quot;)" office:value-type="string" office:string-value="INSERT INTO scg_dt_cmp VALUES('0001','SCGCMP','SNOINTMEN060001','2014-06-30','---','-------------------------','6110800003902000001','SCGCMP','SNOINTMEN060001','D','PROVISION DE INTERESES DE PRESTACIONES SOCIALES NOMINA MENSUAL  JUNIO 2014',7240,37);" calcext:value-type="string">
            <text:p>INSERT INTO scg_dt_cmp VALUES('0001','SCGCMP','SNOINTMEN060001','2014-06-30','---','-------------------------','6110800003902000001','SCGCMP','SNOINTMEN060001','D','PROVISION DE INTERESES DE PRESTACIONES SOCIALES NOMINA MENSUAL <text:s/>JUNIO 2014',7240,37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1];&quot;000001&quot;)" office:value-type="string" office:string-value="6110800003701000001" calcext:value-type="string">
            <text:p>6110800003701000001</text:p>
          </table:table-cell>
          <table:table-cell office:value-type="string" calcext:value-type="string">
            <text:p>SCGCMP</text:p>
          </table:table-cell>
          <table:table-cell table:formula="of:=[.C41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3701</text:p>
          </table:table-cell>
          <table:table-cell office:value-type="float" office:value="21026.5" calcext:value-type="float">
            <text:p>21026.50</text:p>
          </table:table-cell>
          <table:table-cell office:value-type="float" office:value="38" calcext:value-type="float">
            <text:p>38</text:p>
          </table:table-cell>
          <table:table-cell table:style-name="ce2" table:formula="of:=CONCATENATE(&quot;INSERT INTO scg_dt_cmp VALUES('&quot;;[.A41];&quot;','&quot;;[.B41];&quot;','&quot;;[.C41];&quot;','&quot;;[.D41];&quot;','&quot;;[.E41];&quot;','&quot;;[.F41];&quot;','&quot;;[.G41];&quot;','&quot;;[.H41];&quot;','&quot;;[.I41];&quot;','&quot;;[.J41];&quot;','&quot;;[.K41];&quot;',&quot;;[.M41];&quot;,&quot;;[.N41];&quot;);&quot;)" office:value-type="string" office:string-value="INSERT INTO scg_dt_cmp VALUES('0001','SCGCMP','SNOINTMEN060001','2014-06-30','---','-------------------------','6110800003701000001','SCGCMP','SNOINTMEN060001','D','PROVISION DE INTERESES DE PRESTACIONES SOCIALES NOMINA MENSUAL  JUNIO 2014',21026.5,38);" calcext:value-type="string">
            <text:p>INSERT INTO scg_dt_cmp VALUES('0001','SCGCMP','SNOINTMEN060001','2014-06-30','---','-------------------------','6110800003701000001','SCGCMP','SNOINTMEN060001','D','PROVISION DE INTERESES DE PRESTACIONES SOCIALES NOMINA MENSUAL <text:s/>JUNIO 2014',21026.5,38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2];&quot;000001&quot;)" office:value-type="string" office:string-value="6110800003200000001" calcext:value-type="string">
            <text:p>6110800003200000001</text:p>
          </table:table-cell>
          <table:table-cell office:value-type="string" calcext:value-type="string">
            <text:p>SCGCMP</text:p>
          </table:table-cell>
          <table:table-cell table:formula="of:=[.C42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3200</text:p>
          </table:table-cell>
          <table:table-cell office:value-type="float" office:value="10869.7" calcext:value-type="float">
            <text:p>10869.70</text:p>
          </table:table-cell>
          <table:table-cell office:value-type="float" office:value="39" calcext:value-type="float">
            <text:p>39</text:p>
          </table:table-cell>
          <table:table-cell table:style-name="ce2" table:formula="of:=CONCATENATE(&quot;INSERT INTO scg_dt_cmp VALUES('&quot;;[.A42];&quot;','&quot;;[.B42];&quot;','&quot;;[.C42];&quot;','&quot;;[.D42];&quot;','&quot;;[.E42];&quot;','&quot;;[.F42];&quot;','&quot;;[.G42];&quot;','&quot;;[.H42];&quot;','&quot;;[.I42];&quot;','&quot;;[.J42];&quot;','&quot;;[.K42];&quot;',&quot;;[.M42];&quot;,&quot;;[.N42];&quot;);&quot;)" office:value-type="string" office:string-value="INSERT INTO scg_dt_cmp VALUES('0001','SCGCMP','SNOINTMEN060001','2014-06-30','---','-------------------------','6110800003200000001','SCGCMP','SNOINTMEN060001','D','PROVISION DE INTERESES DE PRESTACIONES SOCIALES NOMINA MENSUAL  JUNIO 2014',10869.7,39);" calcext:value-type="string">
            <text:p>INSERT INTO scg_dt_cmp VALUES('0001','SCGCMP','SNOINTMEN060001','2014-06-30','---','-------------------------','6110800003200000001','SCGCMP','SNOINTMEN060001','D','PROVISION DE INTERESES DE PRESTACIONES SOCIALES NOMINA MENSUAL <text:s/>JUNIO 2014',10869.7,39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3];&quot;000001&quot;)" office:value-type="string" office:string-value="6110800001301000001" calcext:value-type="string">
            <text:p>6110800001301000001</text:p>
          </table:table-cell>
          <table:table-cell office:value-type="string" calcext:value-type="string">
            <text:p>SCGCMP</text:p>
          </table:table-cell>
          <table:table-cell table:formula="of:=[.C43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1301</text:p>
          </table:table-cell>
          <table:table-cell office:value-type="float" office:value="16166.56" calcext:value-type="float">
            <text:p>16166.56</text:p>
          </table:table-cell>
          <table:table-cell office:value-type="float" office:value="40" calcext:value-type="float">
            <text:p>40</text:p>
          </table:table-cell>
          <table:table-cell table:style-name="ce2" table:formula="of:=CONCATENATE(&quot;INSERT INTO scg_dt_cmp VALUES('&quot;;[.A43];&quot;','&quot;;[.B43];&quot;','&quot;;[.C43];&quot;','&quot;;[.D43];&quot;','&quot;;[.E43];&quot;','&quot;;[.F43];&quot;','&quot;;[.G43];&quot;','&quot;;[.H43];&quot;','&quot;;[.I43];&quot;','&quot;;[.J43];&quot;','&quot;;[.K43];&quot;',&quot;;[.M43];&quot;,&quot;;[.N43];&quot;);&quot;)" office:value-type="string" office:string-value="INSERT INTO scg_dt_cmp VALUES('0001','SCGCMP','SNOINTMEN060001','2014-06-30','---','-------------------------','6110800001301000001','SCGCMP','SNOINTMEN060001','D','PROVISION DE INTERESES DE PRESTACIONES SOCIALES NOMINA MENSUAL  JUNIO 2014',16166.56,40);" calcext:value-type="string">
            <text:p>INSERT INTO scg_dt_cmp VALUES('0001','SCGCMP','SNOINTMEN060001','2014-06-30','---','-------------------------','6110800001301000001','SCGCMP','SNOINTMEN060001','D','PROVISION DE INTERESES DE PRESTACIONES SOCIALES NOMINA MENSUAL <text:s/>JUNIO 2014',16166.56,4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4];&quot;000001&quot;)" office:value-type="string" office:string-value="6110800004202000001" calcext:value-type="string">
            <text:p>6110800004202000001</text:p>
          </table:table-cell>
          <table:table-cell office:value-type="string" calcext:value-type="string">
            <text:p>SCGCMP</text:p>
          </table:table-cell>
          <table:table-cell table:formula="of:=[.C44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4202</text:p>
          </table:table-cell>
          <table:table-cell office:value-type="float" office:value="25887.76" calcext:value-type="float">
            <text:p>25887.76</text:p>
          </table:table-cell>
          <table:table-cell office:value-type="float" office:value="41" calcext:value-type="float">
            <text:p>41</text:p>
          </table:table-cell>
          <table:table-cell table:style-name="ce2" table:formula="of:=CONCATENATE(&quot;INSERT INTO scg_dt_cmp VALUES('&quot;;[.A44];&quot;','&quot;;[.B44];&quot;','&quot;;[.C44];&quot;','&quot;;[.D44];&quot;','&quot;;[.E44];&quot;','&quot;;[.F44];&quot;','&quot;;[.G44];&quot;','&quot;;[.H44];&quot;','&quot;;[.I44];&quot;','&quot;;[.J44];&quot;','&quot;;[.K44];&quot;',&quot;;[.M44];&quot;,&quot;;[.N44];&quot;);&quot;)" office:value-type="string" office:string-value="INSERT INTO scg_dt_cmp VALUES('0001','SCGCMP','SNOINTMEN060001','2014-06-30','---','-------------------------','6110800004202000001','SCGCMP','SNOINTMEN060001','D','PROVISION DE INTERESES DE PRESTACIONES SOCIALES NOMINA MENSUAL  JUNIO 2014',25887.76,41);" calcext:value-type="string">
            <text:p>INSERT INTO scg_dt_cmp VALUES('0001','SCGCMP','SNOINTMEN060001','2014-06-30','---','-------------------------','6110800004202000001','SCGCMP','SNOINTMEN060001','D','PROVISION DE INTERESES DE PRESTACIONES SOCIALES NOMINA MENSUAL <text:s/>JUNIO 2014',25887.76,4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5];&quot;000001&quot;)" office:value-type="string" office:string-value="6110800004506000001" calcext:value-type="string">
            <text:p>6110800004506000001</text:p>
          </table:table-cell>
          <table:table-cell office:value-type="string" calcext:value-type="string">
            <text:p>SCGCMP</text:p>
          </table:table-cell>
          <table:table-cell table:formula="of:=[.C45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4506</text:p>
          </table:table-cell>
          <table:table-cell office:value-type="float" office:value="8348.64834608331" calcext:value-type="float">
            <text:p>8348.65</text:p>
          </table:table-cell>
          <table:table-cell office:value-type="float" office:value="42" calcext:value-type="float">
            <text:p>42</text:p>
          </table:table-cell>
          <table:table-cell table:style-name="ce2" table:formula="of:=CONCATENATE(&quot;INSERT INTO scg_dt_cmp VALUES('&quot;;[.A45];&quot;','&quot;;[.B45];&quot;','&quot;;[.C45];&quot;','&quot;;[.D45];&quot;','&quot;;[.E45];&quot;','&quot;;[.F45];&quot;','&quot;;[.G45];&quot;','&quot;;[.H45];&quot;','&quot;;[.I45];&quot;','&quot;;[.J45];&quot;','&quot;;[.K45];&quot;',&quot;;[.M45];&quot;,&quot;;[.N45];&quot;);&quot;)" office:value-type="string" office:string-value="INSERT INTO scg_dt_cmp VALUES('0001','SCGCMP','SNOINTMEN060001','2014-06-30','---','-------------------------','6110800004506000001','SCGCMP','SNOINTMEN060001','D','PROVISION DE INTERESES DE PRESTACIONES SOCIALES NOMINA MENSUAL  JUNIO 2014',8348.64834608331,42);" calcext:value-type="string">
            <text:p>INSERT INTO scg_dt_cmp VALUES('0001','SCGCMP','SNOINTMEN060001','2014-06-30','---','-------------------------','6110800004506000001','SCGCMP','SNOINTMEN060001','D','PROVISION DE INTERESES DE PRESTACIONES SOCIALES NOMINA MENSUAL <text:s/>JUNIO 2014',8348.64834608331,4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6];&quot;000001&quot;)" office:value-type="string" office:string-value="6110800002103000001" calcext:value-type="string">
            <text:p>6110800002103000001</text:p>
          </table:table-cell>
          <table:table-cell office:value-type="string" calcext:value-type="string">
            <text:p>SCGCMP</text:p>
          </table:table-cell>
          <table:table-cell table:formula="of:=[.C46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2103</text:p>
          </table:table-cell>
          <table:table-cell office:value-type="float" office:value="6274.26" calcext:value-type="float">
            <text:p>6274.26</text:p>
          </table:table-cell>
          <table:table-cell office:value-type="float" office:value="43" calcext:value-type="float">
            <text:p>43</text:p>
          </table:table-cell>
          <table:table-cell table:style-name="ce2" table:formula="of:=CONCATENATE(&quot;INSERT INTO scg_dt_cmp VALUES('&quot;;[.A46];&quot;','&quot;;[.B46];&quot;','&quot;;[.C46];&quot;','&quot;;[.D46];&quot;','&quot;;[.E46];&quot;','&quot;;[.F46];&quot;','&quot;;[.G46];&quot;','&quot;;[.H46];&quot;','&quot;;[.I46];&quot;','&quot;;[.J46];&quot;','&quot;;[.K46];&quot;',&quot;;[.M46];&quot;,&quot;;[.N46];&quot;);&quot;)" office:value-type="string" office:string-value="INSERT INTO scg_dt_cmp VALUES('0001','SCGCMP','SNOINTMEN060001','2014-06-30','---','-------------------------','6110800002103000001','SCGCMP','SNOINTMEN060001','D','PROVISION DE INTERESES DE PRESTACIONES SOCIALES NOMINA MENSUAL  JUNIO 2014',6274.26,43);" calcext:value-type="string">
            <text:p>INSERT INTO scg_dt_cmp VALUES('0001','SCGCMP','SNOINTMEN060001','2014-06-30','---','-------------------------','6110800002103000001','SCGCMP','SNOINTMEN060001','D','PROVISION DE INTERESES DE PRESTACIONES SOCIALES NOMINA MENSUAL <text:s/>JUNIO 2014',6274.26,4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7];&quot;000001&quot;)" office:value-type="string" office:string-value="6110800004001000001" calcext:value-type="string">
            <text:p>6110800004001000001</text:p>
          </table:table-cell>
          <table:table-cell office:value-type="string" calcext:value-type="string">
            <text:p>SCGCMP</text:p>
          </table:table-cell>
          <table:table-cell table:formula="of:=[.C47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4001</text:p>
          </table:table-cell>
          <table:table-cell office:value-type="float" office:value="3945.84717304378" calcext:value-type="float">
            <text:p>3945.85</text:p>
          </table:table-cell>
          <table:table-cell office:value-type="float" office:value="44" calcext:value-type="float">
            <text:p>44</text:p>
          </table:table-cell>
          <table:table-cell table:style-name="ce2" table:formula="of:=CONCATENATE(&quot;INSERT INTO scg_dt_cmp VALUES('&quot;;[.A47];&quot;','&quot;;[.B47];&quot;','&quot;;[.C47];&quot;','&quot;;[.D47];&quot;','&quot;;[.E47];&quot;','&quot;;[.F47];&quot;','&quot;;[.G47];&quot;','&quot;;[.H47];&quot;','&quot;;[.I47];&quot;','&quot;;[.J47];&quot;','&quot;;[.K47];&quot;',&quot;;[.M47];&quot;,&quot;;[.N47];&quot;);&quot;)" office:value-type="string" office:string-value="INSERT INTO scg_dt_cmp VALUES('0001','SCGCMP','SNOINTMEN060001','2014-06-30','---','-------------------------','6110800004001000001','SCGCMP','SNOINTMEN060001','D','PROVISION DE INTERESES DE PRESTACIONES SOCIALES NOMINA MENSUAL  JUNIO 2014',3945.84717304378,44);" calcext:value-type="string">
            <text:p>INSERT INTO scg_dt_cmp VALUES('0001','SCGCMP','SNOINTMEN060001','2014-06-30','---','-------------------------','6110800004001000001','SCGCMP','SNOINTMEN060001','D','PROVISION DE INTERESES DE PRESTACIONES SOCIALES NOMINA MENSUAL <text:s/>JUNIO 2014',3945.84717304378,44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8];&quot;000001&quot;)" office:value-type="string" office:string-value="6110800003201000001" calcext:value-type="string">
            <text:p>6110800003201000001</text:p>
          </table:table-cell>
          <table:table-cell office:value-type="string" calcext:value-type="string">
            <text:p>SCGCMP</text:p>
          </table:table-cell>
          <table:table-cell table:formula="of:=[.C48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3201</text:p>
          </table:table-cell>
          <table:table-cell office:value-type="float" office:value="60369.28" calcext:value-type="float">
            <text:p>60369.28</text:p>
          </table:table-cell>
          <table:table-cell office:value-type="float" office:value="45" calcext:value-type="float">
            <text:p>45</text:p>
          </table:table-cell>
          <table:table-cell table:style-name="ce2" table:formula="of:=CONCATENATE(&quot;INSERT INTO scg_dt_cmp VALUES('&quot;;[.A48];&quot;','&quot;;[.B48];&quot;','&quot;;[.C48];&quot;','&quot;;[.D48];&quot;','&quot;;[.E48];&quot;','&quot;;[.F48];&quot;','&quot;;[.G48];&quot;','&quot;;[.H48];&quot;','&quot;;[.I48];&quot;','&quot;;[.J48];&quot;','&quot;;[.K48];&quot;',&quot;;[.M48];&quot;,&quot;;[.N48];&quot;);&quot;)" office:value-type="string" office:string-value="INSERT INTO scg_dt_cmp VALUES('0001','SCGCMP','SNOINTMEN060001','2014-06-30','---','-------------------------','6110800003201000001','SCGCMP','SNOINTMEN060001','D','PROVISION DE INTERESES DE PRESTACIONES SOCIALES NOMINA MENSUAL  JUNIO 2014',60369.28,45);" calcext:value-type="string">
            <text:p>INSERT INTO scg_dt_cmp VALUES('0001','SCGCMP','SNOINTMEN060001','2014-06-30','---','-------------------------','6110800003201000001','SCGCMP','SNOINTMEN060001','D','PROVISION DE INTERESES DE PRESTACIONES SOCIALES NOMINA MENSUAL <text:s/>JUNIO 2014',60369.28,45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9];&quot;000001&quot;)" office:value-type="string" office:string-value="6110800001300000001" calcext:value-type="string">
            <text:p>6110800001300000001</text:p>
          </table:table-cell>
          <table:table-cell office:value-type="string" calcext:value-type="string">
            <text:p>SCGCMP</text:p>
          </table:table-cell>
          <table:table-cell table:formula="of:=[.C49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1300</text:p>
          </table:table-cell>
          <table:table-cell office:value-type="float" office:value="292.53" calcext:value-type="float">
            <text:p>292.53</text:p>
          </table:table-cell>
          <table:table-cell office:value-type="float" office:value="46" calcext:value-type="float">
            <text:p>46</text:p>
          </table:table-cell>
          <table:table-cell table:style-name="ce2" table:formula="of:=CONCATENATE(&quot;INSERT INTO scg_dt_cmp VALUES('&quot;;[.A49];&quot;','&quot;;[.B49];&quot;','&quot;;[.C49];&quot;','&quot;;[.D49];&quot;','&quot;;[.E49];&quot;','&quot;;[.F49];&quot;','&quot;;[.G49];&quot;','&quot;;[.H49];&quot;','&quot;;[.I49];&quot;','&quot;;[.J49];&quot;','&quot;;[.K49];&quot;',&quot;;[.M49];&quot;,&quot;;[.N49];&quot;);&quot;)" office:value-type="string" office:string-value="INSERT INTO scg_dt_cmp VALUES('0001','SCGCMP','SNOINTMEN060001','2014-06-30','---','-------------------------','6110800001300000001','SCGCMP','SNOINTMEN060001','D','PROVISION DE INTERESES DE PRESTACIONES SOCIALES NOMINA MENSUAL  JUNIO 2014',292.53,46);" calcext:value-type="string">
            <text:p>INSERT INTO scg_dt_cmp VALUES('0001','SCGCMP','SNOINTMEN060001','2014-06-30','---','-------------------------','6110800001300000001','SCGCMP','SNOINTMEN060001','D','PROVISION DE INTERESES DE PRESTACIONES SOCIALES NOMINA MENSUAL <text:s/>JUNIO 2014',292.53,46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50];&quot;000001&quot;)" office:value-type="string" office:string-value="6110800002905000001" calcext:value-type="string">
            <text:p>6110800002905000001</text:p>
          </table:table-cell>
          <table:table-cell office:value-type="string" calcext:value-type="string">
            <text:p>SCGCMP</text:p>
          </table:table-cell>
          <table:table-cell table:formula="of:=[.C50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2905</text:p>
          </table:table-cell>
          <table:table-cell office:value-type="float" office:value="3667.57" calcext:value-type="float">
            <text:p>3667.57</text:p>
          </table:table-cell>
          <table:table-cell office:value-type="float" office:value="47" calcext:value-type="float">
            <text:p>47</text:p>
          </table:table-cell>
          <table:table-cell table:style-name="ce2" table:formula="of:=CONCATENATE(&quot;INSERT INTO scg_dt_cmp VALUES('&quot;;[.A50];&quot;','&quot;;[.B50];&quot;','&quot;;[.C50];&quot;','&quot;;[.D50];&quot;','&quot;;[.E50];&quot;','&quot;;[.F50];&quot;','&quot;;[.G50];&quot;','&quot;;[.H50];&quot;','&quot;;[.I50];&quot;','&quot;;[.J50];&quot;','&quot;;[.K50];&quot;',&quot;;[.M50];&quot;,&quot;;[.N50];&quot;);&quot;)" office:value-type="string" office:string-value="INSERT INTO scg_dt_cmp VALUES('0001','SCGCMP','SNOINTMEN060001','2014-06-30','---','-------------------------','6110800002905000001','SCGCMP','SNOINTMEN060001','D','PROVISION DE INTERESES DE PRESTACIONES SOCIALES NOMINA MENSUAL  JUNIO 2014',3667.57,47);" calcext:value-type="string">
            <text:p>INSERT INTO scg_dt_cmp VALUES('0001','SCGCMP','SNOINTMEN060001','2014-06-30','---','-------------------------','6110800002905000001','SCGCMP','SNOINTMEN060001','D','PROVISION DE INTERESES DE PRESTACIONES SOCIALES NOMINA MENSUAL <text:s/>JUNIO 2014',3667.57,47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51];&quot;000001&quot;)" office:value-type="string" office:string-value="6110800002200000001" calcext:value-type="string">
            <text:p>6110800002200000001</text:p>
          </table:table-cell>
          <table:table-cell office:value-type="string" calcext:value-type="string">
            <text:p>SCGCMP</text:p>
          </table:table-cell>
          <table:table-cell table:formula="of:=[.C51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2200</text:p>
          </table:table-cell>
          <table:table-cell office:value-type="float" office:value="4581.89" calcext:value-type="float">
            <text:p>4581.89</text:p>
          </table:table-cell>
          <table:table-cell office:value-type="float" office:value="48" calcext:value-type="float">
            <text:p>48</text:p>
          </table:table-cell>
          <table:table-cell table:style-name="ce2" table:formula="of:=CONCATENATE(&quot;INSERT INTO scg_dt_cmp VALUES('&quot;;[.A51];&quot;','&quot;;[.B51];&quot;','&quot;;[.C51];&quot;','&quot;;[.D51];&quot;','&quot;;[.E51];&quot;','&quot;;[.F51];&quot;','&quot;;[.G51];&quot;','&quot;;[.H51];&quot;','&quot;;[.I51];&quot;','&quot;;[.J51];&quot;','&quot;;[.K51];&quot;',&quot;;[.M51];&quot;,&quot;;[.N51];&quot;);&quot;)" office:value-type="string" office:string-value="INSERT INTO scg_dt_cmp VALUES('0001','SCGCMP','SNOINTMEN060001','2014-06-30','---','-------------------------','6110800002200000001','SCGCMP','SNOINTMEN060001','D','PROVISION DE INTERESES DE PRESTACIONES SOCIALES NOMINA MENSUAL  JUNIO 2014',4581.89,48);" calcext:value-type="string">
            <text:p>INSERT INTO scg_dt_cmp VALUES('0001','SCGCMP','SNOINTMEN060001','2014-06-30','---','-------------------------','6110800002200000001','SCGCMP','SNOINTMEN060001','D','PROVISION DE INTERESES DE PRESTACIONES SOCIALES NOMINA MENSUAL <text:s/>JUNIO 2014',4581.89,48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52];&quot;000001&quot;)" office:value-type="string" office:string-value="6110800004500000001" calcext:value-type="string">
            <text:p>6110800004500000001</text:p>
          </table:table-cell>
          <table:table-cell office:value-type="string" calcext:value-type="string">
            <text:p>SCGCMP</text:p>
          </table:table-cell>
          <table:table-cell table:formula="of:=[.C52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4500</text:p>
          </table:table-cell>
          <table:table-cell office:value-type="float" office:value="4684.29" calcext:value-type="float">
            <text:p>4684.29</text:p>
          </table:table-cell>
          <table:table-cell office:value-type="float" office:value="49" calcext:value-type="float">
            <text:p>49</text:p>
          </table:table-cell>
          <table:table-cell table:style-name="ce2" table:formula="of:=CONCATENATE(&quot;INSERT INTO scg_dt_cmp VALUES('&quot;;[.A52];&quot;','&quot;;[.B52];&quot;','&quot;;[.C52];&quot;','&quot;;[.D52];&quot;','&quot;;[.E52];&quot;','&quot;;[.F52];&quot;','&quot;;[.G52];&quot;','&quot;;[.H52];&quot;','&quot;;[.I52];&quot;','&quot;;[.J52];&quot;','&quot;;[.K52];&quot;',&quot;;[.M52];&quot;,&quot;;[.N52];&quot;);&quot;)" office:value-type="string" office:string-value="INSERT INTO scg_dt_cmp VALUES('0001','SCGCMP','SNOINTMEN060001','2014-06-30','---','-------------------------','6110800004500000001','SCGCMP','SNOINTMEN060001','D','PROVISION DE INTERESES DE PRESTACIONES SOCIALES NOMINA MENSUAL  JUNIO 2014',4684.29,49);" calcext:value-type="string">
            <text:p>INSERT INTO scg_dt_cmp VALUES('0001','SCGCMP','SNOINTMEN060001','2014-06-30','---','-------------------------','6110800004500000001','SCGCMP','SNOINTMEN060001','D','PROVISION DE INTERESES DE PRESTACIONES SOCIALES NOMINA MENSUAL <text:s/>JUNIO 2014',4684.29,49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53];&quot;000001&quot;)" office:value-type="string" office:string-value="6110800002106000001" calcext:value-type="string">
            <text:p>6110800002106000001</text:p>
          </table:table-cell>
          <table:table-cell office:value-type="string" calcext:value-type="string">
            <text:p>SCGCMP</text:p>
          </table:table-cell>
          <table:table-cell table:formula="of:=[.C53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2106</text:p>
          </table:table-cell>
          <table:table-cell office:value-type="float" office:value="1037.3" calcext:value-type="float">
            <text:p>1037.30</text:p>
          </table:table-cell>
          <table:table-cell office:value-type="float" office:value="50" calcext:value-type="float">
            <text:p>50</text:p>
          </table:table-cell>
          <table:table-cell table:style-name="ce2" table:formula="of:=CONCATENATE(&quot;INSERT INTO scg_dt_cmp VALUES('&quot;;[.A53];&quot;','&quot;;[.B53];&quot;','&quot;;[.C53];&quot;','&quot;;[.D53];&quot;','&quot;;[.E53];&quot;','&quot;;[.F53];&quot;','&quot;;[.G53];&quot;','&quot;;[.H53];&quot;','&quot;;[.I53];&quot;','&quot;;[.J53];&quot;','&quot;;[.K53];&quot;',&quot;;[.M53];&quot;,&quot;;[.N53];&quot;);&quot;)" office:value-type="string" office:string-value="INSERT INTO scg_dt_cmp VALUES('0001','SCGCMP','SNOINTMEN060001','2014-06-30','---','-------------------------','6110800002106000001','SCGCMP','SNOINTMEN060001','D','PROVISION DE INTERESES DE PRESTACIONES SOCIALES NOMINA MENSUAL  JUNIO 2014',1037.3,50);" calcext:value-type="string">
            <text:p>INSERT INTO scg_dt_cmp VALUES('0001','SCGCMP','SNOINTMEN060001','2014-06-30','---','-------------------------','6110800002106000001','SCGCMP','SNOINTMEN060001','D','PROVISION DE INTERESES DE PRESTACIONES SOCIALES NOMINA MENSUAL <text:s/>JUNIO 2014',1037.3,5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54];&quot;000001&quot;)" office:value-type="string" office:string-value="6110800004800000001" calcext:value-type="string">
            <text:p>6110800004800000001</text:p>
          </table:table-cell>
          <table:table-cell office:value-type="string" calcext:value-type="string">
            <text:p>SCGCMP</text:p>
          </table:table-cell>
          <table:table-cell table:formula="of:=[.C54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4800</text:p>
          </table:table-cell>
          <table:table-cell office:value-type="float" office:value="5782.43" calcext:value-type="float">
            <text:p>5782.43</text:p>
          </table:table-cell>
          <table:table-cell office:value-type="float" office:value="51" calcext:value-type="float">
            <text:p>51</text:p>
          </table:table-cell>
          <table:table-cell table:style-name="ce2" table:formula="of:=CONCATENATE(&quot;INSERT INTO scg_dt_cmp VALUES('&quot;;[.A54];&quot;','&quot;;[.B54];&quot;','&quot;;[.C54];&quot;','&quot;;[.D54];&quot;','&quot;;[.E54];&quot;','&quot;;[.F54];&quot;','&quot;;[.G54];&quot;','&quot;;[.H54];&quot;','&quot;;[.I54];&quot;','&quot;;[.J54];&quot;','&quot;;[.K54];&quot;',&quot;;[.M54];&quot;,&quot;;[.N54];&quot;);&quot;)" office:value-type="string" office:string-value="INSERT INTO scg_dt_cmp VALUES('0001','SCGCMP','SNOINTMEN060001','2014-06-30','---','-------------------------','6110800004800000001','SCGCMP','SNOINTMEN060001','D','PROVISION DE INTERESES DE PRESTACIONES SOCIALES NOMINA MENSUAL  JUNIO 2014',5782.43,51);" calcext:value-type="string">
            <text:p>INSERT INTO scg_dt_cmp VALUES('0001','SCGCMP','SNOINTMEN060001','2014-06-30','---','-------------------------','6110800004800000001','SCGCMP','SNOINTMEN060001','D','PROVISION DE INTERESES DE PRESTACIONES SOCIALES NOMINA MENSUAL <text:s/>JUNIO 2014',5782.43,5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55];&quot;000001&quot;)" office:value-type="string" office:string-value="6110800003601000001" calcext:value-type="string">
            <text:p>6110800003601000001</text:p>
          </table:table-cell>
          <table:table-cell office:value-type="string" calcext:value-type="string">
            <text:p>SCGCMP</text:p>
          </table:table-cell>
          <table:table-cell table:formula="of:=[.C55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3601</text:p>
          </table:table-cell>
          <table:table-cell office:value-type="float" office:value="8794.48" calcext:value-type="float">
            <text:p>8794.48</text:p>
          </table:table-cell>
          <table:table-cell office:value-type="float" office:value="52" calcext:value-type="float">
            <text:p>52</text:p>
          </table:table-cell>
          <table:table-cell table:style-name="ce2" table:formula="of:=CONCATENATE(&quot;INSERT INTO scg_dt_cmp VALUES('&quot;;[.A55];&quot;','&quot;;[.B55];&quot;','&quot;;[.C55];&quot;','&quot;;[.D55];&quot;','&quot;;[.E55];&quot;','&quot;;[.F55];&quot;','&quot;;[.G55];&quot;','&quot;;[.H55];&quot;','&quot;;[.I55];&quot;','&quot;;[.J55];&quot;','&quot;;[.K55];&quot;',&quot;;[.M55];&quot;,&quot;;[.N55];&quot;);&quot;)" office:value-type="string" office:string-value="INSERT INTO scg_dt_cmp VALUES('0001','SCGCMP','SNOINTMEN060001','2014-06-30','---','-------------------------','6110800003601000001','SCGCMP','SNOINTMEN060001','D','PROVISION DE INTERESES DE PRESTACIONES SOCIALES NOMINA MENSUAL  JUNIO 2014',8794.48,52);" calcext:value-type="string">
            <text:p>INSERT INTO scg_dt_cmp VALUES('0001','SCGCMP','SNOINTMEN060001','2014-06-30','---','-------------------------','6110800003601000001','SCGCMP','SNOINTMEN060001','D','PROVISION DE INTERESES DE PRESTACIONES SOCIALES NOMINA MENSUAL <text:s/>JUNIO 2014',8794.48,5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56];&quot;000001&quot;)" office:value-type="string" office:string-value="6110800003305000001" calcext:value-type="string">
            <text:p>6110800003305000001</text:p>
          </table:table-cell>
          <table:table-cell office:value-type="string" calcext:value-type="string">
            <text:p>SCGCMP</text:p>
          </table:table-cell>
          <table:table-cell table:formula="of:=[.C56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3305</text:p>
          </table:table-cell>
          <table:table-cell office:value-type="float" office:value="12634.12" calcext:value-type="float">
            <text:p>12634.12</text:p>
          </table:table-cell>
          <table:table-cell office:value-type="float" office:value="53" calcext:value-type="float">
            <text:p>53</text:p>
          </table:table-cell>
          <table:table-cell table:style-name="ce2" table:formula="of:=CONCATENATE(&quot;INSERT INTO scg_dt_cmp VALUES('&quot;;[.A56];&quot;','&quot;;[.B56];&quot;','&quot;;[.C56];&quot;','&quot;;[.D56];&quot;','&quot;;[.E56];&quot;','&quot;;[.F56];&quot;','&quot;;[.G56];&quot;','&quot;;[.H56];&quot;','&quot;;[.I56];&quot;','&quot;;[.J56];&quot;','&quot;;[.K56];&quot;',&quot;;[.M56];&quot;,&quot;;[.N56];&quot;);&quot;)" office:value-type="string" office:string-value="INSERT INTO scg_dt_cmp VALUES('0001','SCGCMP','SNOINTMEN060001','2014-06-30','---','-------------------------','6110800003305000001','SCGCMP','SNOINTMEN060001','D','PROVISION DE INTERESES DE PRESTACIONES SOCIALES NOMINA MENSUAL  JUNIO 2014',12634.12,53);" calcext:value-type="string">
            <text:p>INSERT INTO scg_dt_cmp VALUES('0001','SCGCMP','SNOINTMEN060001','2014-06-30','---','-------------------------','6110800003305000001','SCGCMP','SNOINTMEN060001','D','PROVISION DE INTERESES DE PRESTACIONES SOCIALES NOMINA MENSUAL <text:s/>JUNIO 2014',12634.12,5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57];&quot;000001&quot;)" office:value-type="string" office:string-value="6110800002304000001" calcext:value-type="string">
            <text:p>6110800002304000001</text:p>
          </table:table-cell>
          <table:table-cell office:value-type="string" calcext:value-type="string">
            <text:p>SCGCMP</text:p>
          </table:table-cell>
          <table:table-cell table:formula="of:=[.C57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2304</text:p>
          </table:table-cell>
          <table:table-cell office:value-type="float" office:value="6503.61" calcext:value-type="float">
            <text:p>6503.61</text:p>
          </table:table-cell>
          <table:table-cell office:value-type="float" office:value="54" calcext:value-type="float">
            <text:p>54</text:p>
          </table:table-cell>
          <table:table-cell table:style-name="ce2" table:formula="of:=CONCATENATE(&quot;INSERT INTO scg_dt_cmp VALUES('&quot;;[.A57];&quot;','&quot;;[.B57];&quot;','&quot;;[.C57];&quot;','&quot;;[.D57];&quot;','&quot;;[.E57];&quot;','&quot;;[.F57];&quot;','&quot;;[.G57];&quot;','&quot;;[.H57];&quot;','&quot;;[.I57];&quot;','&quot;;[.J57];&quot;','&quot;;[.K57];&quot;',&quot;;[.M57];&quot;,&quot;;[.N57];&quot;);&quot;)" office:value-type="string" office:string-value="INSERT INTO scg_dt_cmp VALUES('0001','SCGCMP','SNOINTMEN060001','2014-06-30','---','-------------------------','6110800002304000001','SCGCMP','SNOINTMEN060001','D','PROVISION DE INTERESES DE PRESTACIONES SOCIALES NOMINA MENSUAL  JUNIO 2014',6503.61,54);" calcext:value-type="string">
            <text:p>INSERT INTO scg_dt_cmp VALUES('0001','SCGCMP','SNOINTMEN060001','2014-06-30','---','-------------------------','6110800002304000001','SCGCMP','SNOINTMEN060001','D','PROVISION DE INTERESES DE PRESTACIONES SOCIALES NOMINA MENSUAL <text:s/>JUNIO 2014',6503.61,54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58];&quot;000001&quot;)" office:value-type="string" office:string-value="6110800002602000001" calcext:value-type="string">
            <text:p>6110800002602000001</text:p>
          </table:table-cell>
          <table:table-cell office:value-type="string" calcext:value-type="string">
            <text:p>SCGCMP</text:p>
          </table:table-cell>
          <table:table-cell table:formula="of:=[.C58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2602</text:p>
          </table:table-cell>
          <table:table-cell office:value-type="float" office:value="6478.32" calcext:value-type="float">
            <text:p>6478.32</text:p>
          </table:table-cell>
          <table:table-cell office:value-type="float" office:value="55" calcext:value-type="float">
            <text:p>55</text:p>
          </table:table-cell>
          <table:table-cell table:style-name="ce2" table:formula="of:=CONCATENATE(&quot;INSERT INTO scg_dt_cmp VALUES('&quot;;[.A58];&quot;','&quot;;[.B58];&quot;','&quot;;[.C58];&quot;','&quot;;[.D58];&quot;','&quot;;[.E58];&quot;','&quot;;[.F58];&quot;','&quot;;[.G58];&quot;','&quot;;[.H58];&quot;','&quot;;[.I58];&quot;','&quot;;[.J58];&quot;','&quot;;[.K58];&quot;',&quot;;[.M58];&quot;,&quot;;[.N58];&quot;);&quot;)" office:value-type="string" office:string-value="INSERT INTO scg_dt_cmp VALUES('0001','SCGCMP','SNOINTMEN060001','2014-06-30','---','-------------------------','6110800002602000001','SCGCMP','SNOINTMEN060001','D','PROVISION DE INTERESES DE PRESTACIONES SOCIALES NOMINA MENSUAL  JUNIO 2014',6478.32,55);" calcext:value-type="string">
            <text:p>INSERT INTO scg_dt_cmp VALUES('0001','SCGCMP','SNOINTMEN060001','2014-06-30','---','-------------------------','6110800002602000001','SCGCMP','SNOINTMEN060001','D','PROVISION DE INTERESES DE PRESTACIONES SOCIALES NOMINA MENSUAL <text:s/>JUNIO 2014',6478.32,55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59];&quot;000001&quot;)" office:value-type="string" office:string-value="6110800002901000001" calcext:value-type="string">
            <text:p>6110800002901000001</text:p>
          </table:table-cell>
          <table:table-cell office:value-type="string" calcext:value-type="string">
            <text:p>SCGCMP</text:p>
          </table:table-cell>
          <table:table-cell table:formula="of:=[.C59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2901</text:p>
          </table:table-cell>
          <table:table-cell office:value-type="float" office:value="18362.3953854151" calcext:value-type="float">
            <text:p>18362.40</text:p>
          </table:table-cell>
          <table:table-cell office:value-type="float" office:value="56" calcext:value-type="float">
            <text:p>56</text:p>
          </table:table-cell>
          <table:table-cell table:style-name="ce2" table:formula="of:=CONCATENATE(&quot;INSERT INTO scg_dt_cmp VALUES('&quot;;[.A59];&quot;','&quot;;[.B59];&quot;','&quot;;[.C59];&quot;','&quot;;[.D59];&quot;','&quot;;[.E59];&quot;','&quot;;[.F59];&quot;','&quot;;[.G59];&quot;','&quot;;[.H59];&quot;','&quot;;[.I59];&quot;','&quot;;[.J59];&quot;','&quot;;[.K59];&quot;',&quot;;[.M59];&quot;,&quot;;[.N59];&quot;);&quot;)" office:value-type="string" office:string-value="INSERT INTO scg_dt_cmp VALUES('0001','SCGCMP','SNOINTMEN060001','2014-06-30','---','-------------------------','6110800002901000001','SCGCMP','SNOINTMEN060001','D','PROVISION DE INTERESES DE PRESTACIONES SOCIALES NOMINA MENSUAL  JUNIO 2014',18362.3953854151,56);" calcext:value-type="string">
            <text:p>INSERT INTO scg_dt_cmp VALUES('0001','SCGCMP','SNOINTMEN060001','2014-06-30','---','-------------------------','6110800002901000001','SCGCMP','SNOINTMEN060001','D','PROVISION DE INTERESES DE PRESTACIONES SOCIALES NOMINA MENSUAL <text:s/>JUNIO 2014',18362.3953854151,56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60];&quot;000001&quot;)" office:value-type="string" office:string-value="6110800003802000001" calcext:value-type="string">
            <text:p>6110800003802000001</text:p>
          </table:table-cell>
          <table:table-cell office:value-type="string" calcext:value-type="string">
            <text:p>SCGCMP</text:p>
          </table:table-cell>
          <table:table-cell table:formula="of:=[.C60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3802</text:p>
          </table:table-cell>
          <table:table-cell office:value-type="float" office:value="14524.99" calcext:value-type="float">
            <text:p>14524.99</text:p>
          </table:table-cell>
          <table:table-cell office:value-type="float" office:value="57" calcext:value-type="float">
            <text:p>57</text:p>
          </table:table-cell>
          <table:table-cell table:style-name="ce2" table:formula="of:=CONCATENATE(&quot;INSERT INTO scg_dt_cmp VALUES('&quot;;[.A60];&quot;','&quot;;[.B60];&quot;','&quot;;[.C60];&quot;','&quot;;[.D60];&quot;','&quot;;[.E60];&quot;','&quot;;[.F60];&quot;','&quot;;[.G60];&quot;','&quot;;[.H60];&quot;','&quot;;[.I60];&quot;','&quot;;[.J60];&quot;','&quot;;[.K60];&quot;',&quot;;[.M60];&quot;,&quot;;[.N60];&quot;);&quot;)" office:value-type="string" office:string-value="INSERT INTO scg_dt_cmp VALUES('0001','SCGCMP','SNOINTMEN060001','2014-06-30','---','-------------------------','6110800003802000001','SCGCMP','SNOINTMEN060001','D','PROVISION DE INTERESES DE PRESTACIONES SOCIALES NOMINA MENSUAL  JUNIO 2014',14524.99,57);" calcext:value-type="string">
            <text:p>INSERT INTO scg_dt_cmp VALUES('0001','SCGCMP','SNOINTMEN060001','2014-06-30','---','-------------------------','6110800003802000001','SCGCMP','SNOINTMEN060001','D','PROVISION DE INTERESES DE PRESTACIONES SOCIALES NOMINA MENSUAL <text:s/>JUNIO 2014',14524.99,57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61];&quot;000001&quot;)" office:value-type="string" office:string-value="6110800002300000001" calcext:value-type="string">
            <text:p>6110800002300000001</text:p>
          </table:table-cell>
          <table:table-cell office:value-type="string" calcext:value-type="string">
            <text:p>SCGCMP</text:p>
          </table:table-cell>
          <table:table-cell table:formula="of:=[.C61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2300</text:p>
          </table:table-cell>
          <table:table-cell office:value-type="float" office:value="2766.17" calcext:value-type="float">
            <text:p>2766.17</text:p>
          </table:table-cell>
          <table:table-cell office:value-type="float" office:value="58" calcext:value-type="float">
            <text:p>58</text:p>
          </table:table-cell>
          <table:table-cell table:style-name="ce2" table:formula="of:=CONCATENATE(&quot;INSERT INTO scg_dt_cmp VALUES('&quot;;[.A61];&quot;','&quot;;[.B61];&quot;','&quot;;[.C61];&quot;','&quot;;[.D61];&quot;','&quot;;[.E61];&quot;','&quot;;[.F61];&quot;','&quot;;[.G61];&quot;','&quot;;[.H61];&quot;','&quot;;[.I61];&quot;','&quot;;[.J61];&quot;','&quot;;[.K61];&quot;',&quot;;[.M61];&quot;,&quot;;[.N61];&quot;);&quot;)" office:value-type="string" office:string-value="INSERT INTO scg_dt_cmp VALUES('0001','SCGCMP','SNOINTMEN060001','2014-06-30','---','-------------------------','6110800002300000001','SCGCMP','SNOINTMEN060001','D','PROVISION DE INTERESES DE PRESTACIONES SOCIALES NOMINA MENSUAL  JUNIO 2014',2766.17,58);" calcext:value-type="string">
            <text:p>INSERT INTO scg_dt_cmp VALUES('0001','SCGCMP','SNOINTMEN060001','2014-06-30','---','-------------------------','6110800002300000001','SCGCMP','SNOINTMEN060001','D','PROVISION DE INTERESES DE PRESTACIONES SOCIALES NOMINA MENSUAL <text:s/>JUNIO 2014',2766.17,58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62];&quot;000001&quot;)" office:value-type="string" office:string-value="6110800002800000001" calcext:value-type="string">
            <text:p>6110800002800000001</text:p>
          </table:table-cell>
          <table:table-cell office:value-type="string" calcext:value-type="string">
            <text:p>SCGCMP</text:p>
          </table:table-cell>
          <table:table-cell table:formula="of:=[.C62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2800</text:p>
          </table:table-cell>
          <table:table-cell office:value-type="float" office:value="5553.68" calcext:value-type="float">
            <text:p>5553.68</text:p>
          </table:table-cell>
          <table:table-cell office:value-type="float" office:value="59" calcext:value-type="float">
            <text:p>59</text:p>
          </table:table-cell>
          <table:table-cell table:style-name="ce2" table:formula="of:=CONCATENATE(&quot;INSERT INTO scg_dt_cmp VALUES('&quot;;[.A62];&quot;','&quot;;[.B62];&quot;','&quot;;[.C62];&quot;','&quot;;[.D62];&quot;','&quot;;[.E62];&quot;','&quot;;[.F62];&quot;','&quot;;[.G62];&quot;','&quot;;[.H62];&quot;','&quot;;[.I62];&quot;','&quot;;[.J62];&quot;','&quot;;[.K62];&quot;',&quot;;[.M62];&quot;,&quot;;[.N62];&quot;);&quot;)" office:value-type="string" office:string-value="INSERT INTO scg_dt_cmp VALUES('0001','SCGCMP','SNOINTMEN060001','2014-06-30','---','-------------------------','6110800002800000001','SCGCMP','SNOINTMEN060001','D','PROVISION DE INTERESES DE PRESTACIONES SOCIALES NOMINA MENSUAL  JUNIO 2014',5553.68,59);" calcext:value-type="string">
            <text:p>INSERT INTO scg_dt_cmp VALUES('0001','SCGCMP','SNOINTMEN060001','2014-06-30','---','-------------------------','6110800002800000001','SCGCMP','SNOINTMEN060001','D','PROVISION DE INTERESES DE PRESTACIONES SOCIALES NOMINA MENSUAL <text:s/>JUNIO 2014',5553.68,59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63];&quot;000001&quot;)" office:value-type="string" office:string-value="6110800003101000001" calcext:value-type="string">
            <text:p>6110800003101000001</text:p>
          </table:table-cell>
          <table:table-cell office:value-type="string" calcext:value-type="string">
            <text:p>SCGCMP</text:p>
          </table:table-cell>
          <table:table-cell table:formula="of:=[.C63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3101</text:p>
          </table:table-cell>
          <table:table-cell office:value-type="float" office:value="3436.61" calcext:value-type="float">
            <text:p>3436.61</text:p>
          </table:table-cell>
          <table:table-cell office:value-type="float" office:value="60" calcext:value-type="float">
            <text:p>60</text:p>
          </table:table-cell>
          <table:table-cell table:style-name="ce2" table:formula="of:=CONCATENATE(&quot;INSERT INTO scg_dt_cmp VALUES('&quot;;[.A63];&quot;','&quot;;[.B63];&quot;','&quot;;[.C63];&quot;','&quot;;[.D63];&quot;','&quot;;[.E63];&quot;','&quot;;[.F63];&quot;','&quot;;[.G63];&quot;','&quot;;[.H63];&quot;','&quot;;[.I63];&quot;','&quot;;[.J63];&quot;','&quot;;[.K63];&quot;',&quot;;[.M63];&quot;,&quot;;[.N63];&quot;);&quot;)" office:value-type="string" office:string-value="INSERT INTO scg_dt_cmp VALUES('0001','SCGCMP','SNOINTMEN060001','2014-06-30','---','-------------------------','6110800003101000001','SCGCMP','SNOINTMEN060001','D','PROVISION DE INTERESES DE PRESTACIONES SOCIALES NOMINA MENSUAL  JUNIO 2014',3436.61,60);" calcext:value-type="string">
            <text:p>INSERT INTO scg_dt_cmp VALUES('0001','SCGCMP','SNOINTMEN060001','2014-06-30','---','-------------------------','6110800003101000001','SCGCMP','SNOINTMEN060001','D','PROVISION DE INTERESES DE PRESTACIONES SOCIALES NOMINA MENSUAL <text:s/>JUNIO 2014',3436.61,6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64];&quot;000001&quot;)" office:value-type="string" office:string-value="6110800004203000001" calcext:value-type="string">
            <text:p>6110800004203000001</text:p>
          </table:table-cell>
          <table:table-cell office:value-type="string" calcext:value-type="string">
            <text:p>SCGCMP</text:p>
          </table:table-cell>
          <table:table-cell table:formula="of:=[.C64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4203</text:p>
          </table:table-cell>
          <table:table-cell office:value-type="float" office:value="37696.99" calcext:value-type="float">
            <text:p>37696.99</text:p>
          </table:table-cell>
          <table:table-cell office:value-type="float" office:value="61" calcext:value-type="float">
            <text:p>61</text:p>
          </table:table-cell>
          <table:table-cell table:style-name="ce2" table:formula="of:=CONCATENATE(&quot;INSERT INTO scg_dt_cmp VALUES('&quot;;[.A64];&quot;','&quot;;[.B64];&quot;','&quot;;[.C64];&quot;','&quot;;[.D64];&quot;','&quot;;[.E64];&quot;','&quot;;[.F64];&quot;','&quot;;[.G64];&quot;','&quot;;[.H64];&quot;','&quot;;[.I64];&quot;','&quot;;[.J64];&quot;','&quot;;[.K64];&quot;',&quot;;[.M64];&quot;,&quot;;[.N64];&quot;);&quot;)" office:value-type="string" office:string-value="INSERT INTO scg_dt_cmp VALUES('0001','SCGCMP','SNOINTMEN060001','2014-06-30','---','-------------------------','6110800004203000001','SCGCMP','SNOINTMEN060001','D','PROVISION DE INTERESES DE PRESTACIONES SOCIALES NOMINA MENSUAL  JUNIO 2014',37696.99,61);" calcext:value-type="string">
            <text:p>INSERT INTO scg_dt_cmp VALUES('0001','SCGCMP','SNOINTMEN060001','2014-06-30','---','-------------------------','6110800004203000001','SCGCMP','SNOINTMEN060001','D','PROVISION DE INTERESES DE PRESTACIONES SOCIALES NOMINA MENSUAL <text:s/>JUNIO 2014',37696.99,6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65];&quot;000001&quot;)" office:value-type="string" office:string-value="6110800003301000001" calcext:value-type="string">
            <text:p>6110800003301000001</text:p>
          </table:table-cell>
          <table:table-cell office:value-type="string" calcext:value-type="string">
            <text:p>SCGCMP</text:p>
          </table:table-cell>
          <table:table-cell table:formula="of:=[.C65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3301</text:p>
          </table:table-cell>
          <table:table-cell office:value-type="float" office:value="5626.53223307023" calcext:value-type="float">
            <text:p>5626.53</text:p>
          </table:table-cell>
          <table:table-cell office:value-type="float" office:value="62" calcext:value-type="float">
            <text:p>62</text:p>
          </table:table-cell>
          <table:table-cell table:style-name="ce2" table:formula="of:=CONCATENATE(&quot;INSERT INTO scg_dt_cmp VALUES('&quot;;[.A65];&quot;','&quot;;[.B65];&quot;','&quot;;[.C65];&quot;','&quot;;[.D65];&quot;','&quot;;[.E65];&quot;','&quot;;[.F65];&quot;','&quot;;[.G65];&quot;','&quot;;[.H65];&quot;','&quot;;[.I65];&quot;','&quot;;[.J65];&quot;','&quot;;[.K65];&quot;',&quot;;[.M65];&quot;,&quot;;[.N65];&quot;);&quot;)" office:value-type="string" office:string-value="INSERT INTO scg_dt_cmp VALUES('0001','SCGCMP','SNOINTMEN060001','2014-06-30','---','-------------------------','6110800003301000001','SCGCMP','SNOINTMEN060001','D','PROVISION DE INTERESES DE PRESTACIONES SOCIALES NOMINA MENSUAL  JUNIO 2014',5626.53223307023,62);" calcext:value-type="string">
            <text:p>INSERT INTO scg_dt_cmp VALUES('0001','SCGCMP','SNOINTMEN060001','2014-06-30','---','-------------------------','6110800003301000001','SCGCMP','SNOINTMEN060001','D','PROVISION DE INTERESES DE PRESTACIONES SOCIALES NOMINA MENSUAL <text:s/>JUNIO 2014',5626.53223307023,6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66];&quot;000001&quot;)" office:value-type="string" office:string-value="6110800004102000001" calcext:value-type="string">
            <text:p>6110800004102000001</text:p>
          </table:table-cell>
          <table:table-cell office:value-type="string" calcext:value-type="string">
            <text:p>SCGCMP</text:p>
          </table:table-cell>
          <table:table-cell table:formula="of:=[.C66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4102</text:p>
          </table:table-cell>
          <table:table-cell office:value-type="float" office:value="5069.63" calcext:value-type="float">
            <text:p>5069.63</text:p>
          </table:table-cell>
          <table:table-cell office:value-type="float" office:value="63" calcext:value-type="float">
            <text:p>63</text:p>
          </table:table-cell>
          <table:table-cell table:style-name="ce2" table:formula="of:=CONCATENATE(&quot;INSERT INTO scg_dt_cmp VALUES('&quot;;[.A66];&quot;','&quot;;[.B66];&quot;','&quot;;[.C66];&quot;','&quot;;[.D66];&quot;','&quot;;[.E66];&quot;','&quot;;[.F66];&quot;','&quot;;[.G66];&quot;','&quot;;[.H66];&quot;','&quot;;[.I66];&quot;','&quot;;[.J66];&quot;','&quot;;[.K66];&quot;',&quot;;[.M66];&quot;,&quot;;[.N66];&quot;);&quot;)" office:value-type="string" office:string-value="INSERT INTO scg_dt_cmp VALUES('0001','SCGCMP','SNOINTMEN060001','2014-06-30','---','-------------------------','6110800004102000001','SCGCMP','SNOINTMEN060001','D','PROVISION DE INTERESES DE PRESTACIONES SOCIALES NOMINA MENSUAL  JUNIO 2014',5069.63,63);" calcext:value-type="string">
            <text:p>INSERT INTO scg_dt_cmp VALUES('0001','SCGCMP','SNOINTMEN060001','2014-06-30','---','-------------------------','6110800004102000001','SCGCMP','SNOINTMEN060001','D','PROVISION DE INTERESES DE PRESTACIONES SOCIALES NOMINA MENSUAL <text:s/>JUNIO 2014',5069.63,6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67];&quot;000001&quot;)" office:value-type="string" office:string-value="6110800003100000001" calcext:value-type="string">
            <text:p>6110800003100000001</text:p>
          </table:table-cell>
          <table:table-cell office:value-type="string" calcext:value-type="string">
            <text:p>SCGCMP</text:p>
          </table:table-cell>
          <table:table-cell table:formula="of:=[.C67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3100</text:p>
          </table:table-cell>
          <table:table-cell office:value-type="float" office:value="4137.36" calcext:value-type="float">
            <text:p>4137.36</text:p>
          </table:table-cell>
          <table:table-cell office:value-type="float" office:value="64" calcext:value-type="float">
            <text:p>64</text:p>
          </table:table-cell>
          <table:table-cell table:style-name="ce2" table:formula="of:=CONCATENATE(&quot;INSERT INTO scg_dt_cmp VALUES('&quot;;[.A67];&quot;','&quot;;[.B67];&quot;','&quot;;[.C67];&quot;','&quot;;[.D67];&quot;','&quot;;[.E67];&quot;','&quot;;[.F67];&quot;','&quot;;[.G67];&quot;','&quot;;[.H67];&quot;','&quot;;[.I67];&quot;','&quot;;[.J67];&quot;','&quot;;[.K67];&quot;',&quot;;[.M67];&quot;,&quot;;[.N67];&quot;);&quot;)" office:value-type="string" office:string-value="INSERT INTO scg_dt_cmp VALUES('0001','SCGCMP','SNOINTMEN060001','2014-06-30','---','-------------------------','6110800003100000001','SCGCMP','SNOINTMEN060001','D','PROVISION DE INTERESES DE PRESTACIONES SOCIALES NOMINA MENSUAL  JUNIO 2014',4137.36,64);" calcext:value-type="string">
            <text:p>INSERT INTO scg_dt_cmp VALUES('0001','SCGCMP','SNOINTMEN060001','2014-06-30','---','-------------------------','6110800003100000001','SCGCMP','SNOINTMEN060001','D','PROVISION DE INTERESES DE PRESTACIONES SOCIALES NOMINA MENSUAL <text:s/>JUNIO 2014',4137.36,64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68];&quot;000001&quot;)" office:value-type="string" office:string-value="6110800002402000001" calcext:value-type="string">
            <text:p>6110800002402000001</text:p>
          </table:table-cell>
          <table:table-cell office:value-type="string" calcext:value-type="string">
            <text:p>SCGCMP</text:p>
          </table:table-cell>
          <table:table-cell table:formula="of:=[.C68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2402</text:p>
          </table:table-cell>
          <table:table-cell office:value-type="float" office:value="22066.16" calcext:value-type="float">
            <text:p>22066.16</text:p>
          </table:table-cell>
          <table:table-cell office:value-type="float" office:value="65" calcext:value-type="float">
            <text:p>65</text:p>
          </table:table-cell>
          <table:table-cell table:style-name="ce2" table:formula="of:=CONCATENATE(&quot;INSERT INTO scg_dt_cmp VALUES('&quot;;[.A68];&quot;','&quot;;[.B68];&quot;','&quot;;[.C68];&quot;','&quot;;[.D68];&quot;','&quot;;[.E68];&quot;','&quot;;[.F68];&quot;','&quot;;[.G68];&quot;','&quot;;[.H68];&quot;','&quot;;[.I68];&quot;','&quot;;[.J68];&quot;','&quot;;[.K68];&quot;',&quot;;[.M68];&quot;,&quot;;[.N68];&quot;);&quot;)" office:value-type="string" office:string-value="INSERT INTO scg_dt_cmp VALUES('0001','SCGCMP','SNOINTMEN060001','2014-06-30','---','-------------------------','6110800002402000001','SCGCMP','SNOINTMEN060001','D','PROVISION DE INTERESES DE PRESTACIONES SOCIALES NOMINA MENSUAL  JUNIO 2014',22066.16,65);" calcext:value-type="string">
            <text:p>INSERT INTO scg_dt_cmp VALUES('0001','SCGCMP','SNOINTMEN060001','2014-06-30','---','-------------------------','6110800002402000001','SCGCMP','SNOINTMEN060001','D','PROVISION DE INTERESES DE PRESTACIONES SOCIALES NOMINA MENSUAL <text:s/>JUNIO 2014',22066.16,65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69];&quot;000001&quot;)" office:value-type="string" office:string-value="6110800003602000001" calcext:value-type="string">
            <text:p>6110800003602000001</text:p>
          </table:table-cell>
          <table:table-cell office:value-type="string" calcext:value-type="string">
            <text:p>SCGCMP</text:p>
          </table:table-cell>
          <table:table-cell table:formula="of:=[.C69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3602</text:p>
          </table:table-cell>
          <table:table-cell office:value-type="float" office:value="5419.31" calcext:value-type="float">
            <text:p>5419.31</text:p>
          </table:table-cell>
          <table:table-cell office:value-type="float" office:value="66" calcext:value-type="float">
            <text:p>66</text:p>
          </table:table-cell>
          <table:table-cell table:style-name="ce2" table:formula="of:=CONCATENATE(&quot;INSERT INTO scg_dt_cmp VALUES('&quot;;[.A69];&quot;','&quot;;[.B69];&quot;','&quot;;[.C69];&quot;','&quot;;[.D69];&quot;','&quot;;[.E69];&quot;','&quot;;[.F69];&quot;','&quot;;[.G69];&quot;','&quot;;[.H69];&quot;','&quot;;[.I69];&quot;','&quot;;[.J69];&quot;','&quot;;[.K69];&quot;',&quot;;[.M69];&quot;,&quot;;[.N69];&quot;);&quot;)" office:value-type="string" office:string-value="INSERT INTO scg_dt_cmp VALUES('0001','SCGCMP','SNOINTMEN060001','2014-06-30','---','-------------------------','6110800003602000001','SCGCMP','SNOINTMEN060001','D','PROVISION DE INTERESES DE PRESTACIONES SOCIALES NOMINA MENSUAL  JUNIO 2014',5419.31,66);" calcext:value-type="string">
            <text:p>INSERT INTO scg_dt_cmp VALUES('0001','SCGCMP','SNOINTMEN060001','2014-06-30','---','-------------------------','6110800003602000001','SCGCMP','SNOINTMEN060001','D','PROVISION DE INTERESES DE PRESTACIONES SOCIALES NOMINA MENSUAL <text:s/>JUNIO 2014',5419.31,66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70];&quot;000001&quot;)" office:value-type="string" office:string-value="6110800003903000001" calcext:value-type="string">
            <text:p>6110800003903000001</text:p>
          </table:table-cell>
          <table:table-cell office:value-type="string" calcext:value-type="string">
            <text:p>SCGCMP</text:p>
          </table:table-cell>
          <table:table-cell table:formula="of:=[.C70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3903</text:p>
          </table:table-cell>
          <table:table-cell office:value-type="float" office:value="3281.19" calcext:value-type="float">
            <text:p>3281.19</text:p>
          </table:table-cell>
          <table:table-cell office:value-type="float" office:value="67" calcext:value-type="float">
            <text:p>67</text:p>
          </table:table-cell>
          <table:table-cell table:style-name="ce2" table:formula="of:=CONCATENATE(&quot;INSERT INTO scg_dt_cmp VALUES('&quot;;[.A70];&quot;','&quot;;[.B70];&quot;','&quot;;[.C70];&quot;','&quot;;[.D70];&quot;','&quot;;[.E70];&quot;','&quot;;[.F70];&quot;','&quot;;[.G70];&quot;','&quot;;[.H70];&quot;','&quot;;[.I70];&quot;','&quot;;[.J70];&quot;','&quot;;[.K70];&quot;',&quot;;[.M70];&quot;,&quot;;[.N70];&quot;);&quot;)" office:value-type="string" office:string-value="INSERT INTO scg_dt_cmp VALUES('0001','SCGCMP','SNOINTMEN060001','2014-06-30','---','-------------------------','6110800003903000001','SCGCMP','SNOINTMEN060001','D','PROVISION DE INTERESES DE PRESTACIONES SOCIALES NOMINA MENSUAL  JUNIO 2014',3281.19,67);" calcext:value-type="string">
            <text:p>INSERT INTO scg_dt_cmp VALUES('0001','SCGCMP','SNOINTMEN060001','2014-06-30','---','-------------------------','6110800003903000001','SCGCMP','SNOINTMEN060001','D','PROVISION DE INTERESES DE PRESTACIONES SOCIALES NOMINA MENSUAL <text:s/>JUNIO 2014',3281.19,67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71];&quot;000001&quot;)" office:value-type="string" office:string-value="6110800004504000001" calcext:value-type="string">
            <text:p>6110800004504000001</text:p>
          </table:table-cell>
          <table:table-cell office:value-type="string" calcext:value-type="string">
            <text:p>SCGCMP</text:p>
          </table:table-cell>
          <table:table-cell table:formula="of:=[.C71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4504</text:p>
          </table:table-cell>
          <table:table-cell office:value-type="float" office:value="4791.00019150898" calcext:value-type="float">
            <text:p>4791.00</text:p>
          </table:table-cell>
          <table:table-cell office:value-type="float" office:value="68" calcext:value-type="float">
            <text:p>68</text:p>
          </table:table-cell>
          <table:table-cell table:style-name="ce2" table:formula="of:=CONCATENATE(&quot;INSERT INTO scg_dt_cmp VALUES('&quot;;[.A71];&quot;','&quot;;[.B71];&quot;','&quot;;[.C71];&quot;','&quot;;[.D71];&quot;','&quot;;[.E71];&quot;','&quot;;[.F71];&quot;','&quot;;[.G71];&quot;','&quot;;[.H71];&quot;','&quot;;[.I71];&quot;','&quot;;[.J71];&quot;','&quot;;[.K71];&quot;',&quot;;[.M71];&quot;,&quot;;[.N71];&quot;);&quot;)" office:value-type="string" office:string-value="INSERT INTO scg_dt_cmp VALUES('0001','SCGCMP','SNOINTMEN060001','2014-06-30','---','-------------------------','6110800004504000001','SCGCMP','SNOINTMEN060001','D','PROVISION DE INTERESES DE PRESTACIONES SOCIALES NOMINA MENSUAL  JUNIO 2014',4791.00019150898,68);" calcext:value-type="string">
            <text:p>INSERT INTO scg_dt_cmp VALUES('0001','SCGCMP','SNOINTMEN060001','2014-06-30','---','-------------------------','6110800004504000001','SCGCMP','SNOINTMEN060001','D','PROVISION DE INTERESES DE PRESTACIONES SOCIALES NOMINA MENSUAL <text:s/>JUNIO 2014',4791.00019150898,68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72];&quot;000001&quot;)" office:value-type="string" office:string-value="6110800002002000001" calcext:value-type="string">
            <text:p>6110800002002000001</text:p>
          </table:table-cell>
          <table:table-cell office:value-type="string" calcext:value-type="string">
            <text:p>SCGCMP</text:p>
          </table:table-cell>
          <table:table-cell table:formula="of:=[.C72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2002</text:p>
          </table:table-cell>
          <table:table-cell office:value-type="float" office:value="66030.4189753217" calcext:value-type="float">
            <text:p>66030.42</text:p>
          </table:table-cell>
          <table:table-cell office:value-type="float" office:value="69" calcext:value-type="float">
            <text:p>69</text:p>
          </table:table-cell>
          <table:table-cell table:style-name="ce2" table:formula="of:=CONCATENATE(&quot;INSERT INTO scg_dt_cmp VALUES('&quot;;[.A72];&quot;','&quot;;[.B72];&quot;','&quot;;[.C72];&quot;','&quot;;[.D72];&quot;','&quot;;[.E72];&quot;','&quot;;[.F72];&quot;','&quot;;[.G72];&quot;','&quot;;[.H72];&quot;','&quot;;[.I72];&quot;','&quot;;[.J72];&quot;','&quot;;[.K72];&quot;',&quot;;[.M72];&quot;,&quot;;[.N72];&quot;);&quot;)" office:value-type="string" office:string-value="INSERT INTO scg_dt_cmp VALUES('0001','SCGCMP','SNOINTMEN060001','2014-06-30','---','-------------------------','6110800002002000001','SCGCMP','SNOINTMEN060001','D','PROVISION DE INTERESES DE PRESTACIONES SOCIALES NOMINA MENSUAL  JUNIO 2014',66030.4189753217,69);" calcext:value-type="string">
            <text:p>INSERT INTO scg_dt_cmp VALUES('0001','SCGCMP','SNOINTMEN060001','2014-06-30','---','-------------------------','6110800002002000001','SCGCMP','SNOINTMEN060001','D','PROVISION DE INTERESES DE PRESTACIONES SOCIALES NOMINA MENSUAL <text:s/>JUNIO 2014',66030.4189753217,69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73];&quot;000001&quot;)" office:value-type="string" office:string-value="6110800002500000001" calcext:value-type="string">
            <text:p>6110800002500000001</text:p>
          </table:table-cell>
          <table:table-cell office:value-type="string" calcext:value-type="string">
            <text:p>SCGCMP</text:p>
          </table:table-cell>
          <table:table-cell table:formula="of:=[.C73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2500</text:p>
          </table:table-cell>
          <table:table-cell office:value-type="float" office:value="7738.22" calcext:value-type="float">
            <text:p>7738.22</text:p>
          </table:table-cell>
          <table:table-cell office:value-type="float" office:value="70" calcext:value-type="float">
            <text:p>70</text:p>
          </table:table-cell>
          <table:table-cell table:style-name="ce2" table:formula="of:=CONCATENATE(&quot;INSERT INTO scg_dt_cmp VALUES('&quot;;[.A73];&quot;','&quot;;[.B73];&quot;','&quot;;[.C73];&quot;','&quot;;[.D73];&quot;','&quot;;[.E73];&quot;','&quot;;[.F73];&quot;','&quot;;[.G73];&quot;','&quot;;[.H73];&quot;','&quot;;[.I73];&quot;','&quot;;[.J73];&quot;','&quot;;[.K73];&quot;',&quot;;[.M73];&quot;,&quot;;[.N73];&quot;);&quot;)" office:value-type="string" office:string-value="INSERT INTO scg_dt_cmp VALUES('0001','SCGCMP','SNOINTMEN060001','2014-06-30','---','-------------------------','6110800002500000001','SCGCMP','SNOINTMEN060001','D','PROVISION DE INTERESES DE PRESTACIONES SOCIALES NOMINA MENSUAL  JUNIO 2014',7738.22,70);" calcext:value-type="string">
            <text:p>INSERT INTO scg_dt_cmp VALUES('0001','SCGCMP','SNOINTMEN060001','2014-06-30','---','-------------------------','6110800002500000001','SCGCMP','SNOINTMEN060001','D','PROVISION DE INTERESES DE PRESTACIONES SOCIALES NOMINA MENSUAL <text:s/>JUNIO 2014',7738.22,7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74];&quot;000001&quot;)" office:value-type="string" office:string-value="6110800002105000001" calcext:value-type="string">
            <text:p>6110800002105000001</text:p>
          </table:table-cell>
          <table:table-cell office:value-type="string" calcext:value-type="string">
            <text:p>SCGCMP</text:p>
          </table:table-cell>
          <table:table-cell table:formula="of:=[.C74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2105</text:p>
          </table:table-cell>
          <table:table-cell office:value-type="float" office:value="1742.95" calcext:value-type="float">
            <text:p>1742.95</text:p>
          </table:table-cell>
          <table:table-cell office:value-type="float" office:value="71" calcext:value-type="float">
            <text:p>71</text:p>
          </table:table-cell>
          <table:table-cell table:style-name="ce2" table:formula="of:=CONCATENATE(&quot;INSERT INTO scg_dt_cmp VALUES('&quot;;[.A74];&quot;','&quot;;[.B74];&quot;','&quot;;[.C74];&quot;','&quot;;[.D74];&quot;','&quot;;[.E74];&quot;','&quot;;[.F74];&quot;','&quot;;[.G74];&quot;','&quot;;[.H74];&quot;','&quot;;[.I74];&quot;','&quot;;[.J74];&quot;','&quot;;[.K74];&quot;',&quot;;[.M74];&quot;,&quot;;[.N74];&quot;);&quot;)" office:value-type="string" office:string-value="INSERT INTO scg_dt_cmp VALUES('0001','SCGCMP','SNOINTMEN060001','2014-06-30','---','-------------------------','6110800002105000001','SCGCMP','SNOINTMEN060001','D','PROVISION DE INTERESES DE PRESTACIONES SOCIALES NOMINA MENSUAL  JUNIO 2014',1742.95,71);" calcext:value-type="string">
            <text:p>INSERT INTO scg_dt_cmp VALUES('0001','SCGCMP','SNOINTMEN060001','2014-06-30','---','-------------------------','6110800002105000001','SCGCMP','SNOINTMEN060001','D','PROVISION DE INTERESES DE PRESTACIONES SOCIALES NOMINA MENSUAL <text:s/>JUNIO 2014',1742.95,7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75];&quot;000001&quot;)" office:value-type="string" office:string-value="6110800004103000001" calcext:value-type="string">
            <text:p>6110800004103000001</text:p>
          </table:table-cell>
          <table:table-cell office:value-type="string" calcext:value-type="string">
            <text:p>SCGCMP</text:p>
          </table:table-cell>
          <table:table-cell table:formula="of:=[.C75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4103</text:p>
          </table:table-cell>
          <table:table-cell office:value-type="float" office:value="3272.02" calcext:value-type="float">
            <text:p>3272.02</text:p>
          </table:table-cell>
          <table:table-cell office:value-type="float" office:value="72" calcext:value-type="float">
            <text:p>72</text:p>
          </table:table-cell>
          <table:table-cell table:style-name="ce2" table:formula="of:=CONCATENATE(&quot;INSERT INTO scg_dt_cmp VALUES('&quot;;[.A75];&quot;','&quot;;[.B75];&quot;','&quot;;[.C75];&quot;','&quot;;[.D75];&quot;','&quot;;[.E75];&quot;','&quot;;[.F75];&quot;','&quot;;[.G75];&quot;','&quot;;[.H75];&quot;','&quot;;[.I75];&quot;','&quot;;[.J75];&quot;','&quot;;[.K75];&quot;',&quot;;[.M75];&quot;,&quot;;[.N75];&quot;);&quot;)" office:value-type="string" office:string-value="INSERT INTO scg_dt_cmp VALUES('0001','SCGCMP','SNOINTMEN060001','2014-06-30','---','-------------------------','6110800004103000001','SCGCMP','SNOINTMEN060001','D','PROVISION DE INTERESES DE PRESTACIONES SOCIALES NOMINA MENSUAL  JUNIO 2014',3272.02,72);" calcext:value-type="string">
            <text:p>INSERT INTO scg_dt_cmp VALUES('0001','SCGCMP','SNOINTMEN060001','2014-06-30','---','-------------------------','6110800004103000001','SCGCMP','SNOINTMEN060001','D','PROVISION DE INTERESES DE PRESTACIONES SOCIALES NOMINA MENSUAL <text:s/>JUNIO 2014',3272.02,7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76];&quot;000001&quot;)" office:value-type="string" office:string-value="6110800004002000001" calcext:value-type="string">
            <text:p>6110800004002000001</text:p>
          </table:table-cell>
          <table:table-cell office:value-type="string" calcext:value-type="string">
            <text:p>SCGCMP</text:p>
          </table:table-cell>
          <table:table-cell table:formula="of:=[.C76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4002</text:p>
          </table:table-cell>
          <table:table-cell office:value-type="float" office:value="7101.49" calcext:value-type="float">
            <text:p>7101.49</text:p>
          </table:table-cell>
          <table:table-cell office:value-type="float" office:value="73" calcext:value-type="float">
            <text:p>73</text:p>
          </table:table-cell>
          <table:table-cell table:style-name="ce2" table:formula="of:=CONCATENATE(&quot;INSERT INTO scg_dt_cmp VALUES('&quot;;[.A76];&quot;','&quot;;[.B76];&quot;','&quot;;[.C76];&quot;','&quot;;[.D76];&quot;','&quot;;[.E76];&quot;','&quot;;[.F76];&quot;','&quot;;[.G76];&quot;','&quot;;[.H76];&quot;','&quot;;[.I76];&quot;','&quot;;[.J76];&quot;','&quot;;[.K76];&quot;',&quot;;[.M76];&quot;,&quot;;[.N76];&quot;);&quot;)" office:value-type="string" office:string-value="INSERT INTO scg_dt_cmp VALUES('0001','SCGCMP','SNOINTMEN060001','2014-06-30','---','-------------------------','6110800004002000001','SCGCMP','SNOINTMEN060001','D','PROVISION DE INTERESES DE PRESTACIONES SOCIALES NOMINA MENSUAL  JUNIO 2014',7101.49,73);" calcext:value-type="string">
            <text:p>INSERT INTO scg_dt_cmp VALUES('0001','SCGCMP','SNOINTMEN060001','2014-06-30','---','-------------------------','6110800004002000001','SCGCMP','SNOINTMEN060001','D','PROVISION DE INTERESES DE PRESTACIONES SOCIALES NOMINA MENSUAL <text:s/>JUNIO 2014',7101.49,7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77];&quot;000001&quot;)" office:value-type="string" office:string-value="6110800002805000001" calcext:value-type="string">
            <text:p>6110800002805000001</text:p>
          </table:table-cell>
          <table:table-cell office:value-type="string" calcext:value-type="string">
            <text:p>SCGCMP</text:p>
          </table:table-cell>
          <table:table-cell table:formula="of:=[.C77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2805</text:p>
          </table:table-cell>
          <table:table-cell office:value-type="float" office:value="5355.56" calcext:value-type="float">
            <text:p>5355.56</text:p>
          </table:table-cell>
          <table:table-cell office:value-type="float" office:value="74" calcext:value-type="float">
            <text:p>74</text:p>
          </table:table-cell>
          <table:table-cell table:style-name="ce2" table:formula="of:=CONCATENATE(&quot;INSERT INTO scg_dt_cmp VALUES('&quot;;[.A77];&quot;','&quot;;[.B77];&quot;','&quot;;[.C77];&quot;','&quot;;[.D77];&quot;','&quot;;[.E77];&quot;','&quot;;[.F77];&quot;','&quot;;[.G77];&quot;','&quot;;[.H77];&quot;','&quot;;[.I77];&quot;','&quot;;[.J77];&quot;','&quot;;[.K77];&quot;',&quot;;[.M77];&quot;,&quot;;[.N77];&quot;);&quot;)" office:value-type="string" office:string-value="INSERT INTO scg_dt_cmp VALUES('0001','SCGCMP','SNOINTMEN060001','2014-06-30','---','-------------------------','6110800002805000001','SCGCMP','SNOINTMEN060001','D','PROVISION DE INTERESES DE PRESTACIONES SOCIALES NOMINA MENSUAL  JUNIO 2014',5355.56,74);" calcext:value-type="string">
            <text:p>INSERT INTO scg_dt_cmp VALUES('0001','SCGCMP','SNOINTMEN060001','2014-06-30','---','-------------------------','6110800002805000001','SCGCMP','SNOINTMEN060001','D','PROVISION DE INTERESES DE PRESTACIONES SOCIALES NOMINA MENSUAL <text:s/>JUNIO 2014',5355.56,74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78];&quot;000001&quot;)" office:value-type="string" office:string-value="6110800004601000001" calcext:value-type="string">
            <text:p>6110800004601000001</text:p>
          </table:table-cell>
          <table:table-cell office:value-type="string" calcext:value-type="string">
            <text:p>SCGCMP</text:p>
          </table:table-cell>
          <table:table-cell table:formula="of:=[.C78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4601</text:p>
          </table:table-cell>
          <table:table-cell office:value-type="float" office:value="17356.58" calcext:value-type="float">
            <text:p>17356.58</text:p>
          </table:table-cell>
          <table:table-cell office:value-type="float" office:value="75" calcext:value-type="float">
            <text:p>75</text:p>
          </table:table-cell>
          <table:table-cell table:style-name="ce2" table:formula="of:=CONCATENATE(&quot;INSERT INTO scg_dt_cmp VALUES('&quot;;[.A78];&quot;','&quot;;[.B78];&quot;','&quot;;[.C78];&quot;','&quot;;[.D78];&quot;','&quot;;[.E78];&quot;','&quot;;[.F78];&quot;','&quot;;[.G78];&quot;','&quot;;[.H78];&quot;','&quot;;[.I78];&quot;','&quot;;[.J78];&quot;','&quot;;[.K78];&quot;',&quot;;[.M78];&quot;,&quot;;[.N78];&quot;);&quot;)" office:value-type="string" office:string-value="INSERT INTO scg_dt_cmp VALUES('0001','SCGCMP','SNOINTMEN060001','2014-06-30','---','-------------------------','6110800004601000001','SCGCMP','SNOINTMEN060001','D','PROVISION DE INTERESES DE PRESTACIONES SOCIALES NOMINA MENSUAL  JUNIO 2014',17356.58,75);" calcext:value-type="string">
            <text:p>INSERT INTO scg_dt_cmp VALUES('0001','SCGCMP','SNOINTMEN060001','2014-06-30','---','-------------------------','6110800004601000001','SCGCMP','SNOINTMEN060001','D','PROVISION DE INTERESES DE PRESTACIONES SOCIALES NOMINA MENSUAL <text:s/>JUNIO 2014',17356.58,75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79];&quot;000001&quot;)" office:value-type="string" office:string-value="6110800002400000001" calcext:value-type="string">
            <text:p>6110800002400000001</text:p>
          </table:table-cell>
          <table:table-cell office:value-type="string" calcext:value-type="string">
            <text:p>SCGCMP</text:p>
          </table:table-cell>
          <table:table-cell table:formula="of:=[.C79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2400</text:p>
          </table:table-cell>
          <table:table-cell office:value-type="float" office:value="14475.4856917364" calcext:value-type="float">
            <text:p>14475.49</text:p>
          </table:table-cell>
          <table:table-cell office:value-type="float" office:value="76" calcext:value-type="float">
            <text:p>76</text:p>
          </table:table-cell>
          <table:table-cell table:style-name="ce2" table:formula="of:=CONCATENATE(&quot;INSERT INTO scg_dt_cmp VALUES('&quot;;[.A79];&quot;','&quot;;[.B79];&quot;','&quot;;[.C79];&quot;','&quot;;[.D79];&quot;','&quot;;[.E79];&quot;','&quot;;[.F79];&quot;','&quot;;[.G79];&quot;','&quot;;[.H79];&quot;','&quot;;[.I79];&quot;','&quot;;[.J79];&quot;','&quot;;[.K79];&quot;',&quot;;[.M79];&quot;,&quot;;[.N79];&quot;);&quot;)" office:value-type="string" office:string-value="INSERT INTO scg_dt_cmp VALUES('0001','SCGCMP','SNOINTMEN060001','2014-06-30','---','-------------------------','6110800002400000001','SCGCMP','SNOINTMEN060001','D','PROVISION DE INTERESES DE PRESTACIONES SOCIALES NOMINA MENSUAL  JUNIO 2014',14475.4856917364,76);" calcext:value-type="string">
            <text:p>INSERT INTO scg_dt_cmp VALUES('0001','SCGCMP','SNOINTMEN060001','2014-06-30','---','-------------------------','6110800002400000001','SCGCMP','SNOINTMEN060001','D','PROVISION DE INTERESES DE PRESTACIONES SOCIALES NOMINA MENSUAL <text:s/>JUNIO 2014',14475.4856917364,76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80];&quot;000001&quot;)" office:value-type="string" office:string-value="6110800003300000001" calcext:value-type="string">
            <text:p>6110800003300000001</text:p>
          </table:table-cell>
          <table:table-cell office:value-type="string" calcext:value-type="string">
            <text:p>SCGCMP</text:p>
          </table:table-cell>
          <table:table-cell table:formula="of:=[.C80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3300</text:p>
          </table:table-cell>
          <table:table-cell office:value-type="float" office:value="10858.71" calcext:value-type="float">
            <text:p>10858.71</text:p>
          </table:table-cell>
          <table:table-cell office:value-type="float" office:value="77" calcext:value-type="float">
            <text:p>77</text:p>
          </table:table-cell>
          <table:table-cell table:style-name="ce2" table:formula="of:=CONCATENATE(&quot;INSERT INTO scg_dt_cmp VALUES('&quot;;[.A80];&quot;','&quot;;[.B80];&quot;','&quot;;[.C80];&quot;','&quot;;[.D80];&quot;','&quot;;[.E80];&quot;','&quot;;[.F80];&quot;','&quot;;[.G80];&quot;','&quot;;[.H80];&quot;','&quot;;[.I80];&quot;','&quot;;[.J80];&quot;','&quot;;[.K80];&quot;',&quot;;[.M80];&quot;,&quot;;[.N80];&quot;);&quot;)" office:value-type="string" office:string-value="INSERT INTO scg_dt_cmp VALUES('0001','SCGCMP','SNOINTMEN060001','2014-06-30','---','-------------------------','6110800003300000001','SCGCMP','SNOINTMEN060001','D','PROVISION DE INTERESES DE PRESTACIONES SOCIALES NOMINA MENSUAL  JUNIO 2014',10858.71,77);" calcext:value-type="string">
            <text:p>INSERT INTO scg_dt_cmp VALUES('0001','SCGCMP','SNOINTMEN060001','2014-06-30','---','-------------------------','6110800003300000001','SCGCMP','SNOINTMEN060001','D','PROVISION DE INTERESES DE PRESTACIONES SOCIALES NOMINA MENSUAL <text:s/>JUNIO 2014',10858.71,77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81];&quot;000001&quot;)" office:value-type="string" office:string-value="6110800002405000001" calcext:value-type="string">
            <text:p>6110800002405000001</text:p>
          </table:table-cell>
          <table:table-cell office:value-type="string" calcext:value-type="string">
            <text:p>SCGCMP</text:p>
          </table:table-cell>
          <table:table-cell table:formula="of:=[.C81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2405</text:p>
          </table:table-cell>
          <table:table-cell office:value-type="float" office:value="2860.54" calcext:value-type="float">
            <text:p>2860.54</text:p>
          </table:table-cell>
          <table:table-cell office:value-type="float" office:value="78" calcext:value-type="float">
            <text:p>78</text:p>
          </table:table-cell>
          <table:table-cell table:style-name="ce2" table:formula="of:=CONCATENATE(&quot;INSERT INTO scg_dt_cmp VALUES('&quot;;[.A81];&quot;','&quot;;[.B81];&quot;','&quot;;[.C81];&quot;','&quot;;[.D81];&quot;','&quot;;[.E81];&quot;','&quot;;[.F81];&quot;','&quot;;[.G81];&quot;','&quot;;[.H81];&quot;','&quot;;[.I81];&quot;','&quot;;[.J81];&quot;','&quot;;[.K81];&quot;',&quot;;[.M81];&quot;,&quot;;[.N81];&quot;);&quot;)" office:value-type="string" office:string-value="INSERT INTO scg_dt_cmp VALUES('0001','SCGCMP','SNOINTMEN060001','2014-06-30','---','-------------------------','6110800002405000001','SCGCMP','SNOINTMEN060001','D','PROVISION DE INTERESES DE PRESTACIONES SOCIALES NOMINA MENSUAL  JUNIO 2014',2860.54,78);" calcext:value-type="string">
            <text:p>INSERT INTO scg_dt_cmp VALUES('0001','SCGCMP','SNOINTMEN060001','2014-06-30','---','-------------------------','6110800002405000001','SCGCMP','SNOINTMEN060001','D','PROVISION DE INTERESES DE PRESTACIONES SOCIALES NOMINA MENSUAL <text:s/>JUNIO 2014',2860.54,78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82];&quot;000001&quot;)" office:value-type="string" office:string-value="6110800002904000001" calcext:value-type="string">
            <text:p>6110800002904000001</text:p>
          </table:table-cell>
          <table:table-cell office:value-type="string" calcext:value-type="string">
            <text:p>SCGCMP</text:p>
          </table:table-cell>
          <table:table-cell table:formula="of:=[.C82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2904</text:p>
          </table:table-cell>
          <table:table-cell office:value-type="float" office:value="5543.42" calcext:value-type="float">
            <text:p>5543.42</text:p>
          </table:table-cell>
          <table:table-cell office:value-type="float" office:value="79" calcext:value-type="float">
            <text:p>79</text:p>
          </table:table-cell>
          <table:table-cell table:style-name="ce2" table:formula="of:=CONCATENATE(&quot;INSERT INTO scg_dt_cmp VALUES('&quot;;[.A82];&quot;','&quot;;[.B82];&quot;','&quot;;[.C82];&quot;','&quot;;[.D82];&quot;','&quot;;[.E82];&quot;','&quot;;[.F82];&quot;','&quot;;[.G82];&quot;','&quot;;[.H82];&quot;','&quot;;[.I82];&quot;','&quot;;[.J82];&quot;','&quot;;[.K82];&quot;',&quot;;[.M82];&quot;,&quot;;[.N82];&quot;);&quot;)" office:value-type="string" office:string-value="INSERT INTO scg_dt_cmp VALUES('0001','SCGCMP','SNOINTMEN060001','2014-06-30','---','-------------------------','6110800002904000001','SCGCMP','SNOINTMEN060001','D','PROVISION DE INTERESES DE PRESTACIONES SOCIALES NOMINA MENSUAL  JUNIO 2014',5543.42,79);" calcext:value-type="string">
            <text:p>INSERT INTO scg_dt_cmp VALUES('0001','SCGCMP','SNOINTMEN060001','2014-06-30','---','-------------------------','6110800002904000001','SCGCMP','SNOINTMEN060001','D','PROVISION DE INTERESES DE PRESTACIONES SOCIALES NOMINA MENSUAL <text:s/>JUNIO 2014',5543.42,79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83];&quot;000001&quot;)" office:value-type="string" office:string-value="6110800002801000001" calcext:value-type="string">
            <text:p>6110800002801000001</text:p>
          </table:table-cell>
          <table:table-cell office:value-type="string" calcext:value-type="string">
            <text:p>SCGCMP</text:p>
          </table:table-cell>
          <table:table-cell table:formula="of:=[.C83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2801</text:p>
          </table:table-cell>
          <table:table-cell office:value-type="float" office:value="6351.71" calcext:value-type="float">
            <text:p>6351.71</text:p>
          </table:table-cell>
          <table:table-cell office:value-type="float" office:value="80" calcext:value-type="float">
            <text:p>80</text:p>
          </table:table-cell>
          <table:table-cell table:style-name="ce2" table:formula="of:=CONCATENATE(&quot;INSERT INTO scg_dt_cmp VALUES('&quot;;[.A83];&quot;','&quot;;[.B83];&quot;','&quot;;[.C83];&quot;','&quot;;[.D83];&quot;','&quot;;[.E83];&quot;','&quot;;[.F83];&quot;','&quot;;[.G83];&quot;','&quot;;[.H83];&quot;','&quot;;[.I83];&quot;','&quot;;[.J83];&quot;','&quot;;[.K83];&quot;',&quot;;[.M83];&quot;,&quot;;[.N83];&quot;);&quot;)" office:value-type="string" office:string-value="INSERT INTO scg_dt_cmp VALUES('0001','SCGCMP','SNOINTMEN060001','2014-06-30','---','-------------------------','6110800002801000001','SCGCMP','SNOINTMEN060001','D','PROVISION DE INTERESES DE PRESTACIONES SOCIALES NOMINA MENSUAL  JUNIO 2014',6351.71,80);" calcext:value-type="string">
            <text:p>INSERT INTO scg_dt_cmp VALUES('0001','SCGCMP','SNOINTMEN060001','2014-06-30','---','-------------------------','6110800002801000001','SCGCMP','SNOINTMEN060001','D','PROVISION DE INTERESES DE PRESTACIONES SOCIALES NOMINA MENSUAL <text:s/>JUNIO 2014',6351.71,8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84];&quot;000001&quot;)" office:value-type="string" office:string-value="6110800004603000001" calcext:value-type="string">
            <text:p>6110800004603000001</text:p>
          </table:table-cell>
          <table:table-cell office:value-type="string" calcext:value-type="string">
            <text:p>SCGCMP</text:p>
          </table:table-cell>
          <table:table-cell table:formula="of:=[.C84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4603</text:p>
          </table:table-cell>
          <table:table-cell office:value-type="float" office:value="8508.21" calcext:value-type="float">
            <text:p>8508.21</text:p>
          </table:table-cell>
          <table:table-cell office:value-type="float" office:value="81" calcext:value-type="float">
            <text:p>81</text:p>
          </table:table-cell>
          <table:table-cell table:style-name="ce2" table:formula="of:=CONCATENATE(&quot;INSERT INTO scg_dt_cmp VALUES('&quot;;[.A84];&quot;','&quot;;[.B84];&quot;','&quot;;[.C84];&quot;','&quot;;[.D84];&quot;','&quot;;[.E84];&quot;','&quot;;[.F84];&quot;','&quot;;[.G84];&quot;','&quot;;[.H84];&quot;','&quot;;[.I84];&quot;','&quot;;[.J84];&quot;','&quot;;[.K84];&quot;',&quot;;[.M84];&quot;,&quot;;[.N84];&quot;);&quot;)" office:value-type="string" office:string-value="INSERT INTO scg_dt_cmp VALUES('0001','SCGCMP','SNOINTMEN060001','2014-06-30','---','-------------------------','6110800004603000001','SCGCMP','SNOINTMEN060001','D','PROVISION DE INTERESES DE PRESTACIONES SOCIALES NOMINA MENSUAL  JUNIO 2014',8508.21,81);" calcext:value-type="string">
            <text:p>INSERT INTO scg_dt_cmp VALUES('0001','SCGCMP','SNOINTMEN060001','2014-06-30','---','-------------------------','6110800004603000001','SCGCMP','SNOINTMEN060001','D','PROVISION DE INTERESES DE PRESTACIONES SOCIALES NOMINA MENSUAL <text:s/>JUNIO 2014',8508.21,8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85];&quot;000001&quot;)" office:value-type="string" office:string-value="6110800004400000001" calcext:value-type="string">
            <text:p>6110800004400000001</text:p>
          </table:table-cell>
          <table:table-cell office:value-type="string" calcext:value-type="string">
            <text:p>SCGCMP</text:p>
          </table:table-cell>
          <table:table-cell table:formula="of:=[.C85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4400</text:p>
          </table:table-cell>
          <table:table-cell office:value-type="float" office:value="10615.37" calcext:value-type="float">
            <text:p>10615.37</text:p>
          </table:table-cell>
          <table:table-cell office:value-type="float" office:value="82" calcext:value-type="float">
            <text:p>82</text:p>
          </table:table-cell>
          <table:table-cell table:style-name="ce2" table:formula="of:=CONCATENATE(&quot;INSERT INTO scg_dt_cmp VALUES('&quot;;[.A85];&quot;','&quot;;[.B85];&quot;','&quot;;[.C85];&quot;','&quot;;[.D85];&quot;','&quot;;[.E85];&quot;','&quot;;[.F85];&quot;','&quot;;[.G85];&quot;','&quot;;[.H85];&quot;','&quot;;[.I85];&quot;','&quot;;[.J85];&quot;','&quot;;[.K85];&quot;',&quot;;[.M85];&quot;,&quot;;[.N85];&quot;);&quot;)" office:value-type="string" office:string-value="INSERT INTO scg_dt_cmp VALUES('0001','SCGCMP','SNOINTMEN060001','2014-06-30','---','-------------------------','6110800004400000001','SCGCMP','SNOINTMEN060001','D','PROVISION DE INTERESES DE PRESTACIONES SOCIALES NOMINA MENSUAL  JUNIO 2014',10615.37,82);" calcext:value-type="string">
            <text:p>INSERT INTO scg_dt_cmp VALUES('0001','SCGCMP','SNOINTMEN060001','2014-06-30','---','-------------------------','6110800004400000001','SCGCMP','SNOINTMEN060001','D','PROVISION DE INTERESES DE PRESTACIONES SOCIALES NOMINA MENSUAL <text:s/>JUNIO 2014',10615.37,8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86];&quot;000001&quot;)" office:value-type="string" office:string-value="6110800002306000001" calcext:value-type="string">
            <text:p>6110800002306000001</text:p>
          </table:table-cell>
          <table:table-cell office:value-type="string" calcext:value-type="string">
            <text:p>SCGCMP</text:p>
          </table:table-cell>
          <table:table-cell table:formula="of:=[.C86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2306</text:p>
          </table:table-cell>
          <table:table-cell office:value-type="float" office:value="6039.30433697991" calcext:value-type="float">
            <text:p>6039.30</text:p>
          </table:table-cell>
          <table:table-cell office:value-type="float" office:value="83" calcext:value-type="float">
            <text:p>83</text:p>
          </table:table-cell>
          <table:table-cell table:style-name="ce2" table:formula="of:=CONCATENATE(&quot;INSERT INTO scg_dt_cmp VALUES('&quot;;[.A86];&quot;','&quot;;[.B86];&quot;','&quot;;[.C86];&quot;','&quot;;[.D86];&quot;','&quot;;[.E86];&quot;','&quot;;[.F86];&quot;','&quot;;[.G86];&quot;','&quot;;[.H86];&quot;','&quot;;[.I86];&quot;','&quot;;[.J86];&quot;','&quot;;[.K86];&quot;',&quot;;[.M86];&quot;,&quot;;[.N86];&quot;);&quot;)" office:value-type="string" office:string-value="INSERT INTO scg_dt_cmp VALUES('0001','SCGCMP','SNOINTMEN060001','2014-06-30','---','-------------------------','6110800002306000001','SCGCMP','SNOINTMEN060001','D','PROVISION DE INTERESES DE PRESTACIONES SOCIALES NOMINA MENSUAL  JUNIO 2014',6039.30433697991,83);" calcext:value-type="string">
            <text:p>INSERT INTO scg_dt_cmp VALUES('0001','SCGCMP','SNOINTMEN060001','2014-06-30','---','-------------------------','6110800002306000001','SCGCMP','SNOINTMEN060001','D','PROVISION DE INTERESES DE PRESTACIONES SOCIALES NOMINA MENSUAL <text:s/>JUNIO 2014',6039.30433697991,8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87];&quot;000001&quot;)" office:value-type="string" office:string-value="6110800001101000001" calcext:value-type="string">
            <text:p>6110800001101000001</text:p>
          </table:table-cell>
          <table:table-cell office:value-type="string" calcext:value-type="string">
            <text:p>SCGCMP</text:p>
          </table:table-cell>
          <table:table-cell table:formula="of:=[.C87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1101</text:p>
          </table:table-cell>
          <table:table-cell office:value-type="float" office:value="11130.74" calcext:value-type="float">
            <text:p>11130.74</text:p>
          </table:table-cell>
          <table:table-cell office:value-type="float" office:value="84" calcext:value-type="float">
            <text:p>84</text:p>
          </table:table-cell>
          <table:table-cell table:style-name="ce2" table:formula="of:=CONCATENATE(&quot;INSERT INTO scg_dt_cmp VALUES('&quot;;[.A87];&quot;','&quot;;[.B87];&quot;','&quot;;[.C87];&quot;','&quot;;[.D87];&quot;','&quot;;[.E87];&quot;','&quot;;[.F87];&quot;','&quot;;[.G87];&quot;','&quot;;[.H87];&quot;','&quot;;[.I87];&quot;','&quot;;[.J87];&quot;','&quot;;[.K87];&quot;',&quot;;[.M87];&quot;,&quot;;[.N87];&quot;);&quot;)" office:value-type="string" office:string-value="INSERT INTO scg_dt_cmp VALUES('0001','SCGCMP','SNOINTMEN060001','2014-06-30','---','-------------------------','6110800001101000001','SCGCMP','SNOINTMEN060001','D','PROVISION DE INTERESES DE PRESTACIONES SOCIALES NOMINA MENSUAL  JUNIO 2014',11130.74,84);" calcext:value-type="string">
            <text:p>INSERT INTO scg_dt_cmp VALUES('0001','SCGCMP','SNOINTMEN060001','2014-06-30','---','-------------------------','6110800001101000001','SCGCMP','SNOINTMEN060001','D','PROVISION DE INTERESES DE PRESTACIONES SOCIALES NOMINA MENSUAL <text:s/>JUNIO 2014',11130.74,84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88];&quot;000001&quot;)" office:value-type="string" office:string-value="6110800003102000001" calcext:value-type="string">
            <text:p>6110800003102000001</text:p>
          </table:table-cell>
          <table:table-cell office:value-type="string" calcext:value-type="string">
            <text:p>SCGCMP</text:p>
          </table:table-cell>
          <table:table-cell table:formula="of:=[.C88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3102</text:p>
          </table:table-cell>
          <table:table-cell office:value-type="float" office:value="9710.63" calcext:value-type="float">
            <text:p>9710.63</text:p>
          </table:table-cell>
          <table:table-cell office:value-type="float" office:value="85" calcext:value-type="float">
            <text:p>85</text:p>
          </table:table-cell>
          <table:table-cell table:style-name="ce2" table:formula="of:=CONCATENATE(&quot;INSERT INTO scg_dt_cmp VALUES('&quot;;[.A88];&quot;','&quot;;[.B88];&quot;','&quot;;[.C88];&quot;','&quot;;[.D88];&quot;','&quot;;[.E88];&quot;','&quot;;[.F88];&quot;','&quot;;[.G88];&quot;','&quot;;[.H88];&quot;','&quot;;[.I88];&quot;','&quot;;[.J88];&quot;','&quot;;[.K88];&quot;',&quot;;[.M88];&quot;,&quot;;[.N88];&quot;);&quot;)" office:value-type="string" office:string-value="INSERT INTO scg_dt_cmp VALUES('0001','SCGCMP','SNOINTMEN060001','2014-06-30','---','-------------------------','6110800003102000001','SCGCMP','SNOINTMEN060001','D','PROVISION DE INTERESES DE PRESTACIONES SOCIALES NOMINA MENSUAL  JUNIO 2014',9710.63,85);" calcext:value-type="string">
            <text:p>INSERT INTO scg_dt_cmp VALUES('0001','SCGCMP','SNOINTMEN060001','2014-06-30','---','-------------------------','6110800003102000001','SCGCMP','SNOINTMEN060001','D','PROVISION DE INTERESES DE PRESTACIONES SOCIALES NOMINA MENSUAL <text:s/>JUNIO 2014',9710.63,85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89];&quot;000001&quot;)" office:value-type="string" office:string-value="6110800002004000001" calcext:value-type="string">
            <text:p>6110800002004000001</text:p>
          </table:table-cell>
          <table:table-cell office:value-type="string" calcext:value-type="string">
            <text:p>SCGCMP</text:p>
          </table:table-cell>
          <table:table-cell table:formula="of:=[.C89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2004</text:p>
          </table:table-cell>
          <table:table-cell office:value-type="float" office:value="7664.12" calcext:value-type="float">
            <text:p>7664.12</text:p>
          </table:table-cell>
          <table:table-cell office:value-type="float" office:value="86" calcext:value-type="float">
            <text:p>86</text:p>
          </table:table-cell>
          <table:table-cell table:style-name="ce2" table:formula="of:=CONCATENATE(&quot;INSERT INTO scg_dt_cmp VALUES('&quot;;[.A89];&quot;','&quot;;[.B89];&quot;','&quot;;[.C89];&quot;','&quot;;[.D89];&quot;','&quot;;[.E89];&quot;','&quot;;[.F89];&quot;','&quot;;[.G89];&quot;','&quot;;[.H89];&quot;','&quot;;[.I89];&quot;','&quot;;[.J89];&quot;','&quot;;[.K89];&quot;',&quot;;[.M89];&quot;,&quot;;[.N89];&quot;);&quot;)" office:value-type="string" office:string-value="INSERT INTO scg_dt_cmp VALUES('0001','SCGCMP','SNOINTMEN060001','2014-06-30','---','-------------------------','6110800002004000001','SCGCMP','SNOINTMEN060001','D','PROVISION DE INTERESES DE PRESTACIONES SOCIALES NOMINA MENSUAL  JUNIO 2014',7664.12,86);" calcext:value-type="string">
            <text:p>INSERT INTO scg_dt_cmp VALUES('0001','SCGCMP','SNOINTMEN060001','2014-06-30','---','-------------------------','6110800002004000001','SCGCMP','SNOINTMEN060001','D','PROVISION DE INTERESES DE PRESTACIONES SOCIALES NOMINA MENSUAL <text:s/>JUNIO 2014',7664.12,86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90];&quot;000001&quot;)" office:value-type="string" office:string-value="6110800004100000001" calcext:value-type="string">
            <text:p>6110800004100000001</text:p>
          </table:table-cell>
          <table:table-cell office:value-type="string" calcext:value-type="string">
            <text:p>SCGCMP</text:p>
          </table:table-cell>
          <table:table-cell table:formula="of:=[.C90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4100</text:p>
          </table:table-cell>
          <table:table-cell office:value-type="float" office:value="3489.57" calcext:value-type="float">
            <text:p>3489.57</text:p>
          </table:table-cell>
          <table:table-cell office:value-type="float" office:value="87" calcext:value-type="float">
            <text:p>87</text:p>
          </table:table-cell>
          <table:table-cell table:style-name="ce2" table:formula="of:=CONCATENATE(&quot;INSERT INTO scg_dt_cmp VALUES('&quot;;[.A90];&quot;','&quot;;[.B90];&quot;','&quot;;[.C90];&quot;','&quot;;[.D90];&quot;','&quot;;[.E90];&quot;','&quot;;[.F90];&quot;','&quot;;[.G90];&quot;','&quot;;[.H90];&quot;','&quot;;[.I90];&quot;','&quot;;[.J90];&quot;','&quot;;[.K90];&quot;',&quot;;[.M90];&quot;,&quot;;[.N90];&quot;);&quot;)" office:value-type="string" office:string-value="INSERT INTO scg_dt_cmp VALUES('0001','SCGCMP','SNOINTMEN060001','2014-06-30','---','-------------------------','6110800004100000001','SCGCMP','SNOINTMEN060001','D','PROVISION DE INTERESES DE PRESTACIONES SOCIALES NOMINA MENSUAL  JUNIO 2014',3489.57,87);" calcext:value-type="string">
            <text:p>INSERT INTO scg_dt_cmp VALUES('0001','SCGCMP','SNOINTMEN060001','2014-06-30','---','-------------------------','6110800004100000001','SCGCMP','SNOINTMEN060001','D','PROVISION DE INTERESES DE PRESTACIONES SOCIALES NOMINA MENSUAL <text:s/>JUNIO 2014',3489.57,87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91];&quot;000001&quot;)" office:value-type="string" office:string-value="6110800002101000001" calcext:value-type="string">
            <text:p>6110800002101000001</text:p>
          </table:table-cell>
          <table:table-cell office:value-type="string" calcext:value-type="string">
            <text:p>SCGCMP</text:p>
          </table:table-cell>
          <table:table-cell table:formula="of:=[.C91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2101</text:p>
          </table:table-cell>
          <table:table-cell office:value-type="float" office:value="7575.94" calcext:value-type="float">
            <text:p>7575.94</text:p>
          </table:table-cell>
          <table:table-cell office:value-type="float" office:value="88" calcext:value-type="float">
            <text:p>88</text:p>
          </table:table-cell>
          <table:table-cell table:style-name="ce2" table:formula="of:=CONCATENATE(&quot;INSERT INTO scg_dt_cmp VALUES('&quot;;[.A91];&quot;','&quot;;[.B91];&quot;','&quot;;[.C91];&quot;','&quot;;[.D91];&quot;','&quot;;[.E91];&quot;','&quot;;[.F91];&quot;','&quot;;[.G91];&quot;','&quot;;[.H91];&quot;','&quot;;[.I91];&quot;','&quot;;[.J91];&quot;','&quot;;[.K91];&quot;',&quot;;[.M91];&quot;,&quot;;[.N91];&quot;);&quot;)" office:value-type="string" office:string-value="INSERT INTO scg_dt_cmp VALUES('0001','SCGCMP','SNOINTMEN060001','2014-06-30','---','-------------------------','6110800002101000001','SCGCMP','SNOINTMEN060001','D','PROVISION DE INTERESES DE PRESTACIONES SOCIALES NOMINA MENSUAL  JUNIO 2014',7575.94,88);" calcext:value-type="string">
            <text:p>INSERT INTO scg_dt_cmp VALUES('0001','SCGCMP','SNOINTMEN060001','2014-06-30','---','-------------------------','6110800002101000001','SCGCMP','SNOINTMEN060001','D','PROVISION DE INTERESES DE PRESTACIONES SOCIALES NOMINA MENSUAL <text:s/>JUNIO 2014',7575.94,88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92];&quot;000001&quot;)" office:value-type="string" office:string-value="6110800004507000001" calcext:value-type="string">
            <text:p>6110800004507000001</text:p>
          </table:table-cell>
          <table:table-cell office:value-type="string" calcext:value-type="string">
            <text:p>SCGCMP</text:p>
          </table:table-cell>
          <table:table-cell table:formula="of:=[.C92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4507</text:p>
          </table:table-cell>
          <table:table-cell office:value-type="float" office:value="8440.10799547908" calcext:value-type="float">
            <text:p>8440.11</text:p>
          </table:table-cell>
          <table:table-cell office:value-type="float" office:value="89" calcext:value-type="float">
            <text:p>89</text:p>
          </table:table-cell>
          <table:table-cell table:style-name="ce2" table:formula="of:=CONCATENATE(&quot;INSERT INTO scg_dt_cmp VALUES('&quot;;[.A92];&quot;','&quot;;[.B92];&quot;','&quot;;[.C92];&quot;','&quot;;[.D92];&quot;','&quot;;[.E92];&quot;','&quot;;[.F92];&quot;','&quot;;[.G92];&quot;','&quot;;[.H92];&quot;','&quot;;[.I92];&quot;','&quot;;[.J92];&quot;','&quot;;[.K92];&quot;',&quot;;[.M92];&quot;,&quot;;[.N92];&quot;);&quot;)" office:value-type="string" office:string-value="INSERT INTO scg_dt_cmp VALUES('0001','SCGCMP','SNOINTMEN060001','2014-06-30','---','-------------------------','6110800004507000001','SCGCMP','SNOINTMEN060001','D','PROVISION DE INTERESES DE PRESTACIONES SOCIALES NOMINA MENSUAL  JUNIO 2014',8440.10799547908,89);" calcext:value-type="string">
            <text:p>INSERT INTO scg_dt_cmp VALUES('0001','SCGCMP','SNOINTMEN060001','2014-06-30','---','-------------------------','6110800004507000001','SCGCMP','SNOINTMEN060001','D','PROVISION DE INTERESES DE PRESTACIONES SOCIALES NOMINA MENSUAL <text:s/>JUNIO 2014',8440.10799547908,89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93];&quot;000001&quot;)" office:value-type="string" office:string-value="6110800002906000001" calcext:value-type="string">
            <text:p>6110800002906000001</text:p>
          </table:table-cell>
          <table:table-cell office:value-type="string" calcext:value-type="string">
            <text:p>SCGCMP</text:p>
          </table:table-cell>
          <table:table-cell table:formula="of:=[.C93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2906</text:p>
          </table:table-cell>
          <table:table-cell office:value-type="float" office:value="6778.46" calcext:value-type="float">
            <text:p>6778.46</text:p>
          </table:table-cell>
          <table:table-cell office:value-type="float" office:value="90" calcext:value-type="float">
            <text:p>90</text:p>
          </table:table-cell>
          <table:table-cell table:style-name="ce2" table:formula="of:=CONCATENATE(&quot;INSERT INTO scg_dt_cmp VALUES('&quot;;[.A93];&quot;','&quot;;[.B93];&quot;','&quot;;[.C93];&quot;','&quot;;[.D93];&quot;','&quot;;[.E93];&quot;','&quot;;[.F93];&quot;','&quot;;[.G93];&quot;','&quot;;[.H93];&quot;','&quot;;[.I93];&quot;','&quot;;[.J93];&quot;','&quot;;[.K93];&quot;',&quot;;[.M93];&quot;,&quot;;[.N93];&quot;);&quot;)" office:value-type="string" office:string-value="INSERT INTO scg_dt_cmp VALUES('0001','SCGCMP','SNOINTMEN060001','2014-06-30','---','-------------------------','6110800002906000001','SCGCMP','SNOINTMEN060001','D','PROVISION DE INTERESES DE PRESTACIONES SOCIALES NOMINA MENSUAL  JUNIO 2014',6778.46,90);" calcext:value-type="string">
            <text:p>INSERT INTO scg_dt_cmp VALUES('0001','SCGCMP','SNOINTMEN060001','2014-06-30','---','-------------------------','6110800002906000001','SCGCMP','SNOINTMEN060001','D','PROVISION DE INTERESES DE PRESTACIONES SOCIALES NOMINA MENSUAL <text:s/>JUNIO 2014',6778.46,9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94];&quot;000001&quot;)" office:value-type="string" office:string-value="6110800003702000001" calcext:value-type="string">
            <text:p>6110800003702000001</text:p>
          </table:table-cell>
          <table:table-cell office:value-type="string" calcext:value-type="string">
            <text:p>SCGCMP</text:p>
          </table:table-cell>
          <table:table-cell table:formula="of:=[.C94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3702</text:p>
          </table:table-cell>
          <table:table-cell office:value-type="float" office:value="21549.3" calcext:value-type="float">
            <text:p>21549.30</text:p>
          </table:table-cell>
          <table:table-cell office:value-type="float" office:value="91" calcext:value-type="float">
            <text:p>91</text:p>
          </table:table-cell>
          <table:table-cell table:style-name="ce2" table:formula="of:=CONCATENATE(&quot;INSERT INTO scg_dt_cmp VALUES('&quot;;[.A94];&quot;','&quot;;[.B94];&quot;','&quot;;[.C94];&quot;','&quot;;[.D94];&quot;','&quot;;[.E94];&quot;','&quot;;[.F94];&quot;','&quot;;[.G94];&quot;','&quot;;[.H94];&quot;','&quot;;[.I94];&quot;','&quot;;[.J94];&quot;','&quot;;[.K94];&quot;',&quot;;[.M94];&quot;,&quot;;[.N94];&quot;);&quot;)" office:value-type="string" office:string-value="INSERT INTO scg_dt_cmp VALUES('0001','SCGCMP','SNOINTMEN060001','2014-06-30','---','-------------------------','6110800003702000001','SCGCMP','SNOINTMEN060001','D','PROVISION DE INTERESES DE PRESTACIONES SOCIALES NOMINA MENSUAL  JUNIO 2014',21549.3,91);" calcext:value-type="string">
            <text:p>INSERT INTO scg_dt_cmp VALUES('0001','SCGCMP','SNOINTMEN060001','2014-06-30','---','-------------------------','6110800003702000001','SCGCMP','SNOINTMEN060001','D','PROVISION DE INTERESES DE PRESTACIONES SOCIALES NOMINA MENSUAL <text:s/>JUNIO 2014',21549.3,9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95];&quot;000001&quot;)" office:value-type="string" office:string-value="6110800003801000001" calcext:value-type="string">
            <text:p>6110800003801000001</text:p>
          </table:table-cell>
          <table:table-cell office:value-type="string" calcext:value-type="string">
            <text:p>SCGCMP</text:p>
          </table:table-cell>
          <table:table-cell table:formula="of:=[.C95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3801</text:p>
          </table:table-cell>
          <table:table-cell office:value-type="float" office:value="12387.73" calcext:value-type="float">
            <text:p>12387.73</text:p>
          </table:table-cell>
          <table:table-cell office:value-type="float" office:value="92" calcext:value-type="float">
            <text:p>92</text:p>
          </table:table-cell>
          <table:table-cell table:style-name="ce2" table:formula="of:=CONCATENATE(&quot;INSERT INTO scg_dt_cmp VALUES('&quot;;[.A95];&quot;','&quot;;[.B95];&quot;','&quot;;[.C95];&quot;','&quot;;[.D95];&quot;','&quot;;[.E95];&quot;','&quot;;[.F95];&quot;','&quot;;[.G95];&quot;','&quot;;[.H95];&quot;','&quot;;[.I95];&quot;','&quot;;[.J95];&quot;','&quot;;[.K95];&quot;',&quot;;[.M95];&quot;,&quot;;[.N95];&quot;);&quot;)" office:value-type="string" office:string-value="INSERT INTO scg_dt_cmp VALUES('0001','SCGCMP','SNOINTMEN060001','2014-06-30','---','-------------------------','6110800003801000001','SCGCMP','SNOINTMEN060001','D','PROVISION DE INTERESES DE PRESTACIONES SOCIALES NOMINA MENSUAL  JUNIO 2014',12387.73,92);" calcext:value-type="string">
            <text:p>INSERT INTO scg_dt_cmp VALUES('0001','SCGCMP','SNOINTMEN060001','2014-06-30','---','-------------------------','6110800003801000001','SCGCMP','SNOINTMEN060001','D','PROVISION DE INTERESES DE PRESTACIONES SOCIALES NOMINA MENSUAL <text:s/>JUNIO 2014',12387.73,9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96];&quot;000001&quot;)" office:value-type="string" office:string-value="6110800004600000001" calcext:value-type="string">
            <text:p>6110800004600000001</text:p>
          </table:table-cell>
          <table:table-cell office:value-type="string" calcext:value-type="string">
            <text:p>SCGCMP</text:p>
          </table:table-cell>
          <table:table-cell table:formula="of:=[.C96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4600</text:p>
          </table:table-cell>
          <table:table-cell office:value-type="float" office:value="4985.94" calcext:value-type="float">
            <text:p>4985.94</text:p>
          </table:table-cell>
          <table:table-cell office:value-type="float" office:value="93" calcext:value-type="float">
            <text:p>93</text:p>
          </table:table-cell>
          <table:table-cell table:style-name="ce2" table:formula="of:=CONCATENATE(&quot;INSERT INTO scg_dt_cmp VALUES('&quot;;[.A96];&quot;','&quot;;[.B96];&quot;','&quot;;[.C96];&quot;','&quot;;[.D96];&quot;','&quot;;[.E96];&quot;','&quot;;[.F96];&quot;','&quot;;[.G96];&quot;','&quot;;[.H96];&quot;','&quot;;[.I96];&quot;','&quot;;[.J96];&quot;','&quot;;[.K96];&quot;',&quot;;[.M96];&quot;,&quot;;[.N96];&quot;);&quot;)" office:value-type="string" office:string-value="INSERT INTO scg_dt_cmp VALUES('0001','SCGCMP','SNOINTMEN060001','2014-06-30','---','-------------------------','6110800004600000001','SCGCMP','SNOINTMEN060001','D','PROVISION DE INTERESES DE PRESTACIONES SOCIALES NOMINA MENSUAL  JUNIO 2014',4985.94,93);" calcext:value-type="string">
            <text:p>INSERT INTO scg_dt_cmp VALUES('0001','SCGCMP','SNOINTMEN060001','2014-06-30','---','-------------------------','6110800004600000001','SCGCMP','SNOINTMEN060001','D','PROVISION DE INTERESES DE PRESTACIONES SOCIALES NOMINA MENSUAL <text:s/>JUNIO 2014',4985.94,9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97];&quot;000001&quot;)" office:value-type="string" office:string-value="6110800002601000001" calcext:value-type="string">
            <text:p>6110800002601000001</text:p>
          </table:table-cell>
          <table:table-cell office:value-type="string" calcext:value-type="string">
            <text:p>SCGCMP</text:p>
          </table:table-cell>
          <table:table-cell table:formula="of:=[.C97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2601</text:p>
          </table:table-cell>
          <table:table-cell office:value-type="float" office:value="9198.07" calcext:value-type="float">
            <text:p>9198.07</text:p>
          </table:table-cell>
          <table:table-cell office:value-type="float" office:value="94" calcext:value-type="float">
            <text:p>94</text:p>
          </table:table-cell>
          <table:table-cell table:style-name="ce2" table:formula="of:=CONCATENATE(&quot;INSERT INTO scg_dt_cmp VALUES('&quot;;[.A97];&quot;','&quot;;[.B97];&quot;','&quot;;[.C97];&quot;','&quot;;[.D97];&quot;','&quot;;[.E97];&quot;','&quot;;[.F97];&quot;','&quot;;[.G97];&quot;','&quot;;[.H97];&quot;','&quot;;[.I97];&quot;','&quot;;[.J97];&quot;','&quot;;[.K97];&quot;',&quot;;[.M97];&quot;,&quot;;[.N97];&quot;);&quot;)" office:value-type="string" office:string-value="INSERT INTO scg_dt_cmp VALUES('0001','SCGCMP','SNOINTMEN060001','2014-06-30','---','-------------------------','6110800002601000001','SCGCMP','SNOINTMEN060001','D','PROVISION DE INTERESES DE PRESTACIONES SOCIALES NOMINA MENSUAL  JUNIO 2014',9198.07,94);" calcext:value-type="string">
            <text:p>INSERT INTO scg_dt_cmp VALUES('0001','SCGCMP','SNOINTMEN060001','2014-06-30','---','-------------------------','6110800002601000001','SCGCMP','SNOINTMEN060001','D','PROVISION DE INTERESES DE PRESTACIONES SOCIALES NOMINA MENSUAL <text:s/>JUNIO 2014',9198.07,94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98];&quot;000001&quot;)" office:value-type="string" office:string-value="6110800004000000001" calcext:value-type="string">
            <text:p>6110800004000000001</text:p>
          </table:table-cell>
          <table:table-cell office:value-type="string" calcext:value-type="string">
            <text:p>SCGCMP</text:p>
          </table:table-cell>
          <table:table-cell table:formula="of:=[.C98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4000</text:p>
          </table:table-cell>
          <table:table-cell office:value-type="float" office:value="3503" calcext:value-type="float">
            <text:p>3503.00</text:p>
          </table:table-cell>
          <table:table-cell office:value-type="float" office:value="95" calcext:value-type="float">
            <text:p>95</text:p>
          </table:table-cell>
          <table:table-cell table:style-name="ce2" table:formula="of:=CONCATENATE(&quot;INSERT INTO scg_dt_cmp VALUES('&quot;;[.A98];&quot;','&quot;;[.B98];&quot;','&quot;;[.C98];&quot;','&quot;;[.D98];&quot;','&quot;;[.E98];&quot;','&quot;;[.F98];&quot;','&quot;;[.G98];&quot;','&quot;;[.H98];&quot;','&quot;;[.I98];&quot;','&quot;;[.J98];&quot;','&quot;;[.K98];&quot;',&quot;;[.M98];&quot;,&quot;;[.N98];&quot;);&quot;)" office:value-type="string" office:string-value="INSERT INTO scg_dt_cmp VALUES('0001','SCGCMP','SNOINTMEN060001','2014-06-30','---','-------------------------','6110800004000000001','SCGCMP','SNOINTMEN060001','D','PROVISION DE INTERESES DE PRESTACIONES SOCIALES NOMINA MENSUAL  JUNIO 2014',3503,95);" calcext:value-type="string">
            <text:p>INSERT INTO scg_dt_cmp VALUES('0001','SCGCMP','SNOINTMEN060001','2014-06-30','---','-------------------------','6110800004000000001','SCGCMP','SNOINTMEN060001','D','PROVISION DE INTERESES DE PRESTACIONES SOCIALES NOMINA MENSUAL <text:s/>JUNIO 2014',3503,95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99];&quot;000001&quot;)" office:value-type="string" office:string-value="6110800002407000001" calcext:value-type="string">
            <text:p>6110800002407000001</text:p>
          </table:table-cell>
          <table:table-cell office:value-type="string" calcext:value-type="string">
            <text:p>SCGCMP</text:p>
          </table:table-cell>
          <table:table-cell table:formula="of:=[.C99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2407</text:p>
          </table:table-cell>
          <table:table-cell office:value-type="float" office:value="651.72" calcext:value-type="float">
            <text:p>651.72</text:p>
          </table:table-cell>
          <table:table-cell office:value-type="float" office:value="96" calcext:value-type="float">
            <text:p>96</text:p>
          </table:table-cell>
          <table:table-cell table:style-name="ce2" table:formula="of:=CONCATENATE(&quot;INSERT INTO scg_dt_cmp VALUES('&quot;;[.A99];&quot;','&quot;;[.B99];&quot;','&quot;;[.C99];&quot;','&quot;;[.D99];&quot;','&quot;;[.E99];&quot;','&quot;;[.F99];&quot;','&quot;;[.G99];&quot;','&quot;;[.H99];&quot;','&quot;;[.I99];&quot;','&quot;;[.J99];&quot;','&quot;;[.K99];&quot;',&quot;;[.M99];&quot;,&quot;;[.N99];&quot;);&quot;)" office:value-type="string" office:string-value="INSERT INTO scg_dt_cmp VALUES('0001','SCGCMP','SNOINTMEN060001','2014-06-30','---','-------------------------','6110800002407000001','SCGCMP','SNOINTMEN060001','D','PROVISION DE INTERESES DE PRESTACIONES SOCIALES NOMINA MENSUAL  JUNIO 2014',651.72,96);" calcext:value-type="string">
            <text:p>INSERT INTO scg_dt_cmp VALUES('0001','SCGCMP','SNOINTMEN060001','2014-06-30','---','-------------------------','6110800002407000001','SCGCMP','SNOINTMEN060001','D','PROVISION DE INTERESES DE PRESTACIONES SOCIALES NOMINA MENSUAL <text:s/>JUNIO 2014',651.72,96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00];&quot;000001&quot;)" office:value-type="string" office:string-value="6110800003901000001" calcext:value-type="string">
            <text:p>6110800003901000001</text:p>
          </table:table-cell>
          <table:table-cell office:value-type="string" calcext:value-type="string">
            <text:p>SCGCMP</text:p>
          </table:table-cell>
          <table:table-cell table:formula="of:=[.C100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3901</text:p>
          </table:table-cell>
          <table:table-cell office:value-type="float" office:value="4509.69" calcext:value-type="float">
            <text:p>4509.69</text:p>
          </table:table-cell>
          <table:table-cell office:value-type="float" office:value="97" calcext:value-type="float">
            <text:p>97</text:p>
          </table:table-cell>
          <table:table-cell table:style-name="ce2" table:formula="of:=CONCATENATE(&quot;INSERT INTO scg_dt_cmp VALUES('&quot;;[.A100];&quot;','&quot;;[.B100];&quot;','&quot;;[.C100];&quot;','&quot;;[.D100];&quot;','&quot;;[.E100];&quot;','&quot;;[.F100];&quot;','&quot;;[.G100];&quot;','&quot;;[.H100];&quot;','&quot;;[.I100];&quot;','&quot;;[.J100];&quot;','&quot;;[.K100];&quot;',&quot;;[.M100];&quot;,&quot;;[.N100];&quot;);&quot;)" office:value-type="string" office:string-value="INSERT INTO scg_dt_cmp VALUES('0001','SCGCMP','SNOINTMEN060001','2014-06-30','---','-------------------------','6110800003901000001','SCGCMP','SNOINTMEN060001','D','PROVISION DE INTERESES DE PRESTACIONES SOCIALES NOMINA MENSUAL  JUNIO 2014',4509.69,97);" calcext:value-type="string">
            <text:p>INSERT INTO scg_dt_cmp VALUES('0001','SCGCMP','SNOINTMEN060001','2014-06-30','---','-------------------------','6110800003901000001','SCGCMP','SNOINTMEN060001','D','PROVISION DE INTERESES DE PRESTACIONES SOCIALES NOMINA MENSUAL <text:s/>JUNIO 2014',4509.69,97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01];&quot;000001&quot;)" office:value-type="string" office:string-value="6110800002404000001" calcext:value-type="string">
            <text:p>6110800002404000001</text:p>
          </table:table-cell>
          <table:table-cell office:value-type="string" calcext:value-type="string">
            <text:p>SCGCMP</text:p>
          </table:table-cell>
          <table:table-cell table:formula="of:=[.C101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2404</text:p>
          </table:table-cell>
          <table:table-cell office:value-type="float" office:value="12149.29" calcext:value-type="float">
            <text:p>12149.29</text:p>
          </table:table-cell>
          <table:table-cell office:value-type="float" office:value="98" calcext:value-type="float">
            <text:p>98</text:p>
          </table:table-cell>
          <table:table-cell table:style-name="ce2" table:formula="of:=CONCATENATE(&quot;INSERT INTO scg_dt_cmp VALUES('&quot;;[.A101];&quot;','&quot;;[.B101];&quot;','&quot;;[.C101];&quot;','&quot;;[.D101];&quot;','&quot;;[.E101];&quot;','&quot;;[.F101];&quot;','&quot;;[.G101];&quot;','&quot;;[.H101];&quot;','&quot;;[.I101];&quot;','&quot;;[.J101];&quot;','&quot;;[.K101];&quot;',&quot;;[.M101];&quot;,&quot;;[.N101];&quot;);&quot;)" office:value-type="string" office:string-value="INSERT INTO scg_dt_cmp VALUES('0001','SCGCMP','SNOINTMEN060001','2014-06-30','---','-------------------------','6110800002404000001','SCGCMP','SNOINTMEN060001','D','PROVISION DE INTERESES DE PRESTACIONES SOCIALES NOMINA MENSUAL  JUNIO 2014',12149.29,98);" calcext:value-type="string">
            <text:p>INSERT INTO scg_dt_cmp VALUES('0001','SCGCMP','SNOINTMEN060001','2014-06-30','---','-------------------------','6110800002404000001','SCGCMP','SNOINTMEN060001','D','PROVISION DE INTERESES DE PRESTACIONES SOCIALES NOMINA MENSUAL <text:s/>JUNIO 2014',12149.29,98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02];&quot;000001&quot;)" office:value-type="string" office:string-value="6110800002807000001" calcext:value-type="string">
            <text:p>6110800002807000001</text:p>
          </table:table-cell>
          <table:table-cell office:value-type="string" calcext:value-type="string">
            <text:p>SCGCMP</text:p>
          </table:table-cell>
          <table:table-cell table:formula="of:=[.C102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2807</text:p>
          </table:table-cell>
          <table:table-cell office:value-type="float" office:value="1053.79" calcext:value-type="float">
            <text:p>1053.79</text:p>
          </table:table-cell>
          <table:table-cell office:value-type="float" office:value="99" calcext:value-type="float">
            <text:p>99</text:p>
          </table:table-cell>
          <table:table-cell table:style-name="ce2" table:formula="of:=CONCATENATE(&quot;INSERT INTO scg_dt_cmp VALUES('&quot;;[.A102];&quot;','&quot;;[.B102];&quot;','&quot;;[.C102];&quot;','&quot;;[.D102];&quot;','&quot;;[.E102];&quot;','&quot;;[.F102];&quot;','&quot;;[.G102];&quot;','&quot;;[.H102];&quot;','&quot;;[.I102];&quot;','&quot;;[.J102];&quot;','&quot;;[.K102];&quot;',&quot;;[.M102];&quot;,&quot;;[.N102];&quot;);&quot;)" office:value-type="string" office:string-value="INSERT INTO scg_dt_cmp VALUES('0001','SCGCMP','SNOINTMEN060001','2014-06-30','---','-------------------------','6110800002807000001','SCGCMP','SNOINTMEN060001','D','PROVISION DE INTERESES DE PRESTACIONES SOCIALES NOMINA MENSUAL  JUNIO 2014',1053.79,99);" calcext:value-type="string">
            <text:p>INSERT INTO scg_dt_cmp VALUES('0001','SCGCMP','SNOINTMEN060001','2014-06-30','---','-------------------------','6110800002807000001','SCGCMP','SNOINTMEN060001','D','PROVISION DE INTERESES DE PRESTACIONES SOCIALES NOMINA MENSUAL <text:s/>JUNIO 2014',1053.79,99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03];&quot;000001&quot;)" office:value-type="string" office:string-value="6110800002804000001" calcext:value-type="string">
            <text:p>6110800002804000001</text:p>
          </table:table-cell>
          <table:table-cell office:value-type="string" calcext:value-type="string">
            <text:p>SCGCMP</text:p>
          </table:table-cell>
          <table:table-cell table:formula="of:=[.C103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2804</text:p>
          </table:table-cell>
          <table:table-cell office:value-type="float" office:value="8809.13" calcext:value-type="float">
            <text:p>8809.13</text:p>
          </table:table-cell>
          <table:table-cell office:value-type="float" office:value="100" calcext:value-type="float">
            <text:p>100</text:p>
          </table:table-cell>
          <table:table-cell table:style-name="ce2" table:formula="of:=CONCATENATE(&quot;INSERT INTO scg_dt_cmp VALUES('&quot;;[.A103];&quot;','&quot;;[.B103];&quot;','&quot;;[.C103];&quot;','&quot;;[.D103];&quot;','&quot;;[.E103];&quot;','&quot;;[.F103];&quot;','&quot;;[.G103];&quot;','&quot;;[.H103];&quot;','&quot;;[.I103];&quot;','&quot;;[.J103];&quot;','&quot;;[.K103];&quot;',&quot;;[.M103];&quot;,&quot;;[.N103];&quot;);&quot;)" office:value-type="string" office:string-value="INSERT INTO scg_dt_cmp VALUES('0001','SCGCMP','SNOINTMEN060001','2014-06-30','---','-------------------------','6110800002804000001','SCGCMP','SNOINTMEN060001','D','PROVISION DE INTERESES DE PRESTACIONES SOCIALES NOMINA MENSUAL  JUNIO 2014',8809.13,100);" calcext:value-type="string">
            <text:p>INSERT INTO scg_dt_cmp VALUES('0001','SCGCMP','SNOINTMEN060001','2014-06-30','---','-------------------------','6110800002804000001','SCGCMP','SNOINTMEN060001','D','PROVISION DE INTERESES DE PRESTACIONES SOCIALES NOMINA MENSUAL <text:s/>JUNIO 2014',8809.13,10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04];&quot;000001&quot;)" office:value-type="string" office:string-value="6110800003202000001" calcext:value-type="string">
            <text:p>6110800003202000001</text:p>
          </table:table-cell>
          <table:table-cell office:value-type="string" calcext:value-type="string">
            <text:p>SCGCMP</text:p>
          </table:table-cell>
          <table:table-cell table:formula="of:=[.C104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3202</text:p>
          </table:table-cell>
          <table:table-cell office:value-type="float" office:value="14101.59" calcext:value-type="float">
            <text:p>14101.59</text:p>
          </table:table-cell>
          <table:table-cell office:value-type="float" office:value="101" calcext:value-type="float">
            <text:p>101</text:p>
          </table:table-cell>
          <table:table-cell table:style-name="ce2" table:formula="of:=CONCATENATE(&quot;INSERT INTO scg_dt_cmp VALUES('&quot;;[.A104];&quot;','&quot;;[.B104];&quot;','&quot;;[.C104];&quot;','&quot;;[.D104];&quot;','&quot;;[.E104];&quot;','&quot;;[.F104];&quot;','&quot;;[.G104];&quot;','&quot;;[.H104];&quot;','&quot;;[.I104];&quot;','&quot;;[.J104];&quot;','&quot;;[.K104];&quot;',&quot;;[.M104];&quot;,&quot;;[.N104];&quot;);&quot;)" office:value-type="string" office:string-value="INSERT INTO scg_dt_cmp VALUES('0001','SCGCMP','SNOINTMEN060001','2014-06-30','---','-------------------------','6110800003202000001','SCGCMP','SNOINTMEN060001','D','PROVISION DE INTERESES DE PRESTACIONES SOCIALES NOMINA MENSUAL  JUNIO 2014',14101.59,101);" calcext:value-type="string">
            <text:p>INSERT INTO scg_dt_cmp VALUES('0001','SCGCMP','SNOINTMEN060001','2014-06-30','---','-------------------------','6110800003202000001','SCGCMP','SNOINTMEN060001','D','PROVISION DE INTERESES DE PRESTACIONES SOCIALES NOMINA MENSUAL <text:s/>JUNIO 2014',14101.59,10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05];&quot;000001&quot;)" office:value-type="string" office:string-value="6110800003700000001" calcext:value-type="string">
            <text:p>6110800003700000001</text:p>
          </table:table-cell>
          <table:table-cell office:value-type="string" calcext:value-type="string">
            <text:p>SCGCMP</text:p>
          </table:table-cell>
          <table:table-cell table:formula="of:=[.C105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3700</text:p>
          </table:table-cell>
          <table:table-cell office:value-type="float" office:value="6414.49" calcext:value-type="float">
            <text:p>6414.49</text:p>
          </table:table-cell>
          <table:table-cell office:value-type="float" office:value="102" calcext:value-type="float">
            <text:p>102</text:p>
          </table:table-cell>
          <table:table-cell table:style-name="ce2" table:formula="of:=CONCATENATE(&quot;INSERT INTO scg_dt_cmp VALUES('&quot;;[.A105];&quot;','&quot;;[.B105];&quot;','&quot;;[.C105];&quot;','&quot;;[.D105];&quot;','&quot;;[.E105];&quot;','&quot;;[.F105];&quot;','&quot;;[.G105];&quot;','&quot;;[.H105];&quot;','&quot;;[.I105];&quot;','&quot;;[.J105];&quot;','&quot;;[.K105];&quot;',&quot;;[.M105];&quot;,&quot;;[.N105];&quot;);&quot;)" office:value-type="string" office:string-value="INSERT INTO scg_dt_cmp VALUES('0001','SCGCMP','SNOINTMEN060001','2014-06-30','---','-------------------------','6110800003700000001','SCGCMP','SNOINTMEN060001','D','PROVISION DE INTERESES DE PRESTACIONES SOCIALES NOMINA MENSUAL  JUNIO 2014',6414.49,102);" calcext:value-type="string">
            <text:p>INSERT INTO scg_dt_cmp VALUES('0001','SCGCMP','SNOINTMEN060001','2014-06-30','---','-------------------------','6110800003700000001','SCGCMP','SNOINTMEN060001','D','PROVISION DE INTERESES DE PRESTACIONES SOCIALES NOMINA MENSUAL <text:s/>JUNIO 2014',6414.49,10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06];&quot;000001&quot;)" office:value-type="string" office:string-value="6110800002401000001" calcext:value-type="string">
            <text:p>6110800002401000001</text:p>
          </table:table-cell>
          <table:table-cell office:value-type="string" calcext:value-type="string">
            <text:p>SCGCMP</text:p>
          </table:table-cell>
          <table:table-cell table:formula="of:=[.C106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2401</text:p>
          </table:table-cell>
          <table:table-cell office:value-type="float" office:value="9141.63" calcext:value-type="float">
            <text:p>9141.63</text:p>
          </table:table-cell>
          <table:table-cell office:value-type="float" office:value="103" calcext:value-type="float">
            <text:p>103</text:p>
          </table:table-cell>
          <table:table-cell table:style-name="ce2" table:formula="of:=CONCATENATE(&quot;INSERT INTO scg_dt_cmp VALUES('&quot;;[.A106];&quot;','&quot;;[.B106];&quot;','&quot;;[.C106];&quot;','&quot;;[.D106];&quot;','&quot;;[.E106];&quot;','&quot;;[.F106];&quot;','&quot;;[.G106];&quot;','&quot;;[.H106];&quot;','&quot;;[.I106];&quot;','&quot;;[.J106];&quot;','&quot;;[.K106];&quot;',&quot;;[.M106];&quot;,&quot;;[.N106];&quot;);&quot;)" office:value-type="string" office:string-value="INSERT INTO scg_dt_cmp VALUES('0001','SCGCMP','SNOINTMEN060001','2014-06-30','---','-------------------------','6110800002401000001','SCGCMP','SNOINTMEN060001','D','PROVISION DE INTERESES DE PRESTACIONES SOCIALES NOMINA MENSUAL  JUNIO 2014',9141.63,103);" calcext:value-type="string">
            <text:p>INSERT INTO scg_dt_cmp VALUES('0001','SCGCMP','SNOINTMEN060001','2014-06-30','---','-------------------------','6110800002401000001','SCGCMP','SNOINTMEN060001','D','PROVISION DE INTERESES DE PRESTACIONES SOCIALES NOMINA MENSUAL <text:s/>JUNIO 2014',9141.63,10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07];&quot;000001&quot;)" office:value-type="string" office:string-value="6110800002001000001" calcext:value-type="string">
            <text:p>6110800002001000001</text:p>
          </table:table-cell>
          <table:table-cell office:value-type="string" calcext:value-type="string">
            <text:p>SCGCMP</text:p>
          </table:table-cell>
          <table:table-cell table:formula="of:=[.C107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2001</text:p>
          </table:table-cell>
          <table:table-cell office:value-type="float" office:value="17823.9565684338" calcext:value-type="float">
            <text:p>17823.96</text:p>
          </table:table-cell>
          <table:table-cell office:value-type="float" office:value="104" calcext:value-type="float">
            <text:p>104</text:p>
          </table:table-cell>
          <table:table-cell table:style-name="ce2" table:formula="of:=CONCATENATE(&quot;INSERT INTO scg_dt_cmp VALUES('&quot;;[.A107];&quot;','&quot;;[.B107];&quot;','&quot;;[.C107];&quot;','&quot;;[.D107];&quot;','&quot;;[.E107];&quot;','&quot;;[.F107];&quot;','&quot;;[.G107];&quot;','&quot;;[.H107];&quot;','&quot;;[.I107];&quot;','&quot;;[.J107];&quot;','&quot;;[.K107];&quot;',&quot;;[.M107];&quot;,&quot;;[.N107];&quot;);&quot;)" office:value-type="string" office:string-value="INSERT INTO scg_dt_cmp VALUES('0001','SCGCMP','SNOINTMEN060001','2014-06-30','---','-------------------------','6110800002001000001','SCGCMP','SNOINTMEN060001','D','PROVISION DE INTERESES DE PRESTACIONES SOCIALES NOMINA MENSUAL  JUNIO 2014',17823.9565684338,104);" calcext:value-type="string">
            <text:p>INSERT INTO scg_dt_cmp VALUES('0001','SCGCMP','SNOINTMEN060001','2014-06-30','---','-------------------------','6110800002001000001','SCGCMP','SNOINTMEN060001','D','PROVISION DE INTERESES DE PRESTACIONES SOCIALES NOMINA MENSUAL <text:s/>JUNIO 2014',17823.9565684338,104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08];&quot;000001&quot;)" office:value-type="string" office:string-value="6110800002406000001" calcext:value-type="string">
            <text:p>6110800002406000001</text:p>
          </table:table-cell>
          <table:table-cell office:value-type="string" calcext:value-type="string">
            <text:p>SCGCMP</text:p>
          </table:table-cell>
          <table:table-cell table:formula="of:=[.C108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2406</text:p>
          </table:table-cell>
          <table:table-cell office:value-type="float" office:value="9607.72" calcext:value-type="float">
            <text:p>9607.72</text:p>
          </table:table-cell>
          <table:table-cell office:value-type="float" office:value="105" calcext:value-type="float">
            <text:p>105</text:p>
          </table:table-cell>
          <table:table-cell table:style-name="ce2" table:formula="of:=CONCATENATE(&quot;INSERT INTO scg_dt_cmp VALUES('&quot;;[.A108];&quot;','&quot;;[.B108];&quot;','&quot;;[.C108];&quot;','&quot;;[.D108];&quot;','&quot;;[.E108];&quot;','&quot;;[.F108];&quot;','&quot;;[.G108];&quot;','&quot;;[.H108];&quot;','&quot;;[.I108];&quot;','&quot;;[.J108];&quot;','&quot;;[.K108];&quot;',&quot;;[.M108];&quot;,&quot;;[.N108];&quot;);&quot;)" office:value-type="string" office:string-value="INSERT INTO scg_dt_cmp VALUES('0001','SCGCMP','SNOINTMEN060001','2014-06-30','---','-------------------------','6110800002406000001','SCGCMP','SNOINTMEN060001','D','PROVISION DE INTERESES DE PRESTACIONES SOCIALES NOMINA MENSUAL  JUNIO 2014',9607.72,105);" calcext:value-type="string">
            <text:p>INSERT INTO scg_dt_cmp VALUES('0001','SCGCMP','SNOINTMEN060001','2014-06-30','---','-------------------------','6110800002406000001','SCGCMP','SNOINTMEN060001','D','PROVISION DE INTERESES DE PRESTACIONES SOCIALES NOMINA MENSUAL <text:s/>JUNIO 2014',9607.72,105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09];&quot;000001&quot;)" office:value-type="string" office:string-value="6110800003803000001" calcext:value-type="string">
            <text:p>6110800003803000001</text:p>
          </table:table-cell>
          <table:table-cell office:value-type="string" calcext:value-type="string">
            <text:p>SCGCMP</text:p>
          </table:table-cell>
          <table:table-cell table:formula="of:=[.C109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3803</text:p>
          </table:table-cell>
          <table:table-cell office:value-type="float" office:value="15843.62" calcext:value-type="float">
            <text:p>15843.62</text:p>
          </table:table-cell>
          <table:table-cell office:value-type="float" office:value="106" calcext:value-type="float">
            <text:p>106</text:p>
          </table:table-cell>
          <table:table-cell table:style-name="ce2" table:formula="of:=CONCATENATE(&quot;INSERT INTO scg_dt_cmp VALUES('&quot;;[.A109];&quot;','&quot;;[.B109];&quot;','&quot;;[.C109];&quot;','&quot;;[.D109];&quot;','&quot;;[.E109];&quot;','&quot;;[.F109];&quot;','&quot;;[.G109];&quot;','&quot;;[.H109];&quot;','&quot;;[.I109];&quot;','&quot;;[.J109];&quot;','&quot;;[.K109];&quot;',&quot;;[.M109];&quot;,&quot;;[.N109];&quot;);&quot;)" office:value-type="string" office:string-value="INSERT INTO scg_dt_cmp VALUES('0001','SCGCMP','SNOINTMEN060001','2014-06-30','---','-------------------------','6110800003803000001','SCGCMP','SNOINTMEN060001','D','PROVISION DE INTERESES DE PRESTACIONES SOCIALES NOMINA MENSUAL  JUNIO 2014',15843.62,106);" calcext:value-type="string">
            <text:p>INSERT INTO scg_dt_cmp VALUES('0001','SCGCMP','SNOINTMEN060001','2014-06-30','---','-------------------------','6110800003803000001','SCGCMP','SNOINTMEN060001','D','PROVISION DE INTERESES DE PRESTACIONES SOCIALES NOMINA MENSUAL <text:s/>JUNIO 2014',15843.62,106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10];&quot;000001&quot;)" office:value-type="string" office:string-value="6110800002100000001" calcext:value-type="string">
            <text:p>6110800002100000001</text:p>
          </table:table-cell>
          <table:table-cell office:value-type="string" calcext:value-type="string">
            <text:p>SCGCMP</text:p>
          </table:table-cell>
          <table:table-cell table:formula="of:=[.C110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2100</text:p>
          </table:table-cell>
          <table:table-cell office:value-type="float" office:value="3084.7" calcext:value-type="float">
            <text:p>3084.70</text:p>
          </table:table-cell>
          <table:table-cell office:value-type="float" office:value="107" calcext:value-type="float">
            <text:p>107</text:p>
          </table:table-cell>
          <table:table-cell table:style-name="ce2" table:formula="of:=CONCATENATE(&quot;INSERT INTO scg_dt_cmp VALUES('&quot;;[.A110];&quot;','&quot;;[.B110];&quot;','&quot;;[.C110];&quot;','&quot;;[.D110];&quot;','&quot;;[.E110];&quot;','&quot;;[.F110];&quot;','&quot;;[.G110];&quot;','&quot;;[.H110];&quot;','&quot;;[.I110];&quot;','&quot;;[.J110];&quot;','&quot;;[.K110];&quot;',&quot;;[.M110];&quot;,&quot;;[.N110];&quot;);&quot;)" office:value-type="string" office:string-value="INSERT INTO scg_dt_cmp VALUES('0001','SCGCMP','SNOINTMEN060001','2014-06-30','---','-------------------------','6110800002100000001','SCGCMP','SNOINTMEN060001','D','PROVISION DE INTERESES DE PRESTACIONES SOCIALES NOMINA MENSUAL  JUNIO 2014',3084.7,107);" calcext:value-type="string">
            <text:p>INSERT INTO scg_dt_cmp VALUES('0001','SCGCMP','SNOINTMEN060001','2014-06-30','---','-------------------------','6110800002100000001','SCGCMP','SNOINTMEN060001','D','PROVISION DE INTERESES DE PRESTACIONES SOCIALES NOMINA MENSUAL <text:s/>JUNIO 2014',3084.7,107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11];&quot;000001&quot;)" office:value-type="string" office:string-value="6110800003000000001" calcext:value-type="string">
            <text:p>6110800003000000001</text:p>
          </table:table-cell>
          <table:table-cell office:value-type="string" calcext:value-type="string">
            <text:p>SCGCMP</text:p>
          </table:table-cell>
          <table:table-cell table:formula="of:=[.C111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3000</text:p>
          </table:table-cell>
          <table:table-cell office:value-type="float" office:value="10977.67" calcext:value-type="float">
            <text:p>10977.67</text:p>
          </table:table-cell>
          <table:table-cell office:value-type="float" office:value="108" calcext:value-type="float">
            <text:p>108</text:p>
          </table:table-cell>
          <table:table-cell table:style-name="ce2" table:formula="of:=CONCATENATE(&quot;INSERT INTO scg_dt_cmp VALUES('&quot;;[.A111];&quot;','&quot;;[.B111];&quot;','&quot;;[.C111];&quot;','&quot;;[.D111];&quot;','&quot;;[.E111];&quot;','&quot;;[.F111];&quot;','&quot;;[.G111];&quot;','&quot;;[.H111];&quot;','&quot;;[.I111];&quot;','&quot;;[.J111];&quot;','&quot;;[.K111];&quot;',&quot;;[.M111];&quot;,&quot;;[.N111];&quot;);&quot;)" office:value-type="string" office:string-value="INSERT INTO scg_dt_cmp VALUES('0001','SCGCMP','SNOINTMEN060001','2014-06-30','---','-------------------------','6110800003000000001','SCGCMP','SNOINTMEN060001','D','PROVISION DE INTERESES DE PRESTACIONES SOCIALES NOMINA MENSUAL  JUNIO 2014',10977.67,108);" calcext:value-type="string">
            <text:p>INSERT INTO scg_dt_cmp VALUES('0001','SCGCMP','SNOINTMEN060001','2014-06-30','---','-------------------------','6110800003000000001','SCGCMP','SNOINTMEN060001','D','PROVISION DE INTERESES DE PRESTACIONES SOCIALES NOMINA MENSUAL <text:s/>JUNIO 2014',10977.67,108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12];&quot;000001&quot;)" office:value-type="string" office:string-value="6110800004700000001" calcext:value-type="string">
            <text:p>6110800004700000001</text:p>
          </table:table-cell>
          <table:table-cell office:value-type="string" calcext:value-type="string">
            <text:p>SCGCMP</text:p>
          </table:table-cell>
          <table:table-cell table:formula="of:=[.C112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4700</text:p>
          </table:table-cell>
          <table:table-cell office:value-type="float" office:value="6717.7" calcext:value-type="float">
            <text:p>6717.70</text:p>
          </table:table-cell>
          <table:table-cell office:value-type="float" office:value="109" calcext:value-type="float">
            <text:p>109</text:p>
          </table:table-cell>
          <table:table-cell table:style-name="ce2" table:formula="of:=CONCATENATE(&quot;INSERT INTO scg_dt_cmp VALUES('&quot;;[.A112];&quot;','&quot;;[.B112];&quot;','&quot;;[.C112];&quot;','&quot;;[.D112];&quot;','&quot;;[.E112];&quot;','&quot;;[.F112];&quot;','&quot;;[.G112];&quot;','&quot;;[.H112];&quot;','&quot;;[.I112];&quot;','&quot;;[.J112];&quot;','&quot;;[.K112];&quot;',&quot;;[.M112];&quot;,&quot;;[.N112];&quot;);&quot;)" office:value-type="string" office:string-value="INSERT INTO scg_dt_cmp VALUES('0001','SCGCMP','SNOINTMEN060001','2014-06-30','---','-------------------------','6110800004700000001','SCGCMP','SNOINTMEN060001','D','PROVISION DE INTERESES DE PRESTACIONES SOCIALES NOMINA MENSUAL  JUNIO 2014',6717.7,109);" calcext:value-type="string">
            <text:p>INSERT INTO scg_dt_cmp VALUES('0001','SCGCMP','SNOINTMEN060001','2014-06-30','---','-------------------------','6110800004700000001','SCGCMP','SNOINTMEN060001','D','PROVISION DE INTERESES DE PRESTACIONES SOCIALES NOMINA MENSUAL <text:s/>JUNIO 2014',6717.7,109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13];&quot;000001&quot;)" office:value-type="string" office:string-value="6110800002702000001" calcext:value-type="string">
            <text:p>6110800002702000001</text:p>
          </table:table-cell>
          <table:table-cell office:value-type="string" calcext:value-type="string">
            <text:p>SCGCMP</text:p>
          </table:table-cell>
          <table:table-cell table:formula="of:=[.C113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2702</text:p>
          </table:table-cell>
          <table:table-cell office:value-type="float" office:value="4365.51" calcext:value-type="float">
            <text:p>4365.51</text:p>
          </table:table-cell>
          <table:table-cell office:value-type="float" office:value="110" calcext:value-type="float">
            <text:p>110</text:p>
          </table:table-cell>
          <table:table-cell table:style-name="ce2" table:formula="of:=CONCATENATE(&quot;INSERT INTO scg_dt_cmp VALUES('&quot;;[.A113];&quot;','&quot;;[.B113];&quot;','&quot;;[.C113];&quot;','&quot;;[.D113];&quot;','&quot;;[.E113];&quot;','&quot;;[.F113];&quot;','&quot;;[.G113];&quot;','&quot;;[.H113];&quot;','&quot;;[.I113];&quot;','&quot;;[.J113];&quot;','&quot;;[.K113];&quot;',&quot;;[.M113];&quot;,&quot;;[.N113];&quot;);&quot;)" office:value-type="string" office:string-value="INSERT INTO scg_dt_cmp VALUES('0001','SCGCMP','SNOINTMEN060001','2014-06-30','---','-------------------------','6110800002702000001','SCGCMP','SNOINTMEN060001','D','PROVISION DE INTERESES DE PRESTACIONES SOCIALES NOMINA MENSUAL  JUNIO 2014',4365.51,110);" calcext:value-type="string">
            <text:p>INSERT INTO scg_dt_cmp VALUES('0001','SCGCMP','SNOINTMEN060001','2014-06-30','---','-------------------------','6110800002702000001','SCGCMP','SNOINTMEN060001','D','PROVISION DE INTERESES DE PRESTACIONES SOCIALES NOMINA MENSUAL <text:s/>JUNIO 2014',4365.51,11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14];&quot;000001&quot;)" office:value-type="string" office:string-value="6110800003002000001" calcext:value-type="string">
            <text:p>6110800003002000001</text:p>
          </table:table-cell>
          <table:table-cell office:value-type="string" calcext:value-type="string">
            <text:p>SCGCMP</text:p>
          </table:table-cell>
          <table:table-cell table:formula="of:=[.C114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3002</text:p>
          </table:table-cell>
          <table:table-cell office:value-type="float" office:value="14762.64" calcext:value-type="float">
            <text:p>14762.64</text:p>
          </table:table-cell>
          <table:table-cell office:value-type="float" office:value="111" calcext:value-type="float">
            <text:p>111</text:p>
          </table:table-cell>
          <table:table-cell table:style-name="ce2" table:formula="of:=CONCATENATE(&quot;INSERT INTO scg_dt_cmp VALUES('&quot;;[.A114];&quot;','&quot;;[.B114];&quot;','&quot;;[.C114];&quot;','&quot;;[.D114];&quot;','&quot;;[.E114];&quot;','&quot;;[.F114];&quot;','&quot;;[.G114];&quot;','&quot;;[.H114];&quot;','&quot;;[.I114];&quot;','&quot;;[.J114];&quot;','&quot;;[.K114];&quot;',&quot;;[.M114];&quot;,&quot;;[.N114];&quot;);&quot;)" office:value-type="string" office:string-value="INSERT INTO scg_dt_cmp VALUES('0001','SCGCMP','SNOINTMEN060001','2014-06-30','---','-------------------------','6110800003002000001','SCGCMP','SNOINTMEN060001','D','PROVISION DE INTERESES DE PRESTACIONES SOCIALES NOMINA MENSUAL  JUNIO 2014',14762.64,111);" calcext:value-type="string">
            <text:p>INSERT INTO scg_dt_cmp VALUES('0001','SCGCMP','SNOINTMEN060001','2014-06-30','---','-------------------------','6110800003002000001','SCGCMP','SNOINTMEN060001','D','PROVISION DE INTERESES DE PRESTACIONES SOCIALES NOMINA MENSUAL <text:s/>JUNIO 2014',14762.64,11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15];&quot;000001&quot;)" office:value-type="string" office:string-value="6110800002700000001" calcext:value-type="string">
            <text:p>6110800002700000001</text:p>
          </table:table-cell>
          <table:table-cell office:value-type="string" calcext:value-type="string">
            <text:p>SCGCMP</text:p>
          </table:table-cell>
          <table:table-cell table:formula="of:=[.C115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2700</text:p>
          </table:table-cell>
          <table:table-cell office:value-type="float" office:value="19271.6" calcext:value-type="float">
            <text:p>19271.60</text:p>
          </table:table-cell>
          <table:table-cell office:value-type="float" office:value="112" calcext:value-type="float">
            <text:p>112</text:p>
          </table:table-cell>
          <table:table-cell table:style-name="ce2" table:formula="of:=CONCATENATE(&quot;INSERT INTO scg_dt_cmp VALUES('&quot;;[.A115];&quot;','&quot;;[.B115];&quot;','&quot;;[.C115];&quot;','&quot;;[.D115];&quot;','&quot;;[.E115];&quot;','&quot;;[.F115];&quot;','&quot;;[.G115];&quot;','&quot;;[.H115];&quot;','&quot;;[.I115];&quot;','&quot;;[.J115];&quot;','&quot;;[.K115];&quot;',&quot;;[.M115];&quot;,&quot;;[.N115];&quot;);&quot;)" office:value-type="string" office:string-value="INSERT INTO scg_dt_cmp VALUES('0001','SCGCMP','SNOINTMEN060001','2014-06-30','---','-------------------------','6110800002700000001','SCGCMP','SNOINTMEN060001','D','PROVISION DE INTERESES DE PRESTACIONES SOCIALES NOMINA MENSUAL  JUNIO 2014',19271.6,112);" calcext:value-type="string">
            <text:p>INSERT INTO scg_dt_cmp VALUES('0001','SCGCMP','SNOINTMEN060001','2014-06-30','---','-------------------------','6110800002700000001','SCGCMP','SNOINTMEN060001','D','PROVISION DE INTERESES DE PRESTACIONES SOCIALES NOMINA MENSUAL <text:s/>JUNIO 2014',19271.6,11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16];&quot;000001&quot;)" office:value-type="string" office:string-value="6110800003900000001" calcext:value-type="string">
            <text:p>6110800003900000001</text:p>
          </table:table-cell>
          <table:table-cell office:value-type="string" calcext:value-type="string">
            <text:p>SCGCMP</text:p>
          </table:table-cell>
          <table:table-cell table:formula="of:=[.C116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3900</text:p>
          </table:table-cell>
          <table:table-cell office:value-type="float" office:value="6615.08" calcext:value-type="float">
            <text:p>6615.08</text:p>
          </table:table-cell>
          <table:table-cell office:value-type="float" office:value="113" calcext:value-type="float">
            <text:p>113</text:p>
          </table:table-cell>
          <table:table-cell table:style-name="ce2" table:formula="of:=CONCATENATE(&quot;INSERT INTO scg_dt_cmp VALUES('&quot;;[.A116];&quot;','&quot;;[.B116];&quot;','&quot;;[.C116];&quot;','&quot;;[.D116];&quot;','&quot;;[.E116];&quot;','&quot;;[.F116];&quot;','&quot;;[.G116];&quot;','&quot;;[.H116];&quot;','&quot;;[.I116];&quot;','&quot;;[.J116];&quot;','&quot;;[.K116];&quot;',&quot;;[.M116];&quot;,&quot;;[.N116];&quot;);&quot;)" office:value-type="string" office:string-value="INSERT INTO scg_dt_cmp VALUES('0001','SCGCMP','SNOINTMEN060001','2014-06-30','---','-------------------------','6110800003900000001','SCGCMP','SNOINTMEN060001','D','PROVISION DE INTERESES DE PRESTACIONES SOCIALES NOMINA MENSUAL  JUNIO 2014',6615.08,113);" calcext:value-type="string">
            <text:p>INSERT INTO scg_dt_cmp VALUES('0001','SCGCMP','SNOINTMEN060001','2014-06-30','---','-------------------------','6110800003900000001','SCGCMP','SNOINTMEN060001','D','PROVISION DE INTERESES DE PRESTACIONES SOCIALES NOMINA MENSUAL <text:s/>JUNIO 2014',6615.08,11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17];&quot;000001&quot;)" office:value-type="string" office:string-value="6110800001302000001" calcext:value-type="string">
            <text:p>6110800001302000001</text:p>
          </table:table-cell>
          <table:table-cell office:value-type="string" calcext:value-type="string">
            <text:p>SCGCMP</text:p>
          </table:table-cell>
          <table:table-cell table:formula="of:=[.C117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1302</text:p>
          </table:table-cell>
          <table:table-cell office:value-type="float" office:value="2799.15" calcext:value-type="float">
            <text:p>2799.15</text:p>
          </table:table-cell>
          <table:table-cell office:value-type="float" office:value="114" calcext:value-type="float">
            <text:p>114</text:p>
          </table:table-cell>
          <table:table-cell table:style-name="ce2" table:formula="of:=CONCATENATE(&quot;INSERT INTO scg_dt_cmp VALUES('&quot;;[.A117];&quot;','&quot;;[.B117];&quot;','&quot;;[.C117];&quot;','&quot;;[.D117];&quot;','&quot;;[.E117];&quot;','&quot;;[.F117];&quot;','&quot;;[.G117];&quot;','&quot;;[.H117];&quot;','&quot;;[.I117];&quot;','&quot;;[.J117];&quot;','&quot;;[.K117];&quot;',&quot;;[.M117];&quot;,&quot;;[.N117];&quot;);&quot;)" office:value-type="string" office:string-value="INSERT INTO scg_dt_cmp VALUES('0001','SCGCMP','SNOINTMEN060001','2014-06-30','---','-------------------------','6110800001302000001','SCGCMP','SNOINTMEN060001','D','PROVISION DE INTERESES DE PRESTACIONES SOCIALES NOMINA MENSUAL  JUNIO 2014',2799.15,114);" calcext:value-type="string">
            <text:p>INSERT INTO scg_dt_cmp VALUES('0001','SCGCMP','SNOINTMEN060001','2014-06-30','---','-------------------------','6110800001302000001','SCGCMP','SNOINTMEN060001','D','PROVISION DE INTERESES DE PRESTACIONES SOCIALES NOMINA MENSUAL <text:s/>JUNIO 2014',2799.15,114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18];&quot;000001&quot;)" office:value-type="string" office:string-value="6110800003302000001" calcext:value-type="string">
            <text:p>6110800003302000001</text:p>
          </table:table-cell>
          <table:table-cell office:value-type="string" calcext:value-type="string">
            <text:p>SCGCMP</text:p>
          </table:table-cell>
          <table:table-cell table:formula="of:=[.C118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3302</text:p>
          </table:table-cell>
          <table:table-cell office:value-type="float" office:value="4328.93" calcext:value-type="float">
            <text:p>4328.93</text:p>
          </table:table-cell>
          <table:table-cell office:value-type="float" office:value="115" calcext:value-type="float">
            <text:p>115</text:p>
          </table:table-cell>
          <table:table-cell table:style-name="ce2" table:formula="of:=CONCATENATE(&quot;INSERT INTO scg_dt_cmp VALUES('&quot;;[.A118];&quot;','&quot;;[.B118];&quot;','&quot;;[.C118];&quot;','&quot;;[.D118];&quot;','&quot;;[.E118];&quot;','&quot;;[.F118];&quot;','&quot;;[.G118];&quot;','&quot;;[.H118];&quot;','&quot;;[.I118];&quot;','&quot;;[.J118];&quot;','&quot;;[.K118];&quot;',&quot;;[.M118];&quot;,&quot;;[.N118];&quot;);&quot;)" office:value-type="string" office:string-value="INSERT INTO scg_dt_cmp VALUES('0001','SCGCMP','SNOINTMEN060001','2014-06-30','---','-------------------------','6110800003302000001','SCGCMP','SNOINTMEN060001','D','PROVISION DE INTERESES DE PRESTACIONES SOCIALES NOMINA MENSUAL  JUNIO 2014',4328.93,115);" calcext:value-type="string">
            <text:p>INSERT INTO scg_dt_cmp VALUES('0001','SCGCMP','SNOINTMEN060001','2014-06-30','---','-------------------------','6110800003302000001','SCGCMP','SNOINTMEN060001','D','PROVISION DE INTERESES DE PRESTACIONES SOCIALES NOMINA MENSUAL <text:s/>JUNIO 2014',4328.93,115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19];&quot;000001&quot;)" office:value-type="string" office:string-value="6110800002900000001" calcext:value-type="string">
            <text:p>6110800002900000001</text:p>
          </table:table-cell>
          <table:table-cell office:value-type="string" calcext:value-type="string">
            <text:p>SCGCMP</text:p>
          </table:table-cell>
          <table:table-cell table:formula="of:=[.C119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2900</text:p>
          </table:table-cell>
          <table:table-cell office:value-type="float" office:value="17440.7682343983" calcext:value-type="float">
            <text:p>17440.77</text:p>
          </table:table-cell>
          <table:table-cell office:value-type="float" office:value="116" calcext:value-type="float">
            <text:p>116</text:p>
          </table:table-cell>
          <table:table-cell table:style-name="ce2" table:formula="of:=CONCATENATE(&quot;INSERT INTO scg_dt_cmp VALUES('&quot;;[.A119];&quot;','&quot;;[.B119];&quot;','&quot;;[.C119];&quot;','&quot;;[.D119];&quot;','&quot;;[.E119];&quot;','&quot;;[.F119];&quot;','&quot;;[.G119];&quot;','&quot;;[.H119];&quot;','&quot;;[.I119];&quot;','&quot;;[.J119];&quot;','&quot;;[.K119];&quot;',&quot;;[.M119];&quot;,&quot;;[.N119];&quot;);&quot;)" office:value-type="string" office:string-value="INSERT INTO scg_dt_cmp VALUES('0001','SCGCMP','SNOINTMEN060001','2014-06-30','---','-------------------------','6110800002900000001','SCGCMP','SNOINTMEN060001','D','PROVISION DE INTERESES DE PRESTACIONES SOCIALES NOMINA MENSUAL  JUNIO 2014',17440.7682343983,116);" calcext:value-type="string">
            <text:p>INSERT INTO scg_dt_cmp VALUES('0001','SCGCMP','SNOINTMEN060001','2014-06-30','---','-------------------------','6110800002900000001','SCGCMP','SNOINTMEN060001','D','PROVISION DE INTERESES DE PRESTACIONES SOCIALES NOMINA MENSUAL <text:s/>JUNIO 2014',17440.7682343983,116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20];&quot;000001&quot;)" office:value-type="string" office:string-value="6110800004508000001" calcext:value-type="string">
            <text:p>6110800004508000001</text:p>
          </table:table-cell>
          <table:table-cell office:value-type="string" calcext:value-type="string">
            <text:p>SCGCMP</text:p>
          </table:table-cell>
          <table:table-cell table:formula="of:=[.C120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4508</text:p>
          </table:table-cell>
          <table:table-cell office:value-type="float" office:value="13404.88" calcext:value-type="float">
            <text:p>13404.88</text:p>
          </table:table-cell>
          <table:table-cell office:value-type="float" office:value="117" calcext:value-type="float">
            <text:p>117</text:p>
          </table:table-cell>
          <table:table-cell table:style-name="ce2" table:formula="of:=CONCATENATE(&quot;INSERT INTO scg_dt_cmp VALUES('&quot;;[.A120];&quot;','&quot;;[.B120];&quot;','&quot;;[.C120];&quot;','&quot;;[.D120];&quot;','&quot;;[.E120];&quot;','&quot;;[.F120];&quot;','&quot;;[.G120];&quot;','&quot;;[.H120];&quot;','&quot;;[.I120];&quot;','&quot;;[.J120];&quot;','&quot;;[.K120];&quot;',&quot;;[.M120];&quot;,&quot;;[.N120];&quot;);&quot;)" office:value-type="string" office:string-value="INSERT INTO scg_dt_cmp VALUES('0001','SCGCMP','SNOINTMEN060001','2014-06-30','---','-------------------------','6110800004508000001','SCGCMP','SNOINTMEN060001','D','PROVISION DE INTERESES DE PRESTACIONES SOCIALES NOMINA MENSUAL  JUNIO 2014',13404.88,117);" calcext:value-type="string">
            <text:p>INSERT INTO scg_dt_cmp VALUES('0001','SCGCMP','SNOINTMEN060001','2014-06-30','---','-------------------------','6110800004508000001','SCGCMP','SNOINTMEN060001','D','PROVISION DE INTERESES DE PRESTACIONES SOCIALES NOMINA MENSUAL <text:s/>JUNIO 2014',13404.88,117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21];&quot;000001&quot;)" office:value-type="string" office:string-value="6110800002301000001" calcext:value-type="string">
            <text:p>6110800002301000001</text:p>
          </table:table-cell>
          <table:table-cell office:value-type="string" calcext:value-type="string">
            <text:p>SCGCMP</text:p>
          </table:table-cell>
          <table:table-cell table:formula="of:=[.C121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2301</text:p>
          </table:table-cell>
          <table:table-cell office:value-type="float" office:value="34435.61" calcext:value-type="float">
            <text:p>34435.61</text:p>
          </table:table-cell>
          <table:table-cell office:value-type="float" office:value="118" calcext:value-type="float">
            <text:p>118</text:p>
          </table:table-cell>
          <table:table-cell table:style-name="ce2" table:formula="of:=CONCATENATE(&quot;INSERT INTO scg_dt_cmp VALUES('&quot;;[.A121];&quot;','&quot;;[.B121];&quot;','&quot;;[.C121];&quot;','&quot;;[.D121];&quot;','&quot;;[.E121];&quot;','&quot;;[.F121];&quot;','&quot;;[.G121];&quot;','&quot;;[.H121];&quot;','&quot;;[.I121];&quot;','&quot;;[.J121];&quot;','&quot;;[.K121];&quot;',&quot;;[.M121];&quot;,&quot;;[.N121];&quot;);&quot;)" office:value-type="string" office:string-value="INSERT INTO scg_dt_cmp VALUES('0001','SCGCMP','SNOINTMEN060001','2014-06-30','---','-------------------------','6110800002301000001','SCGCMP','SNOINTMEN060001','D','PROVISION DE INTERESES DE PRESTACIONES SOCIALES NOMINA MENSUAL  JUNIO 2014',34435.61,118);" calcext:value-type="string">
            <text:p>INSERT INTO scg_dt_cmp VALUES('0001','SCGCMP','SNOINTMEN060001','2014-06-30','---','-------------------------','6110800002301000001','SCGCMP','SNOINTMEN060001','D','PROVISION DE INTERESES DE PRESTACIONES SOCIALES NOMINA MENSUAL <text:s/>JUNIO 2014',34435.61,118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22];&quot;000001&quot;)" office:value-type="string" office:string-value="6110800002302000001" calcext:value-type="string">
            <text:p>6110800002302000001</text:p>
          </table:table-cell>
          <table:table-cell office:value-type="string" calcext:value-type="string">
            <text:p>SCGCMP</text:p>
          </table:table-cell>
          <table:table-cell table:formula="of:=[.C122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2302</text:p>
          </table:table-cell>
          <table:table-cell office:value-type="float" office:value="10600" calcext:value-type="float">
            <text:p>10600.00</text:p>
          </table:table-cell>
          <table:table-cell office:value-type="float" office:value="119" calcext:value-type="float">
            <text:p>119</text:p>
          </table:table-cell>
          <table:table-cell table:style-name="ce2" table:formula="of:=CONCATENATE(&quot;INSERT INTO scg_dt_cmp VALUES('&quot;;[.A122];&quot;','&quot;;[.B122];&quot;','&quot;;[.C122];&quot;','&quot;;[.D122];&quot;','&quot;;[.E122];&quot;','&quot;;[.F122];&quot;','&quot;;[.G122];&quot;','&quot;;[.H122];&quot;','&quot;;[.I122];&quot;','&quot;;[.J122];&quot;','&quot;;[.K122];&quot;',&quot;;[.M122];&quot;,&quot;;[.N122];&quot;);&quot;)" office:value-type="string" office:string-value="INSERT INTO scg_dt_cmp VALUES('0001','SCGCMP','SNOINTMEN060001','2014-06-30','---','-------------------------','6110800002302000001','SCGCMP','SNOINTMEN060001','D','PROVISION DE INTERESES DE PRESTACIONES SOCIALES NOMINA MENSUAL  JUNIO 2014',10600,119);" calcext:value-type="string">
            <text:p>INSERT INTO scg_dt_cmp VALUES('0001','SCGCMP','SNOINTMEN060001','2014-06-30','---','-------------------------','6110800002302000001','SCGCMP','SNOINTMEN060001','D','PROVISION DE INTERESES DE PRESTACIONES SOCIALES NOMINA MENSUAL <text:s/>JUNIO 2014',10600,119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23];&quot;000001&quot;)" office:value-type="string" office:string-value="6110800002202000001" calcext:value-type="string">
            <text:p>6110800002202000001</text:p>
          </table:table-cell>
          <table:table-cell office:value-type="string" calcext:value-type="string">
            <text:p>SCGCMP</text:p>
          </table:table-cell>
          <table:table-cell table:formula="of:=[.C123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2202</text:p>
          </table:table-cell>
          <table:table-cell office:value-type="float" office:value="2995.19" calcext:value-type="float">
            <text:p>2995.19</text:p>
          </table:table-cell>
          <table:table-cell office:value-type="float" office:value="120" calcext:value-type="float">
            <text:p>120</text:p>
          </table:table-cell>
          <table:table-cell table:style-name="ce2" table:formula="of:=CONCATENATE(&quot;INSERT INTO scg_dt_cmp VALUES('&quot;;[.A123];&quot;','&quot;;[.B123];&quot;','&quot;;[.C123];&quot;','&quot;;[.D123];&quot;','&quot;;[.E123];&quot;','&quot;;[.F123];&quot;','&quot;;[.G123];&quot;','&quot;;[.H123];&quot;','&quot;;[.I123];&quot;','&quot;;[.J123];&quot;','&quot;;[.K123];&quot;',&quot;;[.M123];&quot;,&quot;;[.N123];&quot;);&quot;)" office:value-type="string" office:string-value="INSERT INTO scg_dt_cmp VALUES('0001','SCGCMP','SNOINTMEN060001','2014-06-30','---','-------------------------','6110800002202000001','SCGCMP','SNOINTMEN060001','D','PROVISION DE INTERESES DE PRESTACIONES SOCIALES NOMINA MENSUAL  JUNIO 2014',2995.19,120);" calcext:value-type="string">
            <text:p>INSERT INTO scg_dt_cmp VALUES('0001','SCGCMP','SNOINTMEN060001','2014-06-30','---','-------------------------','6110800002202000001','SCGCMP','SNOINTMEN060001','D','PROVISION DE INTERESES DE PRESTACIONES SOCIALES NOMINA MENSUAL <text:s/>JUNIO 2014',2995.19,12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24];&quot;000001&quot;)" office:value-type="string" office:string-value="6110800002603000001" calcext:value-type="string">
            <text:p>6110800002603000001</text:p>
          </table:table-cell>
          <table:table-cell office:value-type="string" calcext:value-type="string">
            <text:p>SCGCMP</text:p>
          </table:table-cell>
          <table:table-cell table:formula="of:=[.C124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2603</text:p>
          </table:table-cell>
          <table:table-cell office:value-type="float" office:value="8079.86" calcext:value-type="float">
            <text:p>8079.86</text:p>
          </table:table-cell>
          <table:table-cell office:value-type="float" office:value="121" calcext:value-type="float">
            <text:p>121</text:p>
          </table:table-cell>
          <table:table-cell table:style-name="ce2" table:formula="of:=CONCATENATE(&quot;INSERT INTO scg_dt_cmp VALUES('&quot;;[.A124];&quot;','&quot;;[.B124];&quot;','&quot;;[.C124];&quot;','&quot;;[.D124];&quot;','&quot;;[.E124];&quot;','&quot;;[.F124];&quot;','&quot;;[.G124];&quot;','&quot;;[.H124];&quot;','&quot;;[.I124];&quot;','&quot;;[.J124];&quot;','&quot;;[.K124];&quot;',&quot;;[.M124];&quot;,&quot;;[.N124];&quot;);&quot;)" office:value-type="string" office:string-value="INSERT INTO scg_dt_cmp VALUES('0001','SCGCMP','SNOINTMEN060001','2014-06-30','---','-------------------------','6110800002603000001','SCGCMP','SNOINTMEN060001','D','PROVISION DE INTERESES DE PRESTACIONES SOCIALES NOMINA MENSUAL  JUNIO 2014',8079.86,121);" calcext:value-type="string">
            <text:p>INSERT INTO scg_dt_cmp VALUES('0001','SCGCMP','SNOINTMEN060001','2014-06-30','---','-------------------------','6110800002603000001','SCGCMP','SNOINTMEN060001','D','PROVISION DE INTERESES DE PRESTACIONES SOCIALES NOMINA MENSUAL <text:s/>JUNIO 2014',8079.86,12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25];&quot;000001&quot;)" office:value-type="string" office:string-value="6110800002803000001" calcext:value-type="string">
            <text:p>6110800002803000001</text:p>
          </table:table-cell>
          <table:table-cell office:value-type="string" calcext:value-type="string">
            <text:p>SCGCMP</text:p>
          </table:table-cell>
          <table:table-cell table:formula="of:=[.C125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2803</text:p>
          </table:table-cell>
          <table:table-cell office:value-type="float" office:value="6434.96" calcext:value-type="float">
            <text:p>6434.96</text:p>
          </table:table-cell>
          <table:table-cell office:value-type="float" office:value="122" calcext:value-type="float">
            <text:p>122</text:p>
          </table:table-cell>
          <table:table-cell table:style-name="ce2" table:formula="of:=CONCATENATE(&quot;INSERT INTO scg_dt_cmp VALUES('&quot;;[.A125];&quot;','&quot;;[.B125];&quot;','&quot;;[.C125];&quot;','&quot;;[.D125];&quot;','&quot;;[.E125];&quot;','&quot;;[.F125];&quot;','&quot;;[.G125];&quot;','&quot;;[.H125];&quot;','&quot;;[.I125];&quot;','&quot;;[.J125];&quot;','&quot;;[.K125];&quot;',&quot;;[.M125];&quot;,&quot;;[.N125];&quot;);&quot;)" office:value-type="string" office:string-value="INSERT INTO scg_dt_cmp VALUES('0001','SCGCMP','SNOINTMEN060001','2014-06-30','---','-------------------------','6110800002803000001','SCGCMP','SNOINTMEN060001','D','PROVISION DE INTERESES DE PRESTACIONES SOCIALES NOMINA MENSUAL  JUNIO 2014',6434.96,122);" calcext:value-type="string">
            <text:p>INSERT INTO scg_dt_cmp VALUES('0001','SCGCMP','SNOINTMEN060001','2014-06-30','---','-------------------------','6110800002803000001','SCGCMP','SNOINTMEN060001','D','PROVISION DE INTERESES DE PRESTACIONES SOCIALES NOMINA MENSUAL <text:s/>JUNIO 2014',6434.96,12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26];&quot;000001&quot;)" office:value-type="string" office:string-value="6110800004101000001" calcext:value-type="string">
            <text:p>6110800004101000001</text:p>
          </table:table-cell>
          <table:table-cell office:value-type="string" calcext:value-type="string">
            <text:p>SCGCMP</text:p>
          </table:table-cell>
          <table:table-cell table:formula="of:=[.C126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4101</text:p>
          </table:table-cell>
          <table:table-cell office:value-type="float" office:value="4885.74" calcext:value-type="float">
            <text:p>4885.74</text:p>
          </table:table-cell>
          <table:table-cell office:value-type="float" office:value="123" calcext:value-type="float">
            <text:p>123</text:p>
          </table:table-cell>
          <table:table-cell table:style-name="ce2" table:formula="of:=CONCATENATE(&quot;INSERT INTO scg_dt_cmp VALUES('&quot;;[.A126];&quot;','&quot;;[.B126];&quot;','&quot;;[.C126];&quot;','&quot;;[.D126];&quot;','&quot;;[.E126];&quot;','&quot;;[.F126];&quot;','&quot;;[.G126];&quot;','&quot;;[.H126];&quot;','&quot;;[.I126];&quot;','&quot;;[.J126];&quot;','&quot;;[.K126];&quot;',&quot;;[.M126];&quot;,&quot;;[.N126];&quot;);&quot;)" office:value-type="string" office:string-value="INSERT INTO scg_dt_cmp VALUES('0001','SCGCMP','SNOINTMEN060001','2014-06-30','---','-------------------------','6110800004101000001','SCGCMP','SNOINTMEN060001','D','PROVISION DE INTERESES DE PRESTACIONES SOCIALES NOMINA MENSUAL  JUNIO 2014',4885.74,123);" calcext:value-type="string">
            <text:p>INSERT INTO scg_dt_cmp VALUES('0001','SCGCMP','SNOINTMEN060001','2014-06-30','---','-------------------------','6110800004101000001','SCGCMP','SNOINTMEN060001','D','PROVISION DE INTERESES DE PRESTACIONES SOCIALES NOMINA MENSUAL <text:s/>JUNIO 2014',4885.74,12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27];&quot;000001&quot;)" office:value-type="string" office:string-value="6110800002703000001" calcext:value-type="string">
            <text:p>6110800002703000001</text:p>
          </table:table-cell>
          <table:table-cell office:value-type="string" calcext:value-type="string">
            <text:p>SCGCMP</text:p>
          </table:table-cell>
          <table:table-cell table:formula="of:=[.C127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2703</text:p>
          </table:table-cell>
          <table:table-cell office:value-type="float" office:value="1050.32" calcext:value-type="float">
            <text:p>1050.32</text:p>
          </table:table-cell>
          <table:table-cell office:value-type="float" office:value="124" calcext:value-type="float">
            <text:p>124</text:p>
          </table:table-cell>
          <table:table-cell table:style-name="ce2" table:formula="of:=CONCATENATE(&quot;INSERT INTO scg_dt_cmp VALUES('&quot;;[.A127];&quot;','&quot;;[.B127];&quot;','&quot;;[.C127];&quot;','&quot;;[.D127];&quot;','&quot;;[.E127];&quot;','&quot;;[.F127];&quot;','&quot;;[.G127];&quot;','&quot;;[.H127];&quot;','&quot;;[.I127];&quot;','&quot;;[.J127];&quot;','&quot;;[.K127];&quot;',&quot;;[.M127];&quot;,&quot;;[.N127];&quot;);&quot;)" office:value-type="string" office:string-value="INSERT INTO scg_dt_cmp VALUES('0001','SCGCMP','SNOINTMEN060001','2014-06-30','---','-------------------------','6110800002703000001','SCGCMP','SNOINTMEN060001','D','PROVISION DE INTERESES DE PRESTACIONES SOCIALES NOMINA MENSUAL  JUNIO 2014',1050.32,124);" calcext:value-type="string">
            <text:p>INSERT INTO scg_dt_cmp VALUES('0001','SCGCMP','SNOINTMEN060001','2014-06-30','---','-------------------------','6110800002703000001','SCGCMP','SNOINTMEN060001','D','PROVISION DE INTERESES DE PRESTACIONES SOCIALES NOMINA MENSUAL <text:s/>JUNIO 2014',1050.32,124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28];&quot;000001&quot;)" office:value-type="string" office:string-value="6110800002201000001" calcext:value-type="string">
            <text:p>6110800002201000001</text:p>
          </table:table-cell>
          <table:table-cell office:value-type="string" calcext:value-type="string">
            <text:p>SCGCMP</text:p>
          </table:table-cell>
          <table:table-cell table:formula="of:=[.C128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2201</text:p>
          </table:table-cell>
          <table:table-cell office:value-type="float" office:value="2829.99" calcext:value-type="float">
            <text:p>2829.99</text:p>
          </table:table-cell>
          <table:table-cell office:value-type="float" office:value="125" calcext:value-type="float">
            <text:p>125</text:p>
          </table:table-cell>
          <table:table-cell table:style-name="ce2" table:formula="of:=CONCATENATE(&quot;INSERT INTO scg_dt_cmp VALUES('&quot;;[.A128];&quot;','&quot;;[.B128];&quot;','&quot;;[.C128];&quot;','&quot;;[.D128];&quot;','&quot;;[.E128];&quot;','&quot;;[.F128];&quot;','&quot;;[.G128];&quot;','&quot;;[.H128];&quot;','&quot;;[.I128];&quot;','&quot;;[.J128];&quot;','&quot;;[.K128];&quot;',&quot;;[.M128];&quot;,&quot;;[.N128];&quot;);&quot;)" office:value-type="string" office:string-value="INSERT INTO scg_dt_cmp VALUES('0001','SCGCMP','SNOINTMEN060001','2014-06-30','---','-------------------------','6110800002201000001','SCGCMP','SNOINTMEN060001','D','PROVISION DE INTERESES DE PRESTACIONES SOCIALES NOMINA MENSUAL  JUNIO 2014',2829.99,125);" calcext:value-type="string">
            <text:p>INSERT INTO scg_dt_cmp VALUES('0001','SCGCMP','SNOINTMEN060001','2014-06-30','---','-------------------------','6110800002201000001','SCGCMP','SNOINTMEN060001','D','PROVISION DE INTERESES DE PRESTACIONES SOCIALES NOMINA MENSUAL <text:s/>JUNIO 2014',2829.99,125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29];&quot;000001&quot;)" office:value-type="string" office:string-value="6110800002403000001" calcext:value-type="string">
            <text:p>6110800002403000001</text:p>
          </table:table-cell>
          <table:table-cell office:value-type="string" calcext:value-type="string">
            <text:p>SCGCMP</text:p>
          </table:table-cell>
          <table:table-cell table:formula="of:=[.C129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2403</text:p>
          </table:table-cell>
          <table:table-cell office:value-type="float" office:value="61629.98" calcext:value-type="float">
            <text:p>61629.98</text:p>
          </table:table-cell>
          <table:table-cell office:value-type="float" office:value="126" calcext:value-type="float">
            <text:p>126</text:p>
          </table:table-cell>
          <table:table-cell table:style-name="ce2" table:formula="of:=CONCATENATE(&quot;INSERT INTO scg_dt_cmp VALUES('&quot;;[.A129];&quot;','&quot;;[.B129];&quot;','&quot;;[.C129];&quot;','&quot;;[.D129];&quot;','&quot;;[.E129];&quot;','&quot;;[.F129];&quot;','&quot;;[.G129];&quot;','&quot;;[.H129];&quot;','&quot;;[.I129];&quot;','&quot;;[.J129];&quot;','&quot;;[.K129];&quot;',&quot;;[.M129];&quot;,&quot;;[.N129];&quot;);&quot;)" office:value-type="string" office:string-value="INSERT INTO scg_dt_cmp VALUES('0001','SCGCMP','SNOINTMEN060001','2014-06-30','---','-------------------------','6110800002403000001','SCGCMP','SNOINTMEN060001','D','PROVISION DE INTERESES DE PRESTACIONES SOCIALES NOMINA MENSUAL  JUNIO 2014',61629.98,126);" calcext:value-type="string">
            <text:p>INSERT INTO scg_dt_cmp VALUES('0001','SCGCMP','SNOINTMEN060001','2014-06-30','---','-------------------------','6110800002403000001','SCGCMP','SNOINTMEN060001','D','PROVISION DE INTERESES DE PRESTACIONES SOCIALES NOMINA MENSUAL <text:s/>JUNIO 2014',61629.98,126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30];&quot;000001&quot;)" office:value-type="string" office:string-value="6110800003303000001" calcext:value-type="string">
            <text:p>6110800003303000001</text:p>
          </table:table-cell>
          <table:table-cell office:value-type="string" calcext:value-type="string">
            <text:p>SCGCMP</text:p>
          </table:table-cell>
          <table:table-cell table:formula="of:=[.C130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3303</text:p>
          </table:table-cell>
          <table:table-cell office:value-type="float" office:value="17695.85" calcext:value-type="float">
            <text:p>17695.85</text:p>
          </table:table-cell>
          <table:table-cell office:value-type="float" office:value="127" calcext:value-type="float">
            <text:p>127</text:p>
          </table:table-cell>
          <table:table-cell table:style-name="ce2" table:formula="of:=CONCATENATE(&quot;INSERT INTO scg_dt_cmp VALUES('&quot;;[.A130];&quot;','&quot;;[.B130];&quot;','&quot;;[.C130];&quot;','&quot;;[.D130];&quot;','&quot;;[.E130];&quot;','&quot;;[.F130];&quot;','&quot;;[.G130];&quot;','&quot;;[.H130];&quot;','&quot;;[.I130];&quot;','&quot;;[.J130];&quot;','&quot;;[.K130];&quot;',&quot;;[.M130];&quot;,&quot;;[.N130];&quot;);&quot;)" office:value-type="string" office:string-value="INSERT INTO scg_dt_cmp VALUES('0001','SCGCMP','SNOINTMEN060001','2014-06-30','---','-------------------------','6110800003303000001','SCGCMP','SNOINTMEN060001','D','PROVISION DE INTERESES DE PRESTACIONES SOCIALES NOMINA MENSUAL  JUNIO 2014',17695.85,127);" calcext:value-type="string">
            <text:p>INSERT INTO scg_dt_cmp VALUES('0001','SCGCMP','SNOINTMEN060001','2014-06-30','---','-------------------------','6110800003303000001','SCGCMP','SNOINTMEN060001','D','PROVISION DE INTERESES DE PRESTACIONES SOCIALES NOMINA MENSUAL <text:s/>JUNIO 2014',17695.85,127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31];&quot;000001&quot;)" office:value-type="string" office:string-value="6110800001303000001" calcext:value-type="string">
            <text:p>6110800001303000001</text:p>
          </table:table-cell>
          <table:table-cell office:value-type="string" calcext:value-type="string">
            <text:p>SCGCMP</text:p>
          </table:table-cell>
          <table:table-cell table:formula="of:=[.C131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1303</text:p>
          </table:table-cell>
          <table:table-cell office:value-type="float" office:value="11464.95" calcext:value-type="float">
            <text:p>11464.95</text:p>
          </table:table-cell>
          <table:table-cell office:value-type="float" office:value="128" calcext:value-type="float">
            <text:p>128</text:p>
          </table:table-cell>
          <table:table-cell table:style-name="ce2" table:formula="of:=CONCATENATE(&quot;INSERT INTO scg_dt_cmp VALUES('&quot;;[.A131];&quot;','&quot;;[.B131];&quot;','&quot;;[.C131];&quot;','&quot;;[.D131];&quot;','&quot;;[.E131];&quot;','&quot;;[.F131];&quot;','&quot;;[.G131];&quot;','&quot;;[.H131];&quot;','&quot;;[.I131];&quot;','&quot;;[.J131];&quot;','&quot;;[.K131];&quot;',&quot;;[.M131];&quot;,&quot;;[.N131];&quot;);&quot;)" office:value-type="string" office:string-value="INSERT INTO scg_dt_cmp VALUES('0001','SCGCMP','SNOINTMEN060001','2014-06-30','---','-------------------------','6110800001303000001','SCGCMP','SNOINTMEN060001','D','PROVISION DE INTERESES DE PRESTACIONES SOCIALES NOMINA MENSUAL  JUNIO 2014',11464.95,128);" calcext:value-type="string">
            <text:p>INSERT INTO scg_dt_cmp VALUES('0001','SCGCMP','SNOINTMEN060001','2014-06-30','---','-------------------------','6110800001303000001','SCGCMP','SNOINTMEN060001','D','PROVISION DE INTERESES DE PRESTACIONES SOCIALES NOMINA MENSUAL <text:s/>JUNIO 2014',11464.95,128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32];&quot;000001&quot;)" office:value-type="string" office:string-value="6110800001201000001" calcext:value-type="string">
            <text:p>6110800001201000001</text:p>
          </table:table-cell>
          <table:table-cell office:value-type="string" calcext:value-type="string">
            <text:p>SCGCMP</text:p>
          </table:table-cell>
          <table:table-cell table:formula="of:=[.C132]" office:value-type="string" office:string-value="SNOINTMEN060001" calcext:value-type="string">
            <text:p>SNOINTMEN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JUNIO 2014</text:p>
          </table:table-cell>
          <table:table-cell table:style-name="ce3" office:value-type="string" calcext:value-type="string">
            <text:p>1201</text:p>
          </table:table-cell>
          <table:table-cell office:value-type="float" office:value="5535.22" calcext:value-type="float">
            <text:p>5535.22</text:p>
          </table:table-cell>
          <table:table-cell office:value-type="float" office:value="129" calcext:value-type="float">
            <text:p>129</text:p>
          </table:table-cell>
          <table:table-cell table:style-name="ce2" table:formula="of:=CONCATENATE(&quot;INSERT INTO scg_dt_cmp VALUES('&quot;;[.A132];&quot;','&quot;;[.B132];&quot;','&quot;;[.C132];&quot;','&quot;;[.D132];&quot;','&quot;;[.E132];&quot;','&quot;;[.F132];&quot;','&quot;;[.G132];&quot;','&quot;;[.H132];&quot;','&quot;;[.I132];&quot;','&quot;;[.J132];&quot;','&quot;;[.K132];&quot;',&quot;;[.M132];&quot;,&quot;;[.N132];&quot;);&quot;)" office:value-type="string" office:string-value="INSERT INTO scg_dt_cmp VALUES('0001','SCGCMP','SNOINTMEN060001','2014-06-30','---','-------------------------','6110800001201000001','SCGCMP','SNOINTMEN060001','D','PROVISION DE INTERESES DE PRESTACIONES SOCIALES NOMINA MENSUAL  JUNIO 2014',5535.22,129);" calcext:value-type="string">
            <text:p>INSERT INTO scg_dt_cmp VALUES('0001','SCGCMP','SNOINTMEN060001','2014-06-30','---','-------------------------','6110800001201000001','SCGCMP','SNOINTMEN060001','D','PROVISION DE INTERESES DE PRESTACIONES SOCIALES NOMINA MENSUAL <text:s/>JUNIO 2014',5535.22,129);</text:p>
          </table:table-cell>
        </table:table-row>
        <table:table-row table:style-name="ro1" table:number-rows-repeated="1048443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Hoja2" table:style-name="ta1">
        <table:table-column table:style-name="co12" table:number-columns-repeated="2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2" table:number-columns-repeated="11" table:default-cell-style-name="Default"/>
        <table:table-row table:style-name="ro1">
          <table:table-cell table:style-name="ce1" office:value-type="string" calcext:value-type="string">
            <text:p>SIGESP_CMP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odemp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odban</text:p>
          </table:table-cell>
          <table:table-cell office:value-type="string" calcext:value-type="string">
            <text:p>ctaban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tipo_comp</text:p>
          </table:table-cell>
          <table:table-cell office:value-type="string" calcext:value-type="string">
            <text:p>tipo_destino</text:p>
          </table:table-cell>
          <table:table-cell office:value-type="string" calcext:value-type="string">
            <text:p>cod_pro</text:p>
          </table:table-cell>
          <table:table-cell office:value-type="string" calcext:value-type="string">
            <text:p>ced_be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polcon</text:p>
          </table:table-cell>
          <table:table-cell office:value-type="string" calcext:value-type="string">
            <text:p>esttrfcmp</text:p>
          </table:table-cell>
          <table:table-cell office:value-type="string" calcext:value-type="string">
            <text:p>estrenfon</text:p>
          </table:table-cell>
          <table:table-cell office:value-type="string" calcext:value-type="string">
            <text:p>codfuefin</text:p>
          </table:table-cell>
          <table:table-cell office:value-type="string" calcext:value-type="string">
            <text:p>codusu</text:p>
          </table:table-cell>
          <table:table-cell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table:formula="of:=[Hoja1.C3]" office:value-type="string" office:string-value="SNOINTMEN060001" calcext:value-type="string">
            <text:p>SNOINTMEN060001</text:p>
          </table:table-cell>
          <table:table-cell table:formula="of:=[Hoja1.D3]" office:value-type="string" office:string-value="2014-06-30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[Hoja1.K3]" office:value-type="string" office:string-value="PROVISION DE INTERESES DE PRESTACIONES SOCIALES NOMINA MENSUAL  JUNIO 2014" calcext:value-type="string">
            <text:p>PROVISION DE INTERESES DE PRESTACIONES SOCIALES NOMINA MENSUAL <text:s/>JUNIO 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----------</text:p>
          </table:table-cell>
          <table:table-cell table:style-name="ce6" table:formula="of:=[Hoja1.M3]" office:value-type="float" office:value="1444213.80893742" calcext:value-type="float">
            <text:p>1,444,213.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IGESP</text:p>
          </table:table-cell>
          <table:table-cell table:formula="of:=CONCATENATE(&quot;INSERT INTO sigesp_cmp VALUES('&quot;;[.A3];&quot;','&quot;;[.B3];&quot;','&quot;;[.C3];&quot;','&quot;;[.D3];&quot;','&quot;;[.E3];&quot;','&quot;;[.F3];&quot;','&quot;;[.G3];&quot;',&quot;;[.H3];&quot;,'&quot;;[.I3];&quot;','&quot;;[.J3];&quot;','&quot;;[.K3];&quot;',&quot;;[.L3];&quot;,&quot;;[.M3];&quot;,&quot;;[.N3];&quot;,&quot;;[.O3];&quot;,'&quot;;[.P3];&quot;','&quot;;[.Q3];&quot;');&quot;)" office:value-type="string" office:string-value="INSERT INTO sigesp_cmp VALUES('0001','SCGCMP','SNOINTMEN060001','2014-06-30','---','-------------------------','PROVISION DE INTERESES DE PRESTACIONES SOCIALES NOMINA MENSUAL  JUNIO 2014',1,'-','----------','----------',1444213.80893742,0,0,0,'--','SIGESP');" calcext:value-type="string">
            <text:p>INSERT INTO sigesp_cmp VALUES('0001','SCGCMP','SNOINTMEN060001','2014-06-30','---','-------------------------','PROVISION DE INTERESES DE PRESTACIONES SOCIALES NOMINA MENSUAL <text:s/>JUNIO 2014',1,'-','----------','----------',1444213.80893742,0,0,0,'--','SIGESP'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TW" style:font-name-complex="DejaVu Sans" style:language-complex="ar" style:country-complex="DZ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21P0"/>
    </number:currency-style>
    <number:currency-style style:name="N123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23"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5"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26">
      <style:text-properties fo:color="#ff0000"/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26P0"/>
    </number:currency-style>
    <number:currency-style style:name="N127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7">
      <style:text-properties fo:color="#ff0000"/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27P0"/>
    </number:currency-style>
    <number:currency-style style:name="N129P0" style:volatile="true">
      <number:currency-symbol number:language="es" number:country="VE">Bs</number:currency-symbol>
      <number:number number:decimal-places="2" number:min-integer-digits="1" number:decimal-replacement="--" number:grouping="true"/>
    </number:currency-style>
    <number:currency-style style:name="N129">
      <style:text-properties fo:color="#ff0000"/>
      <number:text>(</number:text>
      <number:currency-symbol number:language="es" number:country="VE">Bs</number:currency-symbol>
      <number:number number:decimal-places="2" number:min-integer-digits="1" number:decimal-replacement="--" number:grouping="true"/>
      <number:text>)</number:text>
      <style:map style:condition="value()&gt;=0" style:apply-style-name="N129P0"/>
    </number:currency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">
      <number:text>(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">
      <number:text>(</number:text>
      <number:number number:decimal-places="2" number:min-integer-digits="1" number:grouping="true"/>
      <number:text>)</number:text>
      <style:map style:condition="value()&gt;=0" style:apply-style-name="N13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2">00/00/0000</text:date>, <text:time style:data-style-name="N2" text:time-value="0000-00-00T15:07:31.00247675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Plablo</meta:initial-creator>
    <meta:creation-date>2015-03-09T09:52:03.149178705</meta:creation-date>
    <dc:date>2015-03-12T15:10:52.492519457</dc:date>
    <dc:creator>Juan Plablo</dc:creator>
    <meta:editing-duration>PT2H19M59S</meta:editing-duration>
    <meta:editing-cycles>22</meta:editing-cycles>
    <meta:generator>LibreOffice/4.1.4.2$Linux_X86_64 LibreOffice_project/410m0$Build-2</meta:generator>
    <meta:document-statistic meta:table-count="2" meta:cell-count="2003" meta:object-count="0"/>
  </office:meta>
</office:document-meta>
</file>